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cm" fo:border="none" style:writing-mode="page"/>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B" style:family="table-column">
      <style:table-column-properties style:column-width="11.333cm" style:rel-column-width="43690*"/>
    </style:style>
    <style:style style:name="Tabella5.A1" style:family="table-cell">
      <style:table-cell-properties fo:padding="0cm" fo:border="none" style:writing-mode="pag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B" style:family="table-column">
      <style:table-column-properties style:column-width="11.333cm" style:rel-column-width="43690*"/>
    </style:style>
    <style:style style:name="Tabella6.A1" style:family="table-cell">
      <style:table-cell-properties fo:padding="0cm" fo:border="none" style:writing-mode="page"/>
    </style:style>
    <style:style style:name="Tabella7" style:family="table">
      <style:table-properties style:width="17cm" table:align="margins"/>
    </style:style>
    <style:style style:name="Tabella7.A" style:family="table-column">
      <style:table-column-properties style:column-width="5.667cm" style:rel-column-width="21845*"/>
    </style:style>
    <style:style style:name="Tabella7.B" style:family="table-column">
      <style:table-column-properties style:column-width="11.333cm" style:rel-column-width="43690*"/>
    </style:style>
    <style:style style:name="Tabella7.A1" style:family="table-cell">
      <style:table-cell-properties fo:padding="0cm" fo:border="none" style:writing-mode="page"/>
    </style:style>
    <style:style style:name="Tabella8" style:family="table">
      <style:table-properties style:width="17cm" table:align="margins"/>
    </style:style>
    <style:style style:name="Tabella8.A" style:family="table-column">
      <style:table-column-properties style:column-width="5.667cm" style:rel-column-width="21845*"/>
    </style:style>
    <style:style style:name="Tabella8.B" style:family="table-column">
      <style:table-column-properties style:column-width="11.333cm" style:rel-column-width="43690*"/>
    </style:style>
    <style:style style:name="Tabella8.A1" style:family="table-cell">
      <style:table-cell-properties fo:padding="0cm" fo:border="none" style:writing-mode="page"/>
    </style:style>
    <style:style style:name="P1" style:family="paragraph" style:parent-style-name="Standard">
      <style:paragraph-properties fo:margin-top="0cm" fo:margin-bottom="0cm" loext:contextual-spacing="false" fo:line-height="100%" fo:text-align="justify" style:justify-single-word="false"/>
      <style:text-properties style:font-name="Arial" officeooo:rsid="003b7094" officeooo:paragraph-rsid="0061d932"/>
    </style:style>
    <style:style style:name="P2" style:family="paragraph" style:parent-style-name="Heading_20_2">
      <style:paragraph-properties fo:line-height="100%" fo:text-align="justify" style:justify-single-word="false"/>
      <style:text-properties style:font-name="Arial" fo:font-size="12pt" style:font-size-asian="12pt" style:font-size-complex="12pt"/>
    </style:style>
    <style:style style:name="P3"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4" style:family="paragraph" style:parent-style-name="Heading_20_2">
      <style:paragraph-properties fo:line-height="100%" fo:text-align="justify" style:justify-single-word="false"/>
      <style:text-properties style:font-name="Arial" fo:font-size="11pt" style:font-size-asian="11pt" style:font-size-complex="11pt"/>
    </style:style>
    <style:style style:name="P5"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6"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7"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8"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9"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10"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11" style:family="paragraph" style:parent-style-name="Heading_20_3">
      <style:paragraph-properties fo:line-height="100%" fo:text-align="justify" style:justify-single-word="false"/>
      <style:text-properties style:font-name="Arial" fo:font-size="11pt" style:font-size-asian="11pt" style:font-size-complex="11pt"/>
    </style:style>
    <style:style style:name="P12" style:family="paragraph" style:parent-style-name="Heading_20_3">
      <style:paragraph-properties fo:line-height="100%" fo:text-align="justify" style:justify-single-word="false"/>
      <style:text-properties style:font-name="Arial" fo:font-size="11pt" officeooo:paragraph-rsid="004e57ba" style:font-size-asian="11pt" style:font-size-complex="11pt"/>
    </style:style>
    <style:style style:name="P13"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14" style:family="paragraph" style:parent-style-name="Heading_20_3">
      <style:paragraph-properties fo:line-height="100%" fo:text-align="justify" style:justify-single-word="false"/>
      <style:text-properties style:font-name="Arial" officeooo:paragraph-rsid="003b7094"/>
    </style:style>
    <style:style style:name="P15" style:family="paragraph" style:parent-style-name="Heading_20_3">
      <style:paragraph-properties fo:line-height="100%" fo:text-align="justify" style:justify-single-word="false"/>
      <style:text-properties style:font-name="Arial" officeooo:paragraph-rsid="004d5c31"/>
    </style:style>
    <style:style style:name="P16" style:family="paragraph" style:parent-style-name="Heading_20_3">
      <style:paragraph-properties fo:line-height="100%" fo:text-align="justify" style:justify-single-word="false"/>
      <style:text-properties style:font-name="Arial" officeooo:paragraph-rsid="0048d821"/>
    </style:style>
    <style:style style:name="P17" style:family="paragraph" style:parent-style-name="Heading_20_3">
      <style:paragraph-properties fo:line-height="100%" fo:text-align="justify" style:justify-single-word="false"/>
      <style:text-properties style:font-name="Arial" fo:font-size="10pt" fo:font-style="normal" officeooo:rsid="0048d821" officeooo:paragraph-rsid="0066ae75" style:font-size-asian="10pt" style:font-style-asian="normal" style:font-size-complex="10pt" style:font-style-complex="normal"/>
    </style:style>
    <style:style style:name="P18" style:family="paragraph" style:parent-style-name="Heading_20_3">
      <style:paragraph-properties fo:text-align="justify" style:justify-single-word="false"/>
      <style:text-properties style:font-name="Arial"/>
    </style:style>
    <style:style style:name="P19" style:family="paragraph" style:parent-style-name="Standard">
      <style:paragraph-properties fo:line-height="100%" fo:text-align="justify" style:justify-single-word="false"/>
      <style:text-properties officeooo:paragraph-rsid="00700840"/>
    </style:style>
    <style:style style:name="P20" style:family="paragraph" style:parent-style-name="Standard">
      <style:paragraph-properties fo:line-height="100%" fo:text-align="justify" style:justify-single-word="false"/>
      <style:text-properties officeooo:paragraph-rsid="0021ad05"/>
    </style:style>
    <style:style style:name="P21" style:family="paragraph" style:parent-style-name="Standard">
      <style:paragraph-properties fo:line-height="100%" fo:text-align="justify" style:justify-single-word="false"/>
      <style:text-properties officeooo:paragraph-rsid="0034afa1"/>
    </style:style>
    <style:style style:name="P22" style:family="paragraph" style:parent-style-name="Standard">
      <style:paragraph-properties fo:line-height="100%" fo:text-align="justify" style:justify-single-word="false"/>
      <style:text-properties officeooo:paragraph-rsid="0063cdcb"/>
    </style:style>
    <style:style style:name="P23"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24"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25"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26"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27"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28"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29"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30"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31"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32"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33"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34"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35" style:family="paragraph" style:parent-style-name="Standard">
      <style:paragraph-properties fo:line-height="100%" fo:text-align="justify"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36" style:family="paragraph" style:parent-style-name="Standard">
      <style:paragraph-properties fo:line-height="100%" fo:text-align="justify" style:justify-single-word="false"/>
      <style:text-properties style:font-name="Arial" fo:font-size="12pt" style:font-size-asian="12pt" style:font-size-complex="12pt"/>
    </style:style>
    <style:style style:name="P37"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38" style:family="paragraph" style:parent-style-name="Standard">
      <style:paragraph-properties fo:line-height="100%" fo:text-align="justify" style:justify-single-word="false"/>
      <style:text-properties style:font-name="Arial" officeooo:paragraph-rsid="001f3b95"/>
    </style:style>
    <style:style style:name="P39" style:family="paragraph" style:parent-style-name="Standard">
      <style:paragraph-properties fo:line-height="100%" fo:text-align="justify" style:justify-single-word="false"/>
      <style:text-properties style:font-name="Arial" officeooo:paragraph-rsid="0061d932"/>
    </style:style>
    <style:style style:name="P40" style:family="paragraph" style:parent-style-name="Standard">
      <style:paragraph-properties fo:line-height="100%" fo:text-align="justify" style:justify-single-word="false"/>
      <style:text-properties style:font-name="Arial" officeooo:paragraph-rsid="0037777a"/>
    </style:style>
    <style:style style:name="P41" style:family="paragraph" style:parent-style-name="Standard">
      <style:paragraph-properties fo:line-height="100%" fo:text-align="justify" style:justify-single-word="false"/>
      <style:text-properties style:font-name="Arial" officeooo:paragraph-rsid="005860b7"/>
    </style:style>
    <style:style style:name="P42" style:family="paragraph" style:parent-style-name="Standard">
      <style:paragraph-properties fo:line-height="100%" fo:text-align="justify" style:justify-single-word="false"/>
      <style:text-properties style:font-name="Arial" officeooo:paragraph-rsid="006fdff9"/>
    </style:style>
    <style:style style:name="P43" style:family="paragraph" style:parent-style-name="Standard">
      <style:paragraph-properties fo:line-height="100%" fo:text-align="justify" style:justify-single-word="false"/>
      <style:text-properties style:font-name="Arial" officeooo:paragraph-rsid="0048d821"/>
    </style:style>
    <style:style style:name="P44" style:family="paragraph" style:parent-style-name="Standard">
      <style:paragraph-properties fo:line-height="100%" fo:text-align="justify" style:justify-single-word="false"/>
      <style:text-properties style:font-name="Arial" officeooo:paragraph-rsid="004e57ba"/>
    </style:style>
    <style:style style:name="P45" style:family="paragraph" style:parent-style-name="Standard">
      <style:paragraph-properties fo:line-height="100%" fo:text-align="justify" style:justify-single-word="false"/>
      <style:text-properties style:font-name="Arial" officeooo:rsid="004e57ba" officeooo:paragraph-rsid="004e57ba"/>
    </style:style>
    <style:style style:name="P46" style:family="paragraph" style:parent-style-name="Table">
      <style:paragraph-properties fo:line-height="100%" fo:text-align="justify" style:justify-single-word="false"/>
      <style:text-properties style:font-name="Arial" officeooo:paragraph-rsid="004c4dff"/>
    </style:style>
    <style:style style:name="P47" style:family="paragraph" style:parent-style-name="Table">
      <style:paragraph-properties fo:line-height="100%" fo:text-align="justify" style:justify-single-word="false" fo:keep-with-next="always"/>
      <style:text-properties style:font-name="Arial" officeooo:paragraph-rsid="004c4dff"/>
    </style:style>
    <style:style style:name="P48" style:family="paragraph" style:parent-style-name="Table">
      <style:paragraph-properties fo:line-height="100%" fo:text-align="justify" style:justify-single-word="false" fo:keep-with-next="always"/>
      <style:text-properties style:font-name="Arial" officeooo:paragraph-rsid="006f72a3"/>
    </style:style>
    <style:style style:name="P49" style:family="paragraph" style:parent-style-name="Table_20_Contents">
      <style:paragraph-properties fo:line-height="100%" fo:text-align="justify" style:justify-single-word="false"/>
      <style:text-properties style:font-name="Arial" officeooo:rsid="004c4dff" officeooo:paragraph-rsid="004c4dff"/>
    </style:style>
    <style:style style:name="P50" style:family="paragraph" style:parent-style-name="Table_20_Contents">
      <style:paragraph-properties fo:line-height="100%" fo:text-align="justify" style:justify-single-word="false"/>
      <style:text-properties style:font-name="Arial" officeooo:rsid="004c4dff" officeooo:paragraph-rsid="006f72a3"/>
    </style:style>
    <style:style style:name="P51" style:family="paragraph" style:parent-style-name="Table_20_Contents">
      <style:paragraph-properties fo:line-height="100%" fo:text-align="justify" style:justify-single-word="false"/>
      <style:text-properties style:font-name="Arial" fo:font-size="11pt" fo:font-style="normal" officeooo:rsid="006f72a3" officeooo:paragraph-rsid="006f72a3" style:font-size-asian="11pt" style:font-style-asian="normal" style:font-size-complex="11pt" style:font-style-complex="normal"/>
    </style:style>
    <style:style style:name="P52" style:family="paragraph" style:parent-style-name="Table_20_Contents">
      <style:paragraph-properties fo:line-height="100%" fo:text-align="justify" style:justify-single-word="false"/>
      <style:text-properties style:font-name="Arial" fo:font-size="11pt" fo:font-style="normal" officeooo:rsid="0080ef16" officeooo:paragraph-rsid="004c4dff" style:font-size-asian="11pt" style:font-style-asian="normal" style:font-size-complex="11pt" style:font-style-complex="normal"/>
    </style:style>
    <style:style style:name="P53" style:family="paragraph" style:parent-style-name="Table_20_Contents">
      <style:paragraph-properties fo:line-height="100%" fo:text-align="justify" style:justify-single-word="false"/>
      <style:text-properties style:font-name="Arial" officeooo:paragraph-rsid="004c4dff"/>
    </style:style>
    <style:style style:name="P54" style:family="paragraph" style:parent-style-name="Table_20_Contents">
      <style:paragraph-properties fo:line-height="100%" fo:text-align="justify" style:justify-single-word="false"/>
      <style:text-properties officeooo:paragraph-rsid="004c4dff"/>
    </style:style>
    <style:style style:name="P55" style:family="paragraph" style:parent-style-name="Table_20_Contents">
      <style:paragraph-properties fo:line-height="100%" fo:text-align="justify" style:justify-single-word="false"/>
      <style:text-properties officeooo:paragraph-rsid="006f72a3"/>
    </style:style>
    <style:style style:name="P56"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57"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58"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59"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60"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61" style:family="paragraph" style:parent-style-name="Compact" style:list-style-name="L10">
      <style:paragraph-properties fo:line-height="100%" fo:text-align="justify" style:justify-single-word="false"/>
      <style:text-properties style:font-name="Arial" fo:font-size="10pt" officeooo:paragraph-rsid="009176bd" style:font-size-asian="10pt" style:font-size-complex="10pt"/>
    </style:style>
    <style:style style:name="P62"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63"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64"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65"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66"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67"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68"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69"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0" style:family="paragraph" style:parent-style-name="Compact" style:list-style-name="L2">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1"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2" style:family="paragraph" style:parent-style-name="Compact" style:list-style-name="L4">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3" style:family="paragraph" style:parent-style-name="Compact" style:list-style-name="L6">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4" style:family="paragraph" style:parent-style-name="Compact" style:list-style-name="L8">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5" style:family="paragraph" style:parent-style-name="Compact" style:list-style-name="L8">
      <style:paragraph-properties fo:line-height="100%" fo:text-align="justify" style:justify-single-word="false"/>
      <style:text-properties style:font-name="Arial" fo:font-size="10pt" fo:font-weight="normal" officeooo:rsid="002385e3" officeooo:paragraph-rsid="009edd11" style:font-size-asian="10pt" style:font-weight-asian="normal" style:font-size-complex="10pt" style:font-weight-complex="normal"/>
    </style:style>
    <style:style style:name="P76" style:family="paragraph" style:parent-style-name="Compact" style:list-style-name="L10">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7" style:family="paragraph" style:parent-style-name="Compact" style:list-style-name="L11">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8" style:family="paragraph" style:parent-style-name="Compact" style:list-style-name="L12">
      <style:paragraph-properties fo:line-height="100%" fo:text-align="justify" style:justify-single-word="false"/>
      <style:text-properties style:font-name="Arial" fo:font-size="10pt" fo:font-weight="normal" officeooo:rsid="002385e3" officeooo:paragraph-rsid="009176bd" style:font-size-asian="10pt" style:font-weight-asian="normal" style:font-size-complex="10pt" style:font-weight-complex="normal"/>
    </style:style>
    <style:style style:name="P79" style:family="paragraph" style:parent-style-name="Compact" style:list-style-name="L11">
      <style:paragraph-properties fo:line-height="100%" fo:text-align="justify" style:justify-single-word="false"/>
      <style:text-properties style:font-name="Arial" fo:font-size="10pt" fo:font-weight="normal" officeooo:paragraph-rsid="0093462f" style:font-size-asian="10pt" style:font-weight-asian="normal" style:font-size-complex="10pt"/>
    </style:style>
    <style:style style:name="P80" style:family="paragraph" style:parent-style-name="Compact" style:list-style-name="L12">
      <style:paragraph-properties fo:line-height="100%" fo:text-align="justify" style:justify-single-word="false"/>
      <style:text-properties style:font-name="Arial" fo:font-size="10pt" fo:font-style="italic" fo:font-weight="normal" officeooo:rsid="001aac72" officeooo:paragraph-rsid="001aac72" style:font-size-asian="10pt" style:font-style-asian="italic" style:font-weight-asian="normal" style:font-size-complex="10pt" style:font-style-complex="italic" style:font-weight-complex="normal"/>
    </style:style>
    <style:style style:name="P81" style:family="paragraph" style:parent-style-name="Compact" style:list-style-name="L11">
      <style:paragraph-properties fo:line-height="100%" fo:text-align="justify" style:justify-single-word="false"/>
      <style:text-properties style:font-name="Arial" fo:font-size="10pt" fo:font-style="italic" fo:font-weight="normal" officeooo:paragraph-rsid="001aac72" style:font-size-asian="10pt" style:font-style-asian="italic" style:font-weight-asian="normal" style:font-size-complex="10pt" style:font-style-complex="italic" style:font-weight-complex="normal"/>
    </style:style>
    <style:style style:name="P82" style:family="paragraph" style:parent-style-name="Compact" style:list-style-name="L8">
      <style:paragraph-properties fo:line-height="100%" fo:text-align="justify" style:justify-single-word="false"/>
      <style:text-properties style:font-name="Arial" fo:font-size="10pt" fo:font-style="italic" fo:font-weight="normal" officeooo:paragraph-rsid="001e9adc" style:font-size-asian="10pt" style:font-style-asian="italic" style:font-weight-asian="normal" style:font-size-complex="10pt" style:font-style-complex="italic" style:font-weight-complex="normal"/>
    </style:style>
    <style:style style:name="P83" style:family="paragraph" style:parent-style-name="Compact" style:list-style-name="L10">
      <style:paragraph-properties fo:line-height="100%" fo:text-align="justify" style:justify-single-word="false"/>
      <style:text-properties style:font-name="Arial" fo:font-size="10pt" fo:font-style="italic" officeooo:rsid="009d867e" officeooo:paragraph-rsid="009d867e" style:font-size-asian="10pt" style:font-style-asian="italic" style:font-size-complex="10pt" style:font-style-complex="italic"/>
    </style:style>
    <style:style style:name="P84" style:family="paragraph" style:parent-style-name="Compact" style:list-style-name="L4">
      <style:paragraph-properties fo:line-height="100%" fo:text-align="justify" style:justify-single-word="false"/>
      <style:text-properties officeooo:paragraph-rsid="001af885"/>
    </style:style>
    <style:style style:name="P85" style:family="paragraph" style:parent-style-name="Compact" style:list-style-name="L6">
      <style:paragraph-properties fo:line-height="100%" fo:text-align="justify" style:justify-single-word="false"/>
      <style:text-properties officeooo:paragraph-rsid="001e9adc"/>
    </style:style>
    <style:style style:name="P86" style:family="paragraph" style:parent-style-name="Compact" style:list-style-name="L12">
      <style:paragraph-properties fo:line-height="100%" fo:text-align="justify" style:justify-single-word="false"/>
      <style:text-properties officeooo:paragraph-rsid="001aac72"/>
    </style:style>
    <style:style style:name="P87"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bf83e"/>
    </style:style>
    <style:style style:name="P88"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b10e"/>
    </style:style>
    <style:style style:name="P89"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e2c4"/>
    </style:style>
    <style:style style:name="P90"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91"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92"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93" style:family="paragraph" style:parent-style-name="Heading_20_3">
      <style:paragraph-properties fo:line-height="100%" fo:text-align="justify" style:justify-single-word="false"/>
      <style:text-properties officeooo:paragraph-rsid="009a6cc4"/>
    </style:style>
    <style:style style:name="P94"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95" style:family="paragraph" style:parent-style-name="Standard" style:list-style-name="L1">
      <style:paragraph-properties fo:line-height="100%" fo:text-align="justify" style:justify-single-word="false"/>
      <style:text-properties style:font-name="Arial" fo:font-size="10pt" fo:font-style="normal" officeooo:rsid="00652c2c" officeooo:paragraph-rsid="00652c2c" style:font-size-asian="10pt" style:font-style-asian="normal" style:font-size-complex="10pt" style:font-style-complex="normal"/>
    </style:style>
    <style:style style:name="P96" style:family="paragraph" style:parent-style-name="Standard" style:list-style-name="L18">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97" style:family="paragraph" style:parent-style-name="Standard" style:list-style-name="L18">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98" style:family="paragraph" style:parent-style-name="Standard">
      <style:paragraph-properties fo:line-height="100%" fo:text-align="justify" style:justify-single-word="false"/>
      <style:text-properties style:font-name="Arial" fo:font-size="10pt" fo:font-style="normal" officeooo:rsid="0048d821" officeooo:paragraph-rsid="006f72a3" style:font-size-asian="10pt" style:font-style-asian="normal" style:font-size-complex="10pt" style:font-style-complex="normal"/>
    </style:style>
    <style:style style:name="P99" style:family="paragraph" style:parent-style-name="Standard">
      <style:paragraph-properties fo:line-height="100%" fo:text-align="justify" style:justify-single-word="false"/>
      <style:text-properties style:font-name="Arial" fo:font-size="10pt" fo:font-style="normal" officeooo:rsid="0048d821" officeooo:paragraph-rsid="0085ca2d" style:font-size-asian="10pt" style:font-style-asian="normal" style:font-size-complex="10pt" style:font-style-complex="normal"/>
    </style:style>
    <style:style style:name="P100" style:family="paragraph" style:parent-style-name="Standard">
      <style:paragraph-properties fo:line-height="100%" fo:text-align="justify" style:justify-single-word="false"/>
      <style:text-properties style:font-name="Arial" fo:font-size="10pt" fo:font-style="normal" officeooo:rsid="004bf6c7" officeooo:paragraph-rsid="00a577d8" style:font-size-asian="10pt" style:font-style-asian="normal" style:font-size-complex="10pt" style:font-style-complex="normal"/>
    </style:style>
    <style:style style:name="P101"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102"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103"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104" style:family="paragraph" style:parent-style-name="Standard" style:list-style-name="L10">
      <style:paragraph-properties fo:line-height="100%" fo:text-align="justify" style:justify-single-word="false"/>
      <style:text-properties style:font-name="Arial" fo:font-size="10pt" style:font-size-asian="10pt" style:font-size-complex="10pt"/>
    </style:style>
    <style:style style:name="P105" style:family="paragraph" style:parent-style-name="Standard" style:list-style-name="L10">
      <style:paragraph-properties fo:line-height="100%" fo:text-align="justify" style:justify-single-word="false"/>
      <style:text-properties style:font-name="Arial" fo:font-size="10pt" officeooo:paragraph-rsid="009edd11" style:font-size-asian="10pt" style:font-size-complex="10pt"/>
    </style:style>
    <style:style style:name="P106" style:family="paragraph" style:parent-style-name="Standard" style:list-style-name="L18">
      <style:paragraph-properties fo:line-height="100%" fo:text-align="justify" style:justify-single-word="false"/>
      <style:text-properties style:font-name="Arial" fo:font-size="10pt" officeooo:paragraph-rsid="00413061" style:font-size-asian="10pt" style:font-size-complex="10pt"/>
    </style:style>
    <style:style style:name="P107"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108"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09" style:family="paragraph" style:parent-style-name="Standard" style:list-style-name="L20">
      <style:paragraph-properties fo:line-height="100%" fo:text-align="justify" style:justify-single-word="false"/>
      <style:text-properties style:font-name="Arial" fo:font-size="10pt" fo:font-style="italic" officeooo:rsid="00726334" officeooo:paragraph-rsid="00726334" style:font-size-asian="10pt" style:font-style-asian="italic" style:font-size-complex="10pt" style:font-style-complex="italic"/>
    </style:style>
    <style:style style:name="P110" style:family="paragraph" style:parent-style-name="Standard" style:list-style-name="L1">
      <style:paragraph-properties fo:line-height="100%" fo:text-align="justify" style:justify-single-word="false"/>
      <style:text-properties style:font-name="Arial" officeooo:paragraph-rsid="00652c2c"/>
    </style:style>
    <style:style style:name="P111" style:family="paragraph" style:parent-style-name="Standard" style:list-style-name="L1">
      <style:paragraph-properties fo:line-height="100%" fo:text-align="justify" style:justify-single-word="false"/>
      <style:text-properties style:font-name="Arial" officeooo:paragraph-rsid="001d836a"/>
    </style:style>
    <style:style style:name="P112" style:family="paragraph" style:parent-style-name="Standard" style:list-style-name="L13">
      <style:paragraph-properties fo:line-height="100%" fo:text-align="justify" style:justify-single-word="false"/>
      <style:text-properties style:font-name="Arial" officeooo:paragraph-rsid="005c8cbb"/>
    </style:style>
    <style:style style:name="P113" style:family="paragraph" style:parent-style-name="Standard" style:list-style-name="L13">
      <style:paragraph-properties fo:line-height="100%" fo:text-align="justify" style:justify-single-word="false"/>
      <style:text-properties style:font-name="Arial" officeooo:paragraph-rsid="0035e815"/>
    </style:style>
    <style:style style:name="P114" style:family="paragraph" style:parent-style-name="Standard" style:list-style-name="L16">
      <style:paragraph-properties fo:line-height="100%" fo:text-align="justify" style:justify-single-word="false"/>
      <style:text-properties style:font-name="Arial" officeooo:paragraph-rsid="005eea86"/>
    </style:style>
    <style:style style:name="P115" style:family="paragraph" style:parent-style-name="Standard" style:list-style-name="L17">
      <style:paragraph-properties fo:line-height="100%" fo:text-align="justify" style:justify-single-word="false"/>
      <style:text-properties style:font-name="Arial" officeooo:paragraph-rsid="005eea86"/>
    </style:style>
    <style:style style:name="P116" style:family="paragraph" style:parent-style-name="Standard" style:list-style-name="L18">
      <style:paragraph-properties fo:line-height="100%" fo:text-align="justify" style:justify-single-word="false"/>
      <style:text-properties style:font-name="Arial" officeooo:paragraph-rsid="003e3c9d"/>
    </style:style>
    <style:style style:name="P117" style:family="paragraph" style:parent-style-name="Standard" style:list-style-name="L18">
      <style:paragraph-properties fo:line-height="100%" fo:text-align="justify" style:justify-single-word="false"/>
      <style:text-properties style:font-name="Arial" officeooo:paragraph-rsid="003f5b7a"/>
    </style:style>
    <style:style style:name="P118" style:family="paragraph" style:parent-style-name="Standard" style:list-style-name="L18">
      <style:paragraph-properties fo:line-height="100%" fo:text-align="justify" style:justify-single-word="false"/>
      <style:text-properties style:font-name="Arial" officeooo:paragraph-rsid="00413061"/>
    </style:style>
    <style:style style:name="P119" style:family="paragraph" style:parent-style-name="Standard" style:list-style-name="L18">
      <style:paragraph-properties fo:line-height="100%" fo:text-align="justify" style:justify-single-word="false"/>
      <style:text-properties style:font-name="Arial" officeooo:paragraph-rsid="005729df"/>
    </style:style>
    <style:style style:name="P120" style:family="paragraph" style:parent-style-name="Standard" style:list-style-name="L19">
      <style:paragraph-properties fo:line-height="100%" fo:text-align="justify" style:justify-single-word="false"/>
      <style:text-properties style:font-name="Arial" fo:font-style="italic" officeooo:rsid="0046cb5a" officeooo:paragraph-rsid="005860b7" style:font-style-asian="italic" style:font-style-complex="italic"/>
    </style:style>
    <style:style style:name="P121" style:family="paragraph" style:parent-style-name="Standard" style:list-style-name="L19">
      <style:paragraph-properties fo:line-height="100%" fo:text-align="justify" style:justify-single-word="false"/>
      <style:text-properties style:font-name="Arial" fo:font-style="italic" officeooo:rsid="0046cb5a" officeooo:paragraph-rsid="0046cb5a" style:font-style-asian="italic" style:font-style-complex="italic"/>
    </style:style>
    <style:style style:name="P122"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123" style:family="paragraph" style:parent-style-name="Standard" style:list-style-name="L1">
      <style:paragraph-properties fo:line-height="100%" fo:text-align="justify" style:justify-single-word="false"/>
      <style:text-properties officeooo:paragraph-rsid="001cc0f2"/>
    </style:style>
    <style:style style:name="P124" style:family="paragraph" style:parent-style-name="Standard" style:list-style-name="L13">
      <style:paragraph-properties fo:line-height="100%" fo:text-align="justify" style:justify-single-word="false"/>
      <style:text-properties officeooo:paragraph-rsid="005c8cbb"/>
    </style:style>
    <style:style style:name="P125" style:family="paragraph" style:parent-style-name="Standard" style:list-style-name="L20">
      <style:paragraph-properties fo:line-height="100%" fo:text-align="justify" style:justify-single-word="false"/>
      <style:text-properties officeooo:paragraph-rsid="00726334"/>
    </style:style>
    <style:style style:name="P126" style:family="paragraph" style:parent-style-name="Standard">
      <style:paragraph-properties fo:line-height="100%" fo:text-align="justify" style:justify-single-word="false"/>
      <style:text-properties officeooo:paragraph-rsid="00949b44"/>
    </style:style>
    <style:style style:name="P127" style:family="paragraph" style:parent-style-name="Standard">
      <style:paragraph-properties fo:line-height="100%" fo:text-align="justify" style:justify-single-word="false"/>
      <style:text-properties officeooo:paragraph-rsid="0034afa1"/>
    </style:style>
    <style:style style:name="P128" style:family="paragraph" style:parent-style-name="Standard">
      <style:paragraph-properties fo:line-height="100%" fo:text-align="justify" style:justify-single-word="false"/>
      <style:text-properties officeooo:paragraph-rsid="006b9c5f"/>
    </style:style>
    <style:style style:name="P129" style:family="paragraph" style:parent-style-name="Standard">
      <style:paragraph-properties fo:line-height="100%" fo:text-align="justify" style:justify-single-word="false"/>
      <style:text-properties officeooo:paragraph-rsid="004bf6c7"/>
    </style:style>
    <style:style style:name="P130" style:family="paragraph" style:parent-style-name="Standard" style:list-style-name="L21">
      <style:paragraph-properties fo:line-height="100%" fo:text-align="justify" style:justify-single-word="false"/>
      <style:text-properties officeooo:paragraph-rsid="00a2c9e1"/>
    </style:style>
    <style:style style:name="P131" style:family="paragraph" style:parent-style-name="Standard">
      <style:paragraph-properties fo:line-height="100%" fo:text-align="justify" style:justify-single-word="false"/>
      <style:text-properties officeooo:paragraph-rsid="00a577d8"/>
    </style:style>
    <style:style style:name="P132" style:family="paragraph" style:parent-style-name="Standard" style:list-style-name="L20">
      <style:paragraph-properties fo:line-height="100%" fo:text-align="justify" style:justify-single-word="false"/>
      <style:text-properties fo:font-style="italic" officeooo:rsid="00726334" officeooo:paragraph-rsid="00726334" style:font-style-asian="italic" style:font-style-complex="italic"/>
    </style:style>
    <style:style style:name="P133" style:family="paragraph" style:parent-style-name="Standard">
      <style:paragraph-properties fo:text-align="justify" style:justify-single-word="false"/>
      <style:text-properties officeooo:paragraph-rsid="009edd11"/>
    </style:style>
    <style:style style:name="P134" style:family="paragraph" style:parent-style-name="Standard">
      <style:paragraph-properties fo:text-align="justify" style:justify-single-word="false"/>
      <style:text-properties fo:font-style="normal" officeooo:rsid="00a00344" officeooo:paragraph-rsid="00a00344" style:font-style-asian="normal" style:font-style-complex="normal"/>
    </style:style>
    <style:style style:name="P135" style:family="paragraph" style:parent-style-name="Standard">
      <style:paragraph-properties fo:line-height="100%" fo:text-align="justify" style:justify-single-word="false"/>
      <style:text-properties fo:font-size="10pt" fo:font-weight="normal" officeooo:rsid="00a2c9e1" officeooo:paragraph-rsid="00a2c9e1" style:font-size-asian="10pt" style:font-weight-asian="normal" style:font-size-complex="10pt" style:font-weight-complex="normal"/>
    </style:style>
    <style:style style:name="P136" style:family="paragraph" style:parent-style-name="Standard" style:list-style-name="L21">
      <style:paragraph-properties fo:line-height="100%" fo:text-align="justify" style:justify-single-word="false"/>
      <style:text-properties fo:font-size="10pt" fo:font-style="italic" fo:font-weight="normal" officeooo:rsid="00a2c9e1" officeooo:paragraph-rsid="00a2c9e1" style:font-size-asian="10pt" style:font-style-asian="italic" style:font-weight-asian="normal" style:font-size-complex="10pt" style:font-style-complex="italic" style:font-weight-complex="normal"/>
    </style:style>
    <style:style style:name="P137" style:family="paragraph" style:parent-style-name="Standard" style:list-style-name="L14">
      <style:paragraph-properties fo:margin-top="0cm" fo:margin-bottom="0cm" loext:contextual-spacing="false" fo:line-height="100%" fo:text-align="justify" style:justify-single-word="false"/>
      <style:text-properties style:font-name="Arial" officeooo:paragraph-rsid="005c8cbb"/>
    </style:style>
    <style:style style:name="P138" style:family="paragraph" style:parent-style-name="Table">
      <style:paragraph-properties fo:line-height="100%" fo:text-align="justify" style:justify-single-word="false"/>
      <style:text-properties officeooo:paragraph-rsid="0090cacc"/>
    </style:style>
    <style:style style:name="P139" style:family="paragraph" style:parent-style-name="Table">
      <style:paragraph-properties fo:line-height="100%" fo:text-align="justify" style:justify-single-word="false" fo:keep-with-next="always"/>
      <style:text-properties style:font-name="Arial" officeooo:paragraph-rsid="0090cacc"/>
    </style:style>
    <style:style style:name="P140" style:family="paragraph" style:parent-style-name="Table">
      <style:paragraph-properties fo:line-height="100%" fo:text-align="justify" style:justify-single-word="false" fo:keep-with-next="always"/>
      <style:text-properties officeooo:paragraph-rsid="0085ca2d"/>
    </style:style>
    <style:style style:name="P141" style:family="paragraph" style:parent-style-name="Table_20_Contents">
      <style:paragraph-properties fo:line-height="100%" fo:text-align="justify" style:justify-single-word="false"/>
      <style:text-properties style:font-name="Arial" officeooo:rsid="004c4dff" officeooo:paragraph-rsid="0085ca2d"/>
    </style:style>
    <style:style style:name="P142" style:family="paragraph" style:parent-style-name="Table_20_Contents">
      <style:paragraph-properties fo:line-height="100%" fo:text-align="justify" style:justify-single-word="false"/>
      <style:text-properties style:font-name="Arial" fo:font-size="11pt" fo:font-style="normal" officeooo:rsid="0085ca2d" officeooo:paragraph-rsid="0085ca2d" style:font-size-asian="11pt" style:font-style-asian="normal" style:font-size-complex="11pt" style:font-style-complex="normal"/>
    </style:style>
    <style:style style:name="P143" style:family="paragraph" style:parent-style-name="Table_20_Contents">
      <style:paragraph-properties fo:line-height="100%" fo:text-align="justify" style:justify-single-word="false"/>
      <style:text-properties style:font-name="Arial" fo:font-size="11pt" fo:font-style="normal" officeooo:rsid="00872c6e" officeooo:paragraph-rsid="00872c6e" style:font-size-asian="11pt" style:font-style-asian="normal" style:font-size-complex="11pt" style:font-style-complex="normal"/>
    </style:style>
    <style:style style:name="P144" style:family="paragraph" style:parent-style-name="Table_20_Contents">
      <style:paragraph-properties fo:line-height="100%" fo:text-align="justify" style:justify-single-word="false"/>
      <style:text-properties style:font-name="Arial" fo:font-size="11pt" fo:font-style="normal" officeooo:rsid="008cceb0" officeooo:paragraph-rsid="008cceb0" style:font-size-asian="11pt" style:font-style-asian="normal" style:font-size-complex="11pt" style:font-style-complex="normal"/>
    </style:style>
    <style:style style:name="P145" style:family="paragraph" style:parent-style-name="Table_20_Contents">
      <style:paragraph-properties fo:line-height="100%" fo:text-align="justify" style:justify-single-word="false"/>
      <style:text-properties style:font-name="Arial" fo:font-size="11pt" fo:font-style="normal" officeooo:rsid="00a498e2" officeooo:paragraph-rsid="00a498e2" style:font-size-asian="11pt" style:font-style-asian="normal" style:font-size-complex="11pt" style:font-style-complex="normal"/>
    </style:style>
    <style:style style:name="P146" style:family="paragraph" style:parent-style-name="Table_20_Contents">
      <style:paragraph-properties fo:line-height="100%" fo:text-align="justify" style:justify-single-word="false"/>
      <style:text-properties officeooo:paragraph-rsid="004c4dff"/>
    </style:style>
    <style:style style:name="P147" style:family="paragraph" style:parent-style-name="Table_20_Contents">
      <style:paragraph-properties fo:line-height="100%" fo:text-align="justify" style:justify-single-word="false"/>
      <style:text-properties officeooo:paragraph-rsid="006f72a3"/>
    </style:style>
    <style:style style:name="P148" style:family="paragraph" style:parent-style-name="Table_20_Contents">
      <style:paragraph-properties fo:line-height="100%" fo:text-align="justify" style:justify-single-word="false"/>
      <style:text-properties officeooo:paragraph-rsid="0089efd3"/>
    </style:style>
    <style:style style:name="P149" style:family="paragraph" style:parent-style-name="Table_20_Contents">
      <style:paragraph-properties fo:line-height="100%" fo:text-align="justify" style:justify-single-word="false"/>
      <style:text-properties officeooo:paragraph-rsid="00872c6e"/>
    </style:style>
    <style:style style:name="P150" style:family="paragraph" style:parent-style-name="Table_20_Contents">
      <style:paragraph-properties fo:line-height="100%" fo:text-align="justify" style:justify-single-word="false"/>
      <style:text-properties officeooo:rsid="0085ca2d" officeooo:paragraph-rsid="0085ca2d"/>
    </style:style>
    <style:style style:name="P151" style:family="paragraph" style:parent-style-name="Table_20_Contents">
      <style:paragraph-properties fo:line-height="100%" fo:text-align="justify" style:justify-single-word="false"/>
      <style:text-properties officeooo:rsid="00890146" officeooo:paragraph-rsid="00890146"/>
    </style:style>
    <style:style style:name="T1" style:family="text">
      <style:text-properties officeooo:rsid="001aac7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f885" style:font-style-asian="italic" style:font-style-complex="italic"/>
    </style:style>
    <style:style style:name="T5" style:family="text">
      <style:text-properties fo:font-style="italic" officeooo:rsid="00251f6f" style:font-style-asian="italic" style:font-style-complex="italic"/>
    </style:style>
    <style:style style:name="T6" style:family="text">
      <style:text-properties fo:font-style="italic" officeooo:rsid="00270c1b" style:font-style-asian="italic" style:font-style-complex="italic"/>
    </style:style>
    <style:style style:name="T7" style:family="text">
      <style:text-properties fo:font-style="italic" officeooo:rsid="0028d8c8" style:font-style-asian="italic" style:font-style-complex="italic"/>
    </style:style>
    <style:style style:name="T8" style:family="text">
      <style:text-properties fo:font-style="italic" officeooo:rsid="0037777a" style:font-style-asian="italic" style:font-style-complex="italic"/>
    </style:style>
    <style:style style:name="T9" style:family="text">
      <style:text-properties fo:font-style="italic" officeooo:rsid="00277b24" style:font-style-asian="italic" style:font-style-complex="italic"/>
    </style:style>
    <style:style style:name="T10" style:family="text">
      <style:text-properties fo:font-style="italic" officeooo:rsid="003f5b7a" style:font-style-asian="italic" style:font-style-complex="italic"/>
    </style:style>
    <style:style style:name="T11" style:family="text">
      <style:text-properties fo:font-style="italic" officeooo:rsid="00413061" style:font-style-asian="italic" style:font-style-complex="italic"/>
    </style:style>
    <style:style style:name="T12" style:family="text">
      <style:text-properties fo:font-style="italic" officeooo:rsid="003e3c9d" style:font-style-asian="italic" style:font-style-complex="italic"/>
    </style:style>
    <style:style style:name="T13" style:family="text">
      <style:text-properties fo:font-style="italic" officeooo:rsid="004e57ba" style:font-style-asian="italic" style:font-style-complex="italic"/>
    </style:style>
    <style:style style:name="T14" style:family="text">
      <style:text-properties fo:font-style="italic" officeooo:rsid="005729df" style:font-style-asian="italic" style:font-style-complex="italic"/>
    </style:style>
    <style:style style:name="T15" style:family="text">
      <style:text-properties fo:font-style="italic" officeooo:rsid="00635bc8" style:font-style-asian="italic" style:font-style-complex="italic"/>
    </style:style>
    <style:style style:name="T16" style:family="text">
      <style:text-properties fo:font-style="italic" officeooo:rsid="006f72a3" style:font-style-asian="italic" style:font-style-complex="italic"/>
    </style:style>
    <style:style style:name="T17" style:family="text">
      <style:text-properties fo:font-style="italic" officeooo:rsid="00794628" style:font-style-asian="italic" style:font-style-complex="italic"/>
    </style:style>
    <style:style style:name="T18" style:family="text">
      <style:text-properties fo:font-style="italic" officeooo:rsid="007a18fd" style:font-style-asian="italic" style:font-style-complex="italic"/>
    </style:style>
    <style:style style:name="T19" style:family="text">
      <style:text-properties fo:font-style="italic" officeooo:rsid="009176bd" style:font-style-asian="italic" style:font-style-complex="italic"/>
    </style:style>
    <style:style style:name="T20" style:family="text">
      <style:text-properties fo:font-style="italic" officeooo:rsid="009c3af9" style:font-style-asian="italic" style:font-style-complex="italic"/>
    </style:style>
    <style:style style:name="T21" style:family="text">
      <style:text-properties fo:font-style="italic" officeooo:rsid="009d867e" style:font-style-asian="italic" style:font-style-complex="italic"/>
    </style:style>
    <style:style style:name="T22" style:family="text">
      <style:text-properties fo:font-style="italic" officeooo:rsid="001aac72" style:font-style-asian="italic" style:font-style-complex="italic"/>
    </style:style>
    <style:style style:name="T23" style:family="text">
      <style:text-properties fo:font-style="italic" officeooo:rsid="0020269f" style:font-style-asian="italic" style:font-style-complex="italic"/>
    </style:style>
    <style:style style:name="T24" style:family="text">
      <style:text-properties fo:font-style="italic" officeooo:rsid="009edd11" style:font-style-asian="italic" style:font-style-complex="italic"/>
    </style:style>
    <style:style style:name="T25" style:family="text">
      <style:text-properties fo:font-style="italic" officeooo:rsid="00a1624d" style:font-style-asian="italic" style:font-style-complex="italic"/>
    </style:style>
    <style:style style:name="T26" style:family="text">
      <style:text-properties fo:font-style="italic" officeooo:rsid="002385e3" style:font-style-asian="italic" style:font-style-complex="italic" style:font-weight-complex="normal"/>
    </style:style>
    <style:style style:name="T27" style:family="text">
      <style:text-properties fo:font-style="italic" officeooo:rsid="001aac72" style:font-style-asian="italic" style:font-style-complex="italic" style:font-weight-complex="normal"/>
    </style:style>
    <style:style style:name="T28" style:family="text">
      <style:text-properties fo:font-style="italic" officeooo:rsid="00a5782a" style:font-style-asian="italic" style:font-style-complex="italic"/>
    </style:style>
    <style:style style:name="T29" style:family="text">
      <style:text-properties fo:font-style="italic" officeooo:rsid="00251f6f" style:font-style-asian="italic"/>
    </style:style>
    <style:style style:name="T30" style:family="text">
      <style:text-properties fo:font-style="italic" officeooo:rsid="00270c1b" style:font-style-asian="italic"/>
    </style:style>
    <style:style style:name="T31" style:family="text">
      <style:text-properties fo:font-style="italic" officeooo:rsid="004e57ba" style:font-style-asian="italic" style:font-style-complex="normal"/>
    </style:style>
    <style:style style:name="T32" style:family="text">
      <style:text-properties fo:font-style="italic" officeooo:rsid="009c3af9" style:font-style-asian="italic" style:font-style-complex="normal"/>
    </style:style>
    <style:style style:name="T33" style:family="text">
      <style:text-properties fo:font-style="italic" officeooo:rsid="009176bd" style:font-style-asian="italic"/>
    </style:style>
    <style:style style:name="T34" style:family="text">
      <style:text-properties fo:font-style="italic" fo:font-weight="normal" officeooo:rsid="001af885" style:font-style-asian="italic" style:font-weight-asian="normal" style:font-style-complex="italic" style:font-weight-complex="normal"/>
    </style:style>
    <style:style style:name="T35" style:family="text">
      <style:text-properties style:use-window-font-color="true" style:font-name="Arial" fo:font-size="10pt" fo:font-style="normal" fo:font-weight="normal" officeooo:rsid="005c8cbb" style:font-name-asian="Noto Serif CJK SC" style:font-size-asian="10pt" style:font-style-asian="normal" style:font-weight-asian="normal" style:font-name-complex="Lohit Devanagari" style:font-size-complex="10pt" style:font-style-complex="normal" style:font-weight-complex="normal"/>
    </style:style>
    <style:style style:name="T36" style:family="text">
      <style:text-properties style:use-window-font-color="true" style:font-name="Arial" fo:font-size="10pt" fo:font-style="normal" fo:font-weight="normal" officeooo:rsid="0063cdcb" style:font-name-asian="Noto Serif CJK SC" style:font-size-asian="10pt" style:font-style-asian="normal" style:font-weight-asian="normal" style:font-name-complex="Lohit Devanagari" style:font-size-complex="10pt" style:font-style-complex="normal" style:font-weight-complex="normal"/>
    </style:style>
    <style:style style:name="T37" style:family="text">
      <style:text-properties style:use-window-font-color="true" style:font-name="Arial" fo:font-size="10pt" fo:font-style="normal" fo:font-weight="normal" officeooo:rsid="007b1903" style:font-name-asian="Noto Serif CJK SC" style:font-size-asian="10pt" style:font-style-asian="normal" style:font-weight-asian="normal" style:font-name-complex="Lohit Devanagari" style:font-size-complex="10pt" style:font-style-complex="normal" style:font-weight-complex="normal"/>
    </style:style>
    <style:style style:name="T38" style:family="text">
      <style:text-properties style:use-window-font-color="true" style:font-name="Arial" fo:font-size="10pt" fo:font-style="normal" fo:font-weight="normal" officeooo:rsid="00949b44" style:font-name-asian="Noto Serif CJK SC" style:font-size-asian="10pt" style:font-style-asian="normal" style:font-weight-asian="normal" style:font-name-complex="Lohit Devanagari" style:font-size-complex="10pt" style:font-style-complex="normal" style:font-weight-complex="normal"/>
    </style:style>
    <style:style style:name="T39" style:family="text">
      <style:text-properties style:use-window-font-color="true" style:font-name="Arial" fo:font-size="10pt" fo:font-style="normal" fo:font-weight="normal" officeooo:rsid="0061d932" style:font-size-asian="10pt" style:font-style-asian="normal" style:font-weight-asian="normal" style:font-size-complex="10pt" style:font-style-complex="normal" style:font-weight-complex="normal"/>
    </style:style>
    <style:style style:name="T40" style:family="text">
      <style:text-properties style:use-window-font-color="true" style:font-name="Arial" fo:font-size="10pt" fo:font-style="italic" fo:font-weight="normal" officeooo:rsid="005c8cbb" style:font-name-asian="Noto Serif CJK SC" style:font-size-asian="10pt" style:font-style-asian="italic" style:font-weight-asian="normal" style:font-name-complex="Lohit Devanagari" style:font-size-complex="10pt" style:font-style-complex="italic" style:font-weight-complex="normal"/>
    </style:style>
    <style:style style:name="T41" style:family="text">
      <style:text-properties style:use-window-font-color="true" style:font-name="Arial" fo:font-size="10pt" fo:font-style="italic" fo:font-weight="normal" officeooo:rsid="0063cdcb" style:font-name-asian="Noto Serif CJK SC" style:font-size-asian="10pt" style:font-style-asian="italic" style:font-weight-asian="normal" style:font-name-complex="Lohit Devanagari" style:font-size-complex="10pt" style:font-style-complex="italic" style:font-weight-complex="normal"/>
    </style:style>
    <style:style style:name="T42" style:family="text">
      <style:text-properties style:use-window-font-color="true" style:font-name="Arial" fo:font-size="10pt" fo:font-weight="normal" officeooo:rsid="004e57ba" style:font-size-asian="10pt" style:font-weight-asian="normal" style:font-size-complex="10pt" style:font-weight-complex="normal"/>
    </style:style>
    <style:style style:name="T43" style:family="text">
      <style:text-properties officeooo:rsid="001af885"/>
    </style:style>
    <style:style style:name="T44" style:family="text">
      <style:text-properties fo:font-style="normal" style:font-style-asian="normal" style:font-style-complex="normal"/>
    </style:style>
    <style:style style:name="T45" style:family="text">
      <style:text-properties fo:font-style="normal" officeooo:rsid="001af885" style:font-style-asian="normal" style:font-style-complex="normal"/>
    </style:style>
    <style:style style:name="T46" style:family="text">
      <style:text-properties fo:font-style="normal" officeooo:rsid="001bf430" style:font-style-asian="normal" style:font-style-complex="normal"/>
    </style:style>
    <style:style style:name="T47" style:family="text">
      <style:text-properties fo:font-style="normal" officeooo:rsid="00251f6f" style:font-style-asian="normal" style:font-style-complex="normal"/>
    </style:style>
    <style:style style:name="T48" style:family="text">
      <style:text-properties fo:font-style="normal" officeooo:rsid="00270c1b" style:font-style-asian="normal" style:font-style-complex="normal"/>
    </style:style>
    <style:style style:name="T49" style:family="text">
      <style:text-properties fo:font-style="normal" officeooo:rsid="0028d8c8" style:font-style-asian="normal" style:font-style-complex="normal"/>
    </style:style>
    <style:style style:name="T50" style:family="text">
      <style:text-properties fo:font-style="normal" officeooo:rsid="00277b24" style:font-style-asian="normal" style:font-style-complex="normal"/>
    </style:style>
    <style:style style:name="T51" style:family="text">
      <style:text-properties fo:font-style="normal" officeooo:rsid="0037777a" style:font-style-asian="normal" style:font-style-complex="normal"/>
    </style:style>
    <style:style style:name="T52" style:family="text">
      <style:text-properties fo:font-style="normal" officeooo:rsid="0039aa1f" style:font-style-asian="normal" style:font-style-complex="normal"/>
    </style:style>
    <style:style style:name="T53" style:family="text">
      <style:text-properties fo:font-style="normal" officeooo:rsid="00413061" style:font-style-asian="normal" style:font-style-complex="normal"/>
    </style:style>
    <style:style style:name="T54" style:family="text">
      <style:text-properties fo:font-style="normal" officeooo:rsid="003f5b7a" style:font-style-asian="normal" style:font-style-complex="normal"/>
    </style:style>
    <style:style style:name="T55" style:family="text">
      <style:text-properties fo:font-style="normal" officeooo:rsid="004e57ba" style:font-style-asian="normal" style:font-style-complex="normal"/>
    </style:style>
    <style:style style:name="T56" style:family="text">
      <style:text-properties fo:font-style="normal" officeooo:rsid="005729df" style:font-style-asian="normal" style:font-style-complex="normal"/>
    </style:style>
    <style:style style:name="T57" style:family="text">
      <style:text-properties fo:font-style="normal" officeooo:rsid="0063cdcb" style:font-style-asian="normal" style:font-style-complex="normal"/>
    </style:style>
    <style:style style:name="T58" style:family="text">
      <style:text-properties fo:font-style="normal" officeooo:rsid="006f72a3" style:font-style-asian="normal" style:font-style-complex="normal"/>
    </style:style>
    <style:style style:name="T59" style:family="text">
      <style:text-properties fo:font-style="normal" officeooo:rsid="0032fae5" style:font-style-asian="normal" style:font-style-complex="normal"/>
    </style:style>
    <style:style style:name="T60" style:family="text">
      <style:text-properties fo:font-style="normal" officeooo:rsid="00794628" style:font-style-asian="normal" style:font-style-complex="normal"/>
    </style:style>
    <style:style style:name="T61" style:family="text">
      <style:text-properties fo:font-style="normal" officeooo:rsid="007a18fd" style:font-style-asian="normal" style:font-style-complex="normal"/>
    </style:style>
    <style:style style:name="T62" style:family="text">
      <style:text-properties fo:font-style="normal" officeooo:rsid="009d867e" style:font-style-asian="normal" style:font-style-complex="normal"/>
    </style:style>
    <style:style style:name="T63" style:family="text">
      <style:text-properties fo:font-style="normal" fo:font-weight="normal" officeooo:rsid="001af885" style:font-style-asian="normal" style:font-weight-asian="normal" style:font-style-complex="normal" style:font-weight-complex="normal"/>
    </style:style>
    <style:style style:name="T64" style:family="text">
      <style:text-properties officeooo:rsid="001f72a2"/>
    </style:style>
    <style:style style:name="T65"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66" style:family="text">
      <style:text-properties fo:color="#4f81bd"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67" style:family="text">
      <style:text-properties fo:color="#4f81bd"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68" style:family="text">
      <style:text-properties fo:color="#4f81bd" fo:font-weight="bold" officeooo:rsid="001f72a2" style:font-weight-asian="bold" style:font-weight-complex="bold"/>
    </style:style>
    <style:style style:name="T69" style:family="text">
      <style:text-properties fo:color="#4f81bd" fo:font-style="normal" fo:font-weight="bold" officeooo:rsid="004e57ba" style:font-name-asian="Noto Serif CJK SC" style:font-style-asian="normal" style:font-weight-asian="bold" style:font-name-complex="Lohit Devanagari" style:font-style-complex="normal" style:font-weight-complex="normal"/>
    </style:style>
    <style:style style:name="T70" style:family="text">
      <style:text-properties fo:color="#4f81bd" fo:font-style="normal" fo:font-weight="bold" officeooo:rsid="00652c2c" style:font-name-asian="Noto Serif CJK SC" style:font-style-asian="normal" style:font-weight-asian="bold" style:font-name-complex="Lohit Devanagari" style:font-style-complex="normal" style:font-weight-complex="normal"/>
    </style:style>
    <style:style style:name="T71" style:family="text">
      <style:text-properties fo:color="#4f81bd" fo:font-style="normal" fo:font-weight="bold" officeooo:rsid="002385e3" style:font-name-asian="Noto Serif CJK SC" style:font-style-asian="normal" style:font-weight-asian="bold" style:font-name-complex="Lohit Devanagari" style:font-style-complex="normal" style:font-weight-complex="normal"/>
    </style:style>
    <style:style style:name="T72" style:family="text">
      <style:text-properties fo:color="#4f81bd" style:font-name="Arial" fo:font-size="11pt" fo:font-style="normal" fo:font-weight="bold" officeooo:rsid="009a6cc4" style:font-name-asian="Noto Serif CJK SC" style:font-size-asian="11pt" style:font-style-asian="normal" style:font-weight-asian="bold" style:font-name-complex="Lohit Devanagari" style:font-size-complex="11pt" style:font-style-complex="normal" style:font-weight-complex="normal"/>
    </style:style>
    <style:style style:name="T73" style:family="text">
      <style:text-properties fo:color="#4f81bd" style:font-name="Arial" fo:font-size="11pt" fo:font-style="normal" fo:font-weight="bold" officeooo:rsid="00a2c9e1" style:font-name-asian="Noto Serif CJK SC" style:font-size-asian="11pt" style:font-style-asian="normal" style:font-weight-asian="bold" style:font-name-complex="Lohit Devanagari" style:font-size-complex="11pt" style:font-style-complex="normal" style:font-weight-complex="normal"/>
    </style:style>
    <style:style style:name="T74" style:family="text">
      <style:text-properties officeooo:rsid="0020269f"/>
    </style:style>
    <style:style style:name="T75" style:family="text">
      <style:text-properties fo:font-size="10pt" fo:font-style="italic" style:font-size-asian="10pt" style:font-style-asian="italic" style:font-size-complex="10pt" style:font-style-complex="italic"/>
    </style:style>
    <style:style style:name="T76" style:family="text">
      <style:text-properties fo:font-size="10pt" fo:font-style="italic" officeooo:rsid="003f5b7a" style:font-size-asian="10pt" style:font-style-asian="italic" style:font-size-complex="10pt" style:font-style-complex="italic"/>
    </style:style>
    <style:style style:name="T77" style:family="text">
      <style:text-properties fo:font-size="10pt" fo:font-style="italic" officeooo:rsid="005ab10e" style:font-size-asian="10pt" style:font-style-asian="italic" style:font-size-complex="10pt" style:font-style-complex="italic"/>
    </style:style>
    <style:style style:name="T78" style:family="text">
      <style:text-properties fo:font-size="10pt" fo:font-style="italic" officeooo:rsid="005ae2c4" style:font-size-asian="10pt" style:font-style-asian="italic" style:font-size-complex="10pt" style:font-style-complex="italic"/>
    </style:style>
    <style:style style:name="T79" style:family="text">
      <style:text-properties fo:font-size="10pt" fo:font-style="italic" officeooo:rsid="005bf83e" style:font-size-asian="10pt" style:font-style-asian="italic" style:font-size-complex="10pt" style:font-style-complex="italic"/>
    </style:style>
    <style:style style:name="T80" style:family="text">
      <style:text-properties fo:font-size="10pt" fo:font-style="italic" officeooo:rsid="0060a539" style:font-size-asian="10pt" style:font-style-asian="italic" style:font-size-complex="10pt" style:font-style-complex="italic"/>
    </style:style>
    <style:style style:name="T81" style:family="text">
      <style:text-properties fo:font-size="10pt" fo:font-style="italic" officeooo:rsid="005eea86" style:font-size-asian="10pt" style:font-style-asian="italic" style:font-size-complex="10pt" style:font-style-complex="italic"/>
    </style:style>
    <style:style style:name="T82" style:family="text">
      <style:text-properties fo:font-size="10pt" fo:font-style="italic" officeooo:rsid="00652c2c" style:font-size-asian="10pt" style:font-style-asian="italic" style:font-size-complex="10pt" style:font-style-complex="italic"/>
    </style:style>
    <style:style style:name="T83" style:family="text">
      <style:text-properties fo:font-size="10pt" fo:font-style="italic" officeooo:rsid="0066ae75" style:font-size-asian="10pt" style:font-style-asian="italic" style:font-size-complex="10pt" style:font-style-complex="italic"/>
    </style:style>
    <style:style style:name="T84" style:family="text">
      <style:text-properties fo:font-size="10pt" fo:font-style="italic" officeooo:rsid="0068027f" style:font-size-asian="10pt" style:font-style-asian="italic" style:font-size-complex="10pt" style:font-style-complex="italic"/>
    </style:style>
    <style:style style:name="T85" style:family="text">
      <style:text-properties fo:font-size="10pt" fo:font-style="italic" officeooo:rsid="0035e815" style:font-size-asian="10pt" style:font-style-asian="italic" style:font-size-complex="10pt" style:font-style-complex="italic"/>
    </style:style>
    <style:style style:name="T86" style:family="text">
      <style:text-properties fo:font-size="10pt" fo:font-style="italic" officeooo:rsid="002b081a" style:font-size-asian="10pt" style:font-style-asian="italic" style:font-size-complex="10pt" style:font-style-complex="italic"/>
    </style:style>
    <style:style style:name="T87" style:family="text">
      <style:text-properties fo:font-size="10pt" fo:font-style="italic" officeooo:rsid="003b7094" style:font-size-asian="10pt" style:font-style-asian="italic" style:font-size-complex="10pt" style:font-style-complex="italic"/>
    </style:style>
    <style:style style:name="T88" style:family="text">
      <style:text-properties fo:font-size="10pt" fo:font-style="italic" officeooo:rsid="0068d75b" style:font-size-asian="10pt" style:font-style-asian="italic" style:font-size-complex="10pt" style:font-style-complex="italic"/>
    </style:style>
    <style:style style:name="T89" style:family="text">
      <style:text-properties fo:font-size="10pt" fo:font-style="italic" officeooo:rsid="005d3cdb" style:font-size-asian="10pt" style:font-style-asian="italic" style:font-size-complex="10pt" style:font-style-complex="italic"/>
    </style:style>
    <style:style style:name="T90" style:family="text">
      <style:text-properties fo:font-size="10pt" fo:font-style="italic" officeooo:rsid="0037777a" style:font-size-asian="10pt" style:font-style-asian="italic" style:font-size-complex="10pt" style:font-style-complex="italic"/>
    </style:style>
    <style:style style:name="T91" style:family="text">
      <style:text-properties fo:font-size="10pt" fo:font-style="italic" officeooo:rsid="00533783" style:font-size-asian="10pt" style:font-style-asian="italic" style:font-size-complex="10pt" style:font-style-complex="italic"/>
    </style:style>
    <style:style style:name="T92" style:family="text">
      <style:text-properties fo:font-size="10pt" fo:font-style="italic" officeooo:rsid="004bf6c7" style:font-size-asian="10pt" style:font-style-asian="italic" style:font-size-complex="10pt" style:font-style-complex="italic"/>
    </style:style>
    <style:style style:name="T93" style:family="text">
      <style:text-properties fo:font-size="10pt" fo:font-style="italic" officeooo:rsid="00635bc8" style:font-size-asian="10pt" style:font-style-asian="italic" style:font-size-complex="10pt" style:font-style-complex="italic"/>
    </style:style>
    <style:style style:name="T94" style:family="text">
      <style:text-properties fo:font-size="10pt" fo:font-style="italic" officeooo:rsid="006fdff9" style:font-size-asian="10pt" style:font-style-asian="italic" style:font-size-complex="10pt" style:font-style-complex="italic"/>
    </style:style>
    <style:style style:name="T95" style:family="text">
      <style:text-properties fo:font-size="10pt" fo:font-style="italic" officeooo:rsid="0036e6c5" style:font-size-asian="10pt" style:font-style-asian="italic" style:font-size-complex="10pt" style:font-style-complex="italic"/>
    </style:style>
    <style:style style:name="T96" style:family="text">
      <style:text-properties fo:font-size="10pt" fo:font-style="italic" officeooo:rsid="004343ae" style:font-size-asian="10pt" style:font-style-asian="italic" style:font-size-complex="10pt" style:font-style-complex="italic"/>
    </style:style>
    <style:style style:name="T97" style:family="text">
      <style:text-properties fo:font-size="10pt" fo:font-style="italic" officeooo:rsid="003f3042" style:font-size-asian="10pt" style:font-style-asian="italic" style:font-size-complex="10pt" style:font-style-complex="italic"/>
    </style:style>
    <style:style style:name="T98" style:family="text">
      <style:text-properties fo:font-size="10pt" fo:font-style="italic" officeooo:rsid="005729df" style:font-size-asian="10pt" style:font-style-asian="italic" style:font-size-complex="10pt" style:font-style-complex="italic"/>
    </style:style>
    <style:style style:name="T99" style:family="text">
      <style:text-properties fo:font-size="10pt" fo:font-style="italic" officeooo:rsid="003e3c9d" style:font-size-asian="10pt" style:font-style-asian="italic" style:font-size-complex="10pt" style:font-style-complex="italic"/>
    </style:style>
    <style:style style:name="T100" style:family="text">
      <style:text-properties fo:font-size="10pt" fo:font-style="italic" officeooo:rsid="00700840" style:font-size-asian="10pt" style:font-style-asian="italic" style:font-size-complex="10pt" style:font-style-complex="italic"/>
    </style:style>
    <style:style style:name="T101" style:family="text">
      <style:text-properties fo:font-size="10pt" fo:font-style="italic" officeooo:rsid="00413061" style:font-size-asian="10pt" style:font-style-asian="italic" style:font-size-complex="10pt" style:font-style-complex="italic"/>
    </style:style>
    <style:style style:name="T102" style:family="text">
      <style:text-properties fo:font-size="10pt" fo:font-style="italic" fo:font-weight="normal" officeooo:rsid="001c216e" style:font-size-asian="10pt" style:font-style-asian="italic" style:font-weight-asian="normal" style:font-size-complex="10pt" style:font-style-complex="italic" style:font-weight-complex="normal"/>
    </style:style>
    <style:style style:name="T103" style:family="text">
      <style:text-properties fo:font-size="10pt" fo:font-style="italic" fo:font-weight="normal" officeooo:rsid="006edd47" style:font-size-asian="10pt" style:font-style-asian="italic" style:font-weight-asian="normal" style:font-size-complex="10pt" style:font-style-complex="italic" style:font-weight-complex="normal"/>
    </style:style>
    <style:style style:name="T104" style:family="text">
      <style:text-properties fo:font-size="10pt" fo:font-style="italic" fo:font-weight="normal" officeooo:rsid="001f3b95" style:font-size-asian="10pt" style:font-style-asian="italic" style:font-weight-asian="normal" style:font-size-complex="10pt" style:font-style-complex="italic" style:font-weight-complex="normal"/>
    </style:style>
    <style:style style:name="T105" style:family="text">
      <style:text-properties fo:font-size="10pt" fo:font-style="italic" fo:font-weight="normal" officeooo:rsid="0063cdcb" style:font-size-asian="10pt" style:font-style-asian="italic" style:font-weight-asian="normal" style:font-size-complex="10pt" style:font-style-complex="italic" style:font-weight-complex="normal"/>
    </style:style>
    <style:style style:name="T106" style:family="text">
      <style:text-properties fo:font-size="10pt" fo:font-style="italic" fo:font-weight="normal" officeooo:rsid="001e9adc" style:font-size-asian="10pt" style:font-style-asian="italic" style:font-weight-asian="normal" style:font-size-complex="10pt" style:font-style-complex="italic" style:font-weight-complex="normal"/>
    </style:style>
    <style:style style:name="T107" style:family="text">
      <style:text-properties fo:font-size="10pt" fo:font-style="italic" fo:font-weight="normal" officeooo:rsid="00794628" style:font-size-asian="10pt" style:font-style-asian="italic" style:font-weight-asian="normal" style:font-size-complex="10pt" style:font-style-complex="italic" style:font-weight-complex="normal"/>
    </style:style>
    <style:style style:name="T108" style:family="text">
      <style:text-properties fo:font-size="10pt" fo:font-style="italic" officeooo:rsid="005ab10e" style:font-size-asian="8.75pt" style:font-style-asian="italic" style:font-size-complex="10pt" style:font-style-complex="italic"/>
    </style:style>
    <style:style style:name="T109" style:family="text">
      <style:text-properties fo:font-size="10pt" fo:font-style="italic" officeooo:rsid="0061d932" style:font-size-asian="8.75pt" style:font-style-asian="italic" style:font-size-complex="10pt" style:font-style-complex="italic"/>
    </style:style>
    <style:style style:name="T110" style:family="text">
      <style:text-properties fo:font-size="10pt" fo:font-style="italic" officeooo:rsid="0060a539" style:font-size-asian="8.75pt" style:font-style-asian="italic" style:font-size-complex="10pt" style:font-style-complex="italic"/>
    </style:style>
    <style:style style:name="T111" style:family="text">
      <style:text-properties fo:font-size="10pt" fo:font-style="italic" officeooo:rsid="005eea86" style:font-size-asian="8.75pt" style:font-style-asian="italic" style:font-size-complex="10pt" style:font-style-complex="italic"/>
    </style:style>
    <style:style style:name="T112" style:family="text">
      <style:text-properties fo:font-size="10pt" fo:font-style="italic" officeooo:rsid="00652c2c" style:font-size-asian="8.75pt" style:font-style-asian="italic" style:font-size-complex="10pt" style:font-style-complex="italic"/>
    </style:style>
    <style:style style:name="T113" style:family="text">
      <style:text-properties fo:font-size="10pt" fo:font-style="italic" officeooo:rsid="005a2c1b" style:font-size-asian="8.75pt" style:font-style-asian="italic" style:font-size-complex="10pt" style:font-style-complex="italic"/>
    </style:style>
    <style:style style:name="T114" style:family="text">
      <style:text-properties fo:font-size="10pt" fo:font-style="italic" officeooo:rsid="0066ae75" style:font-size-asian="8.75pt" style:font-style-asian="italic" style:font-size-complex="10pt" style:font-style-complex="italic"/>
    </style:style>
    <style:style style:name="T115" style:family="text">
      <style:text-properties fo:font-size="10pt" fo:font-style="normal" style:font-size-asian="10pt" style:font-style-asian="normal" style:font-size-complex="10pt" style:font-style-complex="normal"/>
    </style:style>
    <style:style style:name="T116" style:family="text">
      <style:text-properties fo:font-size="10pt" fo:font-style="normal" officeooo:rsid="005ae2c4" style:font-size-asian="10pt" style:font-style-asian="normal" style:font-size-complex="10pt" style:font-style-complex="normal"/>
    </style:style>
    <style:style style:name="T117" style:family="text">
      <style:text-properties fo:font-size="10pt" fo:font-style="normal" officeooo:rsid="005bf83e" style:font-size-asian="10pt" style:font-style-asian="normal" style:font-size-complex="10pt" style:font-style-complex="normal"/>
    </style:style>
    <style:style style:name="T118" style:family="text">
      <style:text-properties fo:font-size="10pt" fo:font-style="normal" officeooo:rsid="00652c2c" style:font-size-asian="10pt" style:font-style-asian="normal" style:font-size-complex="10pt" style:font-style-complex="normal"/>
    </style:style>
    <style:style style:name="T119" style:family="text">
      <style:text-properties fo:font-size="10pt" fo:font-style="normal" officeooo:rsid="005c8cbb" style:font-size-asian="10pt" style:font-style-asian="normal" style:font-size-complex="10pt" style:font-style-complex="normal"/>
    </style:style>
    <style:style style:name="T120" style:family="text">
      <style:text-properties fo:font-size="10pt" fo:font-style="normal" officeooo:rsid="0035e815" style:font-size-asian="10pt" style:font-style-asian="normal" style:font-size-complex="10pt" style:font-style-complex="normal"/>
    </style:style>
    <style:style style:name="T121" style:family="text">
      <style:text-properties fo:font-size="10pt" fo:font-style="normal" officeooo:rsid="005ab10e" style:font-size-asian="10pt" style:font-style-asian="normal" style:font-size-complex="10pt" style:font-style-complex="normal"/>
    </style:style>
    <style:style style:name="T122" style:family="text">
      <style:text-properties fo:font-size="10pt" fo:font-style="normal" officeooo:rsid="0036e6c5" style:font-size-asian="10pt" style:font-style-asian="normal" style:font-size-complex="10pt" style:font-style-complex="normal"/>
    </style:style>
    <style:style style:name="T123" style:family="text">
      <style:text-properties fo:font-size="10pt" fo:font-style="normal" officeooo:rsid="0037777a" style:font-size-asian="10pt" style:font-style-asian="normal" style:font-size-complex="10pt" style:font-style-complex="normal"/>
    </style:style>
    <style:style style:name="T124" style:family="text">
      <style:text-properties fo:font-size="10pt" fo:font-style="normal" officeooo:rsid="003f766c" style:font-size-asian="10pt" style:font-style-asian="normal" style:font-size-complex="10pt" style:font-style-complex="normal"/>
    </style:style>
    <style:style style:name="T125" style:family="text">
      <style:text-properties fo:font-size="10pt" fo:font-style="normal" officeooo:rsid="003874ba" style:font-size-asian="10pt" style:font-style-asian="normal" style:font-size-complex="10pt" style:font-style-complex="normal"/>
    </style:style>
    <style:style style:name="T126" style:family="text">
      <style:text-properties fo:font-size="10pt" fo:font-style="normal" officeooo:rsid="00533783" style:font-size-asian="10pt" style:font-style-asian="normal" style:font-size-complex="10pt" style:font-style-complex="normal"/>
    </style:style>
    <style:style style:name="T127" style:family="text">
      <style:text-properties fo:font-size="10pt" fo:font-style="normal" officeooo:rsid="004bf6c7" style:font-size-asian="10pt" style:font-style-asian="normal" style:font-size-complex="10pt" style:font-style-complex="normal"/>
    </style:style>
    <style:style style:name="T128" style:family="text">
      <style:text-properties fo:font-size="10pt" fo:font-style="normal" officeooo:rsid="00635bc8" style:font-size-asian="10pt" style:font-style-asian="normal" style:font-size-complex="10pt" style:font-style-complex="normal"/>
    </style:style>
    <style:style style:name="T129" style:family="text">
      <style:text-properties fo:font-size="10pt" fo:font-style="normal" officeooo:rsid="006fdff9" style:font-size-asian="10pt" style:font-style-asian="normal" style:font-size-complex="10pt" style:font-style-complex="normal"/>
    </style:style>
    <style:style style:name="T130" style:family="text">
      <style:text-properties fo:font-size="10pt" fo:font-style="normal" officeooo:rsid="004343ae" style:font-size-asian="10pt" style:font-style-asian="normal" style:font-size-complex="10pt" style:font-style-complex="normal"/>
    </style:style>
    <style:style style:name="T131" style:family="text">
      <style:text-properties fo:font-size="10pt" fo:font-style="normal" officeooo:rsid="0048d821" style:font-size-asian="10pt" style:font-style-asian="normal" style:font-size-complex="10pt" style:font-style-complex="normal"/>
    </style:style>
    <style:style style:name="T132" style:family="text">
      <style:text-properties fo:font-size="10pt" fo:font-style="normal" officeooo:rsid="003f5b7a" style:font-size-asian="10pt" style:font-style-asian="normal" style:font-size-complex="10pt" style:font-style-complex="normal"/>
    </style:style>
    <style:style style:name="T133" style:family="text">
      <style:text-properties fo:font-size="10pt" fo:font-style="normal" officeooo:rsid="00413061" style:font-size-asian="10pt" style:font-style-asian="normal" style:font-size-complex="10pt" style:font-style-complex="normal"/>
    </style:style>
    <style:style style:name="T134" style:family="text">
      <style:text-properties fo:font-size="10pt" fo:font-style="normal" officeooo:rsid="005729df" style:font-size-asian="10pt" style:font-style-asian="normal" style:font-size-complex="10pt" style:font-style-complex="normal"/>
    </style:style>
    <style:style style:name="T135" style:family="text">
      <style:text-properties fo:font-size="10pt" fo:font-style="normal" officeooo:rsid="005860b7" style:font-size-asian="10pt" style:font-style-asian="normal" style:font-size-complex="10pt" style:font-style-complex="normal"/>
    </style:style>
    <style:style style:name="T136" style:family="text">
      <style:text-properties fo:font-size="10pt" fo:font-style="normal" officeooo:rsid="00700840" style:font-size-asian="10pt" style:font-style-asian="normal" style:font-size-complex="10pt" style:font-style-complex="normal"/>
    </style:style>
    <style:style style:name="T137" style:family="text">
      <style:text-properties fo:font-size="10pt" fo:font-style="normal" officeooo:rsid="0075beac" style:font-size-asian="10pt" style:font-style-asian="normal" style:font-size-complex="10pt" style:font-style-complex="normal"/>
    </style:style>
    <style:style style:name="T138" style:family="text">
      <style:text-properties fo:font-size="10pt" fo:font-style="normal" officeooo:rsid="009176bd" style:font-size-asian="10pt" style:font-style-asian="normal" style:font-size-complex="10pt" style:font-style-complex="normal"/>
    </style:style>
    <style:style style:name="T139" style:family="text">
      <style:text-properties fo:font-size="10pt" fo:font-style="normal" officeooo:rsid="00a577d8" style:font-size-asian="10pt" style:font-style-asian="normal" style:font-size-complex="10pt" style:font-style-complex="normal"/>
    </style:style>
    <style:style style:name="T140" style:family="text">
      <style:text-properties fo:font-size="10pt" fo:font-style="normal" officeooo:rsid="0061d932" style:font-size-asian="8.75pt" style:font-style-asian="normal" style:font-size-complex="10pt" style:font-style-complex="normal"/>
    </style:style>
    <style:style style:name="T141" style:family="text">
      <style:text-properties fo:font-size="10pt" fo:font-style="normal" officeooo:rsid="005a2c1b" style:font-size-asian="8.75pt" style:font-style-asian="normal" style:font-size-complex="10pt" style:font-style-complex="normal"/>
    </style:style>
    <style:style style:name="T142" style:family="text">
      <style:text-properties fo:font-size="10pt" fo:font-style="normal" officeooo:rsid="005ab10e" style:font-size-asian="8.75pt" style:font-style-asian="normal" style:font-size-complex="10pt" style:font-style-complex="normal"/>
    </style:style>
    <style:style style:name="T143" style:family="text">
      <style:text-properties fo:font-size="10pt" fo:font-style="normal" officeooo:rsid="00652c2c" style:font-size-asian="8.75pt" style:font-style-asian="normal" style:font-size-complex="10pt" style:font-style-complex="normal"/>
    </style:style>
    <style:style style:name="T144" style:family="text">
      <style:text-properties fo:font-size="10pt" fo:font-style="normal" officeooo:rsid="005eea86" style:font-size-asian="8.75pt" style:font-style-asian="normal" style:font-size-complex="10pt" style:font-style-complex="normal"/>
    </style:style>
    <style:style style:name="T145" style:family="text">
      <style:text-properties fo:font-size="10pt" fo:font-style="normal" officeooo:rsid="007b1903" style:font-size-asian="8.75pt" style:font-style-asian="normal" style:font-size-complex="10pt" style:font-style-complex="normal"/>
    </style:style>
    <style:style style:name="T146" style:family="text">
      <style:text-properties fo:font-size="10pt" fo:font-style="normal" officeooo:rsid="00949b44" style:font-size-asian="8.75pt" style:font-style-asian="normal" style:font-size-complex="10pt" style:font-style-complex="normal"/>
    </style:style>
    <style:style style:name="T147" style:family="text">
      <style:text-properties fo:font-size="10pt" fo:font-style="normal" fo:font-weight="normal" officeooo:rsid="0060a539" style:font-size-asian="10pt" style:font-style-asian="normal" style:font-weight-asian="normal" style:font-size-complex="10pt" style:font-style-complex="normal" style:font-weight-complex="normal"/>
    </style:style>
    <style:style style:name="T148" style:family="text">
      <style:text-properties fo:font-size="10pt" fo:font-style="normal" fo:font-weight="normal" officeooo:rsid="001f3b95" style:font-size-asian="10pt" style:font-style-asian="normal" style:font-weight-asian="normal" style:font-size-complex="10pt" style:font-style-complex="normal" style:font-weight-complex="normal"/>
    </style:style>
    <style:style style:name="T149" style:family="text">
      <style:text-properties fo:font-size="10pt" fo:font-style="normal" fo:font-weight="normal" officeooo:rsid="006edd47" style:font-size-asian="10pt" style:font-style-asian="normal" style:font-weight-asian="normal" style:font-size-complex="10pt" style:font-style-complex="normal" style:font-weight-complex="normal"/>
    </style:style>
    <style:style style:name="T150" style:family="text">
      <style:text-properties fo:font-size="10pt" fo:font-style="normal" fo:font-weight="normal" officeooo:rsid="004e57ba" style:font-size-asian="10pt" style:font-style-asian="normal" style:font-weight-asian="normal" style:font-size-complex="10pt" style:font-style-complex="normal" style:font-weight-complex="normal"/>
    </style:style>
    <style:style style:name="T151" style:family="text">
      <style:text-properties fo:font-size="10pt" fo:font-style="normal" fo:font-weight="normal" officeooo:rsid="0061d932" style:font-size-asian="10pt" style:font-style-asian="normal" style:font-weight-asian="normal" style:font-size-complex="10pt" style:font-style-complex="normal" style:font-weight-complex="normal"/>
    </style:style>
    <style:style style:name="T152" style:family="text">
      <style:text-properties fo:font-size="10pt" fo:font-style="normal" fo:font-weight="normal" officeooo:rsid="00794628"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a2c9e1" style:font-size-asian="10pt" style:font-style-asian="normal" style:font-weight-asian="normal" style:font-size-complex="10pt" style:font-style-complex="normal" style:font-weight-complex="normal"/>
    </style:style>
    <style:style style:name="T154" style:family="text">
      <style:text-properties fo:font-size="10pt" fo:font-style="normal" fo:font-weight="bold" officeooo:rsid="0062bd29" style:font-size-asian="10pt" style:font-style-asian="normal" style:font-weight-asian="bold" style:font-size-complex="10pt" style:font-style-complex="normal" style:font-weight-complex="bold"/>
    </style:style>
    <style:style style:name="T155" style:family="text">
      <style:text-properties fo:font-size="10pt" style:font-size-asian="10pt" style:font-size-complex="10pt"/>
    </style:style>
    <style:style style:name="T156" style:family="text">
      <style:text-properties fo:font-size="10pt" officeooo:rsid="003f5b7a" style:font-size-asian="10pt" style:font-size-complex="10pt"/>
    </style:style>
    <style:style style:name="T157" style:family="text">
      <style:text-properties fo:font-size="10pt" officeooo:rsid="00413061" style:font-size-asian="10pt" style:font-size-complex="10pt"/>
    </style:style>
    <style:style style:name="T158" style:family="text">
      <style:text-properties fo:font-size="10pt" officeooo:rsid="0061d932" style:font-size-asian="10pt" style:font-size-complex="10pt"/>
    </style:style>
    <style:style style:name="T159" style:family="text">
      <style:text-properties fo:font-size="10pt" officeooo:rsid="005860b7" style:font-size-asian="10pt" style:font-size-complex="10pt"/>
    </style:style>
    <style:style style:name="T160" style:family="text">
      <style:text-properties fo:font-size="10pt" officeooo:rsid="00479d05" style:font-size-asian="10pt" style:font-size-complex="10pt"/>
    </style:style>
    <style:style style:name="T161" style:family="text">
      <style:text-properties fo:font-size="10pt" officeooo:rsid="0048d821" style:font-size-asian="10pt" style:font-size-complex="10pt"/>
    </style:style>
    <style:style style:name="T162" style:family="text">
      <style:text-properties fo:font-size="10pt" officeooo:rsid="0075beac" style:font-size-asian="10pt" style:font-size-complex="10pt"/>
    </style:style>
    <style:style style:name="T163" style:family="text">
      <style:text-properties fo:font-size="10pt" fo:font-weight="normal" officeooo:rsid="001e9adc" style:font-size-asian="10pt" style:font-weight-asian="normal" style:font-size-complex="10pt" style:font-weight-complex="normal"/>
    </style:style>
    <style:style style:name="T164" style:family="text">
      <style:text-properties fo:font-size="10pt" fo:font-weight="normal" officeooo:rsid="004e57ba" style:font-size-asian="10pt" style:font-weight-asian="normal" style:font-size-complex="10pt" style:font-weight-complex="normal"/>
    </style:style>
    <style:style style:name="T165" style:family="text">
      <style:text-properties fo:font-size="10pt" fo:font-weight="normal" officeooo:rsid="001f3b95" style:font-size-asian="10pt" style:font-weight-asian="normal" style:font-size-complex="10pt" style:font-weight-complex="normal"/>
    </style:style>
    <style:style style:name="T166" style:family="text">
      <style:text-properties fo:font-size="10pt" fo:font-weight="normal" officeooo:rsid="0020269f" style:font-size-asian="10pt" style:font-weight-asian="normal" style:font-size-complex="10pt" style:font-weight-complex="normal"/>
    </style:style>
    <style:style style:name="T167" style:family="text">
      <style:text-properties fo:font-size="11pt" fo:font-style="normal" style:font-size-asian="11pt" style:font-style-asian="normal" style:font-size-complex="11pt" style:font-style-complex="normal"/>
    </style:style>
    <style:style style:name="T168" style:family="text">
      <style:text-properties fo:font-size="11pt" fo:font-style="normal" officeooo:rsid="003b7094" style:font-size-asian="11pt" style:font-style-asian="normal" style:font-size-complex="11pt" style:font-style-complex="normal"/>
    </style:style>
    <style:style style:name="T169" style:family="text">
      <style:text-properties fo:font-size="11pt" fo:font-style="normal" officeooo:rsid="00635bc8" style:font-size-asian="11pt" style:font-style-asian="normal" style:font-size-complex="11pt" style:font-style-complex="normal"/>
    </style:style>
    <style:style style:name="T170" style:family="text">
      <style:text-properties fo:font-size="11pt" fo:font-style="normal" officeooo:rsid="004c4dff" style:font-size-asian="11pt" style:font-style-asian="normal" style:font-size-complex="11pt" style:font-style-complex="normal"/>
    </style:style>
    <style:style style:name="T171" style:family="text">
      <style:text-properties fo:font-size="11pt" fo:font-style="normal" officeooo:rsid="0081ea05" style:font-size-asian="11pt" style:font-style-asian="normal" style:font-size-complex="11pt" style:font-style-complex="normal"/>
    </style:style>
    <style:style style:name="T172" style:family="text">
      <style:text-properties fo:font-size="11pt" style:font-size-asian="11pt" style:font-size-complex="11pt"/>
    </style:style>
    <style:style style:name="T173" style:family="text">
      <style:text-properties fo:font-size="11pt" officeooo:rsid="00635bc8" style:font-size-asian="11pt" style:font-size-complex="11pt"/>
    </style:style>
    <style:style style:name="T174" style:family="text">
      <style:text-properties fo:font-size="11pt" officeooo:rsid="0039aa1f" style:font-size-asian="11pt" style:font-size-complex="11pt"/>
    </style:style>
    <style:style style:name="T175" style:family="text">
      <style:text-properties officeooo:rsid="00251f6f"/>
    </style:style>
    <style:style style:name="T176" style:family="text">
      <style:text-properties officeooo:rsid="002d32c7"/>
    </style:style>
    <style:style style:name="T177" style:family="text">
      <style:text-properties officeooo:rsid="0037777a"/>
    </style:style>
    <style:style style:name="T178" style:family="text">
      <style:text-properties fo:font-weight="bold" style:font-weight-asian="bold" style:font-weight-complex="bold"/>
    </style:style>
    <style:style style:name="T179" style:family="text">
      <style:text-properties fo:font-weight="bold" officeooo:rsid="002385e3" style:font-weight-asian="bold" style:font-weight-complex="normal"/>
    </style:style>
    <style:style style:name="T180" style:family="text">
      <style:text-properties officeooo:rsid="0039aa1f"/>
    </style:style>
    <style:style style:name="T181" style:family="text">
      <style:text-properties officeooo:rsid="003b7094"/>
    </style:style>
    <style:style style:name="T182" style:family="text">
      <style:text-properties officeooo:rsid="003f5b7a"/>
    </style:style>
    <style:style style:name="T183" style:family="text">
      <style:text-properties officeooo:rsid="00413061"/>
    </style:style>
    <style:style style:name="T184" style:family="text">
      <style:text-properties officeooo:rsid="004c4dff"/>
    </style:style>
    <style:style style:name="T185" style:family="text">
      <style:text-properties officeooo:rsid="004e57ba"/>
    </style:style>
    <style:style style:name="T186" style:family="text">
      <style:text-properties officeooo:rsid="005729df"/>
    </style:style>
    <style:style style:name="T187" style:family="text">
      <style:text-properties officeooo:rsid="0060a539"/>
    </style:style>
    <style:style style:name="T188" style:family="text">
      <style:text-properties officeooo:rsid="00635bc8"/>
    </style:style>
    <style:style style:name="T189" style:family="text">
      <style:text-properties officeooo:rsid="00652c2c"/>
    </style:style>
    <style:style style:name="T190" style:family="text">
      <style:text-properties fo:color="#f9faf4" fo:font-size="10pt" style:font-size-asian="10pt" style:font-size-complex="10pt"/>
    </style:style>
    <style:style style:name="T191" style:family="text">
      <style:text-properties officeooo:rsid="0066ae75"/>
    </style:style>
    <style:style style:name="T192" style:family="text">
      <style:text-properties officeooo:rsid="006f72a3"/>
    </style:style>
    <style:style style:name="T193" style:family="text">
      <style:text-properties officeooo:rsid="006fdff9"/>
    </style:style>
    <style:style style:name="T194" style:family="text">
      <style:text-properties fo:font-size="12pt" fo:font-style="italic" officeooo:rsid="004c4dff" style:font-size-asian="12pt" style:font-style-asian="italic" style:font-name-complex="Lohit Devanagari1" style:font-size-complex="12pt" style:font-style-complex="italic"/>
    </style:style>
    <style:style style:name="T195" style:family="text">
      <style:text-properties fo:font-size="12pt" fo:font-style="italic" officeooo:rsid="006f72a3" style:font-size-asian="12pt" style:font-style-asian="italic" style:font-name-complex="Lohit Devanagari1" style:font-size-complex="12pt" style:font-style-complex="italic"/>
    </style:style>
    <style:style style:name="T196" style:family="text">
      <style:text-properties fo:font-size="12pt" fo:font-style="italic" officeooo:rsid="0085ca2d" style:font-size-asian="12pt" style:font-style-asian="italic" style:font-name-complex="Lohit Devanagari1" style:font-size-complex="12pt" style:font-style-complex="italic"/>
    </style:style>
    <style:style style:name="T197" style:family="text">
      <style:text-properties style:font-name="Arial"/>
    </style:style>
    <style:style style:name="T198" style:family="text">
      <style:text-properties style:font-name="Arial" fo:font-size="10pt" fo:font-style="normal" officeooo:rsid="004bf6c7" style:font-size-asian="10pt" style:font-style-asian="normal" style:font-size-complex="10pt" style:font-style-complex="normal"/>
    </style:style>
    <style:style style:name="T199" style:family="text">
      <style:text-properties style:font-name="Arial" fo:font-size="10pt" fo:font-style="normal" officeooo:rsid="00700840" style:font-size-asian="10pt" style:font-style-asian="normal" style:font-size-complex="10pt" style:font-style-complex="normal"/>
    </style:style>
    <style:style style:name="T200" style:family="text">
      <style:text-properties style:font-name="Arial" fo:font-size="10pt" fo:font-style="normal" officeooo:rsid="0076f1f6" style:font-size-asian="10pt" style:font-style-asian="normal" style:font-size-complex="10pt" style:font-style-complex="normal"/>
    </style:style>
    <style:style style:name="T201" style:family="text">
      <style:text-properties style:font-name="Arial" fo:font-size="10pt" fo:font-style="normal" officeooo:rsid="00726334" style:font-size-asian="10pt" style:font-style-asian="normal" style:font-size-complex="10pt" style:font-style-complex="normal"/>
    </style:style>
    <style:style style:name="T202" style:family="text">
      <style:text-properties style:font-name="Arial" fo:font-size="10pt" fo:font-style="normal" officeooo:rsid="0021ad05" style:font-size-asian="10pt" style:font-style-asian="normal" style:font-size-complex="10pt" style:font-style-complex="normal"/>
    </style:style>
    <style:style style:name="T203" style:family="text">
      <style:text-properties style:font-name="Arial" fo:font-size="10pt" fo:font-style="normal" officeooo:rsid="00794628" style:font-size-asian="10pt" style:font-style-asian="normal" style:font-size-complex="10pt" style:font-style-complex="normal"/>
    </style:style>
    <style:style style:name="T204" style:family="text">
      <style:text-properties style:font-name="Arial" fo:font-size="10pt" fo:font-style="normal" officeooo:rsid="001af885" style:font-size-asian="10pt" style:font-style-asian="normal" style:font-size-complex="10pt" style:font-style-complex="normal"/>
    </style:style>
    <style:style style:name="T205" style:family="text">
      <style:text-properties style:font-name="Arial" fo:font-size="10pt" fo:font-style="normal" officeooo:rsid="001cc0f2" style:font-size-asian="10pt" style:font-style-asian="normal" style:font-size-complex="10pt" style:font-style-complex="normal"/>
    </style:style>
    <style:style style:name="T206" style:family="text">
      <style:text-properties style:font-name="Arial" fo:font-size="10pt" fo:font-style="normal" officeooo:rsid="001c610f" style:font-size-asian="10pt" style:font-style-asian="normal" style:font-size-complex="10pt" style:font-style-complex="normal"/>
    </style:style>
    <style:style style:name="T207" style:family="text">
      <style:text-properties style:font-name="Arial" fo:font-size="10pt" fo:font-style="normal" officeooo:rsid="001d836a" style:font-size-asian="10pt" style:font-style-asian="normal" style:font-size-complex="10pt" style:font-style-complex="normal"/>
    </style:style>
    <style:style style:name="T208" style:family="text">
      <style:text-properties style:font-name="Arial" fo:font-size="10pt" fo:font-style="normal" officeooo:rsid="00652c2c" style:font-size-asian="10pt" style:font-style-asian="normal" style:font-size-complex="10pt" style:font-style-complex="normal"/>
    </style:style>
    <style:style style:name="T209" style:family="text">
      <style:text-properties style:font-name="Arial" fo:font-size="10pt" fo:font-style="normal" officeooo:rsid="001e9adc" style:font-size-asian="10pt" style:font-style-asian="normal" style:font-size-complex="10pt" style:font-style-complex="normal"/>
    </style:style>
    <style:style style:name="T210" style:family="text">
      <style:text-properties style:font-name="Arial" fo:font-size="10pt" fo:font-style="normal" officeooo:rsid="0060a539" style:font-size-asian="10pt" style:font-style-asian="normal" style:font-size-complex="10pt" style:font-style-complex="normal"/>
    </style:style>
    <style:style style:name="T211" style:family="text">
      <style:text-properties style:font-name="Arial" fo:font-size="10pt" fo:font-style="normal" officeooo:rsid="007a18fd" style:font-size-asian="10pt" style:font-style-asian="normal" style:font-size-complex="10pt" style:font-style-complex="normal"/>
    </style:style>
    <style:style style:name="T212" style:family="text">
      <style:text-properties style:font-name="Arial" fo:font-size="10pt" fo:font-style="normal" officeooo:rsid="002d32c7" style:font-size-asian="10pt" style:font-style-asian="normal" style:font-size-complex="10pt" style:font-style-complex="normal"/>
    </style:style>
    <style:style style:name="T213" style:family="text">
      <style:text-properties style:font-name="Arial" fo:font-size="10pt" fo:font-style="normal" officeooo:rsid="00251f6f" style:font-size-asian="10pt" style:font-style-asian="normal" style:font-size-complex="10pt" style:font-style-complex="normal"/>
    </style:style>
    <style:style style:name="T214" style:family="text">
      <style:text-properties style:font-name="Arial" fo:font-size="10pt" fo:font-style="normal" officeooo:rsid="0034afa1" style:font-size-asian="10pt" style:font-style-asian="normal" style:font-size-complex="10pt" style:font-style-complex="normal"/>
    </style:style>
    <style:style style:name="T215" style:family="text">
      <style:text-properties style:font-name="Arial" fo:font-size="10pt" fo:font-style="normal" officeooo:rsid="006a9665" style:font-size-asian="10pt" style:font-style-asian="normal" style:font-size-complex="10pt" style:font-style-complex="normal"/>
    </style:style>
    <style:style style:name="T216" style:family="text">
      <style:text-properties style:font-name="Arial" fo:font-size="10pt" fo:font-style="normal" officeooo:rsid="005c8cbb" style:font-size-asian="10pt" style:font-style-asian="normal" style:font-size-complex="10pt" style:font-style-complex="normal"/>
    </style:style>
    <style:style style:name="T217" style:family="text">
      <style:text-properties style:font-name="Arial" fo:font-size="10pt" fo:font-style="normal" officeooo:rsid="0063cdcb" style:font-size-asian="10pt" style:font-style-asian="normal" style:font-size-complex="10pt" style:font-style-complex="normal"/>
    </style:style>
    <style:style style:name="T218" style:family="text">
      <style:text-properties style:font-name="Arial" fo:font-size="10pt" fo:font-style="normal" officeooo:rsid="007b1903" style:font-size-asian="10pt" style:font-style-asian="normal" style:font-size-complex="10pt" style:font-style-complex="normal"/>
    </style:style>
    <style:style style:name="T219" style:family="text">
      <style:text-properties style:font-name="Arial" fo:font-size="10pt" fo:font-style="normal" officeooo:rsid="005d3cdb" style:font-size-asian="10pt" style:font-style-asian="normal" style:font-size-complex="10pt" style:font-style-complex="normal"/>
    </style:style>
    <style:style style:name="T220" style:family="text">
      <style:text-properties style:font-name="Arial" fo:font-size="10pt" fo:font-style="normal" officeooo:rsid="0037777a" style:font-size-asian="10pt" style:font-style-asian="normal" style:font-size-complex="10pt" style:font-style-complex="normal"/>
    </style:style>
    <style:style style:name="T221" style:family="text">
      <style:text-properties style:font-name="Arial" fo:font-size="10pt" fo:font-style="normal" officeooo:rsid="003f766c" style:font-size-asian="10pt" style:font-style-asian="normal" style:font-size-complex="10pt" style:font-style-complex="normal"/>
    </style:style>
    <style:style style:name="T222" style:family="text">
      <style:text-properties style:font-name="Arial" fo:font-size="10pt" fo:font-style="normal" officeooo:rsid="003aab69" style:font-size-asian="10pt" style:font-style-asian="normal" style:font-size-complex="10pt" style:font-style-complex="normal"/>
    </style:style>
    <style:style style:name="T223" style:family="text">
      <style:text-properties style:font-name="Arial" fo:font-size="10pt" fo:font-style="normal" officeooo:rsid="00a1624d" style:font-size-asian="10pt" style:font-style-asian="normal" style:font-size-complex="10pt" style:font-style-complex="normal"/>
    </style:style>
    <style:style style:name="T224" style:family="text">
      <style:text-properties style:font-name="Arial" fo:font-size="10pt" fo:font-style="normal" officeooo:rsid="00533783" style:font-size-asian="10pt" style:font-style-asian="normal" style:font-size-complex="10pt" style:font-style-complex="normal"/>
    </style:style>
    <style:style style:name="T225" style:family="text">
      <style:text-properties style:font-name="Arial" fo:font-size="10pt" fo:font-style="normal" officeooo:rsid="00a577d8" style:font-size-asian="10pt" style:font-style-asian="normal" style:font-size-complex="10pt" style:font-style-complex="normal"/>
    </style:style>
    <style:style style:name="T226" style:family="text">
      <style:text-properties style:font-name="Arial" fo:font-size="10pt" fo:font-style="normal" officeooo:rsid="006b9c5f" style:font-size-asian="8.75pt" style:font-style-asian="normal" style:font-size-complex="10pt" style:font-style-complex="normal"/>
    </style:style>
    <style:style style:name="T227" style:family="text">
      <style:text-properties style:font-name="Arial" fo:font-size="10pt" fo:font-style="normal" officeooo:rsid="00726334" style:font-size-asian="8.75pt" style:font-style-asian="normal" style:font-size-complex="10pt" style:font-style-complex="normal"/>
    </style:style>
    <style:style style:name="T228" style:family="text">
      <style:text-properties style:font-name="Arial" fo:font-size="10pt" fo:font-style="normal" officeooo:rsid="006dcded" style:font-size-asian="8.75pt" style:font-style-asian="normal" style:font-size-complex="10pt" style:font-style-complex="normal"/>
    </style:style>
    <style:style style:name="T229" style:family="text">
      <style:text-properties style:font-name="Arial" fo:font-size="10pt" fo:font-style="normal" officeooo:rsid="00794628" style:font-size-asian="8.75pt" style:font-style-asian="normal" style:font-size-complex="10pt" style:font-style-complex="normal"/>
    </style:style>
    <style:style style:name="T230" style:family="text">
      <style:text-properties style:font-name="Arial" fo:font-size="10pt" fo:font-style="normal" officeooo:rsid="0061d932" style:font-size-asian="8.75pt" style:font-style-asian="normal" style:font-size-complex="10pt" style:font-style-complex="normal"/>
    </style:style>
    <style:style style:name="T231" style:family="text">
      <style:text-properties style:font-name="Arial" fo:font-size="10pt" fo:font-style="normal" officeooo:rsid="009176bd" style:font-size-asian="8.75pt" style:font-style-asian="normal" style:font-size-complex="10pt" style:font-style-complex="normal"/>
    </style:style>
    <style:style style:name="T232" style:family="text">
      <style:text-properties style:font-name="Arial" fo:font-size="10pt" fo:font-style="normal" officeooo:rsid="009623f7" style:font-size-asian="8.75pt" style:font-style-asian="normal" style:font-size-complex="10pt" style:font-style-complex="normal"/>
    </style:style>
    <style:style style:name="T233" style:family="text">
      <style:text-properties style:font-name="Arial" fo:font-size="10pt" fo:font-style="normal" officeooo:rsid="009e8383" style:font-size-asian="8.75pt" style:font-style-asian="normal" style:font-size-complex="10pt" style:font-style-complex="normal"/>
    </style:style>
    <style:style style:name="T234" style:family="text">
      <style:text-properties style:font-name="Arial" fo:font-size="10pt" fo:font-style="normal" fo:font-weight="bold" officeooo:rsid="006a9665" style:font-size-asian="10pt" style:font-style-asian="normal" style:font-weight-asian="bold" style:font-size-complex="10pt" style:font-style-complex="normal" style:font-weight-complex="bold"/>
    </style:style>
    <style:style style:name="T235" style:family="text">
      <style:text-properties style:font-name="Arial" fo:font-size="10pt" fo:font-style="normal" fo:font-weight="bold" officeooo:rsid="0021ad05" style:font-size-asian="10pt" style:font-style-asian="normal" style:font-weight-asian="bold" style:font-size-complex="10pt" style:font-style-complex="normal" style:font-weight-complex="bold"/>
    </style:style>
    <style:style style:name="T236" style:family="text">
      <style:text-properties style:font-name="Arial" fo:font-size="10pt" fo:font-style="normal" fo:font-weight="bold" officeooo:rsid="009e8383" style:font-size-asian="8.75pt" style:font-style-asian="normal" style:font-weight-asian="bold" style:font-size-complex="10pt" style:font-style-complex="normal" style:font-weight-complex="bold"/>
    </style:style>
    <style:style style:name="T237" style:family="text">
      <style:text-properties style:font-name="Arial" fo:font-size="10pt" fo:font-style="normal" style:text-underline-style="none" officeooo:rsid="006a9665" style:font-size-asian="10pt" style:font-style-asian="normal" style:font-size-complex="10pt" style:font-style-complex="normal"/>
    </style:style>
    <style:style style:name="T238" style:family="text">
      <style:text-properties style:font-name="Arial" fo:font-size="10pt" fo:font-style="normal" style:text-underline-style="none" officeooo:rsid="007a18fd" style:font-size-asian="10pt" style:font-style-asian="normal" style:font-size-complex="10pt" style:font-style-complex="normal"/>
    </style:style>
    <style:style style:name="T239" style:family="text">
      <style:text-properties style:font-name="Arial" fo:font-size="10pt" fo:font-style="normal" style:text-underline-style="none" officeooo:rsid="006b9c5f" style:font-size-asian="10pt" style:font-style-asian="normal" style:font-size-complex="10pt" style:font-style-complex="normal"/>
    </style:style>
    <style:style style:name="T240" style:family="text">
      <style:text-properties style:font-name="Arial" fo:font-size="10pt" fo:font-style="normal" style:text-underline-style="none" officeooo:rsid="009176bd" style:font-size-asian="10pt" style:font-style-asian="normal" style:font-size-complex="10pt" style:font-style-complex="normal"/>
    </style:style>
    <style:style style:name="T241" style:family="text">
      <style:text-properties style:font-name="Arial" fo:font-size="10pt" fo:font-style="normal" style:text-underline-style="none" officeooo:rsid="009a6cc4" style:font-size-asian="10pt" style:font-style-asian="normal" style:font-size-complex="10pt" style:font-style-complex="normal"/>
    </style:style>
    <style:style style:name="T242" style:family="text">
      <style:text-properties style:font-name="Arial" fo:font-size="10pt" fo:font-style="normal" style:text-underline-style="none" fo:font-weight="bold" officeooo:rsid="006a9665" style:font-size-asian="10pt" style:font-style-asian="normal" style:font-weight-asian="bold" style:font-size-complex="10pt" style:font-style-complex="normal" style:font-weight-complex="bold"/>
    </style:style>
    <style:style style:name="T243" style:family="text">
      <style:text-properties style:font-name="Arial" fo:font-size="10pt" fo:font-style="normal" fo:font-weight="normal" officeooo:rsid="009e8383" style:font-size-asian="8.75pt" style:font-style-asian="normal" style:font-weight-asian="normal" style:font-size-complex="10pt" style:font-style-complex="normal" style:font-weight-complex="normal"/>
    </style:style>
    <style:style style:name="T244" style:family="text">
      <style:text-properties style:font-name="Arial" fo:font-size="10pt" fo:font-style="normal" fo:font-weight="normal" officeooo:rsid="00a2c9e1" style:font-size-asian="10pt" style:font-style-asian="normal" style:font-weight-asian="normal" style:font-size-complex="10pt" style:font-style-complex="normal" style:font-weight-complex="normal"/>
    </style:style>
    <style:style style:name="T245" style:family="text">
      <style:text-properties style:font-name="Arial" fo:font-size="10pt" fo:font-style="italic" style:font-size-asian="10pt" style:font-style-asian="italic" style:font-size-complex="10pt"/>
    </style:style>
    <style:style style:name="T246" style:family="text">
      <style:text-properties style:font-name="Arial" fo:font-size="10pt" fo:font-style="italic" officeooo:rsid="004bf6c7" style:font-size-asian="10pt" style:font-style-asian="italic" style:font-size-complex="10pt" style:font-style-complex="italic"/>
    </style:style>
    <style:style style:name="T247" style:family="text">
      <style:text-properties style:font-name="Arial" fo:font-size="10pt" fo:font-style="italic" officeooo:rsid="00726334" style:font-size-asian="10pt" style:font-style-asian="italic" style:font-size-complex="10pt" style:font-style-complex="italic"/>
    </style:style>
    <style:style style:name="T248" style:family="text">
      <style:text-properties style:font-name="Arial" fo:font-size="10pt" fo:font-style="italic" officeooo:rsid="0076f1f6" style:font-size-asian="10pt" style:font-style-asian="italic" style:font-size-complex="10pt" style:font-style-complex="italic"/>
    </style:style>
    <style:style style:name="T249" style:family="text">
      <style:text-properties style:font-name="Arial" fo:font-size="10pt" fo:font-style="italic" officeooo:rsid="0021ad05" style:font-size-asian="10pt" style:font-style-asian="italic" style:font-size-complex="10pt" style:font-style-complex="italic"/>
    </style:style>
    <style:style style:name="T250" style:family="text">
      <style:text-properties style:font-name="Arial" fo:font-size="10pt" fo:font-style="italic" officeooo:rsid="001af885" style:font-size-asian="10pt" style:font-style-asian="italic" style:font-size-complex="10pt" style:font-style-complex="italic"/>
    </style:style>
    <style:style style:name="T251" style:family="text">
      <style:text-properties style:font-name="Arial" fo:font-size="10pt" fo:font-style="italic" officeooo:rsid="001c610f" style:font-size-asian="10pt" style:font-style-asian="italic" style:font-size-complex="10pt" style:font-style-complex="italic"/>
    </style:style>
    <style:style style:name="T252" style:family="text">
      <style:text-properties style:font-name="Arial" fo:font-size="10pt" fo:font-style="italic" officeooo:rsid="001cc0f2" style:font-size-asian="10pt" style:font-style-asian="italic" style:font-size-complex="10pt" style:font-style-complex="italic"/>
    </style:style>
    <style:style style:name="T253" style:family="text">
      <style:text-properties style:font-name="Arial" fo:font-size="10pt" fo:font-style="italic" officeooo:rsid="0060a539" style:font-size-asian="10pt" style:font-style-asian="italic" style:font-size-complex="10pt" style:font-style-complex="italic"/>
    </style:style>
    <style:style style:name="T254" style:family="text">
      <style:text-properties style:font-name="Arial" fo:font-size="10pt" fo:font-style="italic" officeooo:rsid="00794628" style:font-size-asian="10pt" style:font-style-asian="italic" style:font-size-complex="10pt" style:font-style-complex="italic"/>
    </style:style>
    <style:style style:name="T255" style:family="text">
      <style:text-properties style:font-name="Arial" fo:font-size="10pt" fo:font-style="italic" officeooo:rsid="001d836a" style:font-size-asian="10pt" style:font-style-asian="italic" style:font-size-complex="10pt" style:font-style-complex="italic"/>
    </style:style>
    <style:style style:name="T256" style:family="text">
      <style:text-properties style:font-name="Arial" fo:font-size="10pt" fo:font-style="italic" officeooo:rsid="00251f6f" style:font-size-asian="10pt" style:font-style-asian="italic" style:font-size-complex="10pt" style:font-style-complex="italic"/>
    </style:style>
    <style:style style:name="T257" style:family="text">
      <style:text-properties style:font-name="Arial" fo:font-size="10pt" fo:font-style="italic" officeooo:rsid="006a9665" style:font-size-asian="10pt" style:font-style-asian="italic" style:font-size-complex="10pt" style:font-style-complex="italic"/>
    </style:style>
    <style:style style:name="T258" style:family="text">
      <style:text-properties style:font-name="Arial" fo:font-size="10pt" fo:font-style="italic" officeooo:rsid="005c8cbb" style:font-size-asian="10pt" style:font-style-asian="italic" style:font-size-complex="10pt" style:font-style-complex="italic"/>
    </style:style>
    <style:style style:name="T259" style:family="text">
      <style:text-properties style:font-name="Arial" fo:font-size="10pt" fo:font-style="italic" officeooo:rsid="0063cdcb" style:font-size-asian="10pt" style:font-style-asian="italic" style:font-size-complex="10pt" style:font-style-complex="italic"/>
    </style:style>
    <style:style style:name="T260" style:family="text">
      <style:text-properties style:font-name="Arial" fo:font-size="10pt" fo:font-style="italic" officeooo:rsid="005ab10e" style:font-size-asian="10pt" style:font-style-asian="italic" style:font-size-complex="10pt" style:font-style-complex="italic"/>
    </style:style>
    <style:style style:name="T261" style:family="text">
      <style:text-properties style:font-name="Arial" fo:font-size="10pt" fo:font-style="italic" officeooo:rsid="0068027f" style:font-size-asian="10pt" style:font-style-asian="italic" style:font-size-complex="10pt" style:font-style-complex="italic"/>
    </style:style>
    <style:style style:name="T262" style:family="text">
      <style:text-properties style:font-name="Arial" fo:font-size="10pt" fo:font-style="italic" officeooo:rsid="007b1903" style:font-size-asian="10pt" style:font-style-asian="italic" style:font-size-complex="10pt" style:font-style-complex="italic"/>
    </style:style>
    <style:style style:name="T263" style:family="text">
      <style:text-properties style:font-name="Arial" fo:font-size="10pt" fo:font-style="italic" officeooo:rsid="003aab69" style:font-size-asian="10pt" style:font-style-asian="italic" style:font-size-complex="10pt" style:font-style-complex="italic"/>
    </style:style>
    <style:style style:name="T264" style:family="text">
      <style:text-properties style:font-name="Arial" fo:font-size="10pt" fo:font-style="italic" officeooo:rsid="00a577d8" style:font-size-asian="10pt" style:font-style-asian="italic" style:font-size-complex="10pt" style:font-style-complex="italic"/>
    </style:style>
    <style:style style:name="T265" style:family="text">
      <style:text-properties style:font-name="Arial" fo:font-size="10pt" fo:font-style="italic" officeooo:rsid="002d32c7" style:font-size-asian="10pt" style:font-style-asian="italic" style:font-size-complex="10pt"/>
    </style:style>
    <style:style style:name="T266" style:family="text">
      <style:text-properties style:font-name="Arial" fo:font-size="10pt" fo:font-style="italic" officeooo:rsid="0028d8c8" style:font-size-asian="10pt" style:font-style-asian="italic" style:font-size-complex="10pt"/>
    </style:style>
    <style:style style:name="T267" style:family="text">
      <style:text-properties style:font-name="Arial" fo:font-size="10pt" fo:font-style="italic" officeooo:rsid="006b9c5f" style:font-size-asian="8.75pt" style:font-style-asian="italic" style:font-size-complex="10pt" style:font-style-complex="italic"/>
    </style:style>
    <style:style style:name="T268" style:family="text">
      <style:text-properties style:font-name="Arial" fo:font-size="10pt" fo:font-style="italic" officeooo:rsid="00794628" style:font-size-asian="8.75pt" style:font-style-asian="italic" style:font-size-complex="10pt" style:font-style-complex="italic"/>
    </style:style>
    <style:style style:name="T269" style:family="text">
      <style:text-properties style:font-name="Arial" fo:font-size="10pt" fo:font-style="italic" officeooo:rsid="009176bd" style:font-size-asian="8.75pt" style:font-style-asian="italic" style:font-size-complex="10pt" style:font-style-complex="italic"/>
    </style:style>
    <style:style style:name="T270" style:family="text">
      <style:text-properties style:font-name="Arial" fo:font-size="10pt" fo:font-style="italic" officeooo:rsid="009e8383" style:font-size-asian="8.75pt" style:font-style-asian="italic" style:font-size-complex="10pt" style:font-style-complex="italic"/>
    </style:style>
    <style:style style:name="T271" style:family="text">
      <style:text-properties style:font-name="Arial" fo:font-size="10pt" fo:font-style="italic" fo:font-weight="normal" officeooo:rsid="001cc0f2" style:font-size-asian="10pt" style:font-style-asian="italic" style:font-weight-asian="normal" style:font-size-complex="10pt" style:font-style-complex="italic" style:font-weight-complex="normal"/>
    </style:style>
    <style:style style:name="T272" style:family="text">
      <style:text-properties style:font-name="Arial" fo:font-size="10pt" fo:font-style="italic" fo:font-weight="normal" officeooo:rsid="00794628" style:font-size-asian="10pt" style:font-style-asian="italic" style:font-weight-asian="normal" style:font-size-complex="10pt" style:font-style-complex="italic" style:font-weight-complex="normal"/>
    </style:style>
    <style:style style:name="T273" style:family="text">
      <style:text-properties style:font-name="Arial" fo:font-size="10pt" fo:font-style="italic" fo:font-weight="normal" officeooo:rsid="00a2c9e1" style:font-size-asian="10pt" style:font-style-asian="italic" style:font-weight-asian="normal" style:font-size-complex="10pt" style:font-style-complex="italic" style:font-weight-complex="normal"/>
    </style:style>
    <style:style style:name="T274" style:family="text">
      <style:text-properties style:font-name="Arial" fo:font-size="10pt" fo:font-style="italic" fo:font-weight="normal" officeooo:rsid="009e8383" style:font-size-asian="8.75pt" style:font-style-asian="italic" style:font-weight-asian="normal" style:font-size-complex="10pt" style:font-style-complex="italic" style:font-weight-complex="normal"/>
    </style:style>
    <style:style style:name="T275" style:family="text">
      <style:text-properties style:font-name="Arial" fo:font-size="10pt" fo:font-style="italic" style:text-underline-style="none" officeooo:rsid="006a9665" style:font-size-asian="10pt" style:font-style-asian="italic" style:font-size-complex="10pt" style:font-style-complex="italic"/>
    </style:style>
    <style:style style:name="T276" style:family="text">
      <style:text-properties style:font-name="Arial" fo:font-size="10pt" fo:font-style="italic" style:text-underline-style="none" officeooo:rsid="006b9c5f" style:font-size-asian="10pt" style:font-style-asian="italic" style:font-size-complex="10pt" style:font-style-complex="italic"/>
    </style:style>
    <style:style style:name="T277" style:family="text">
      <style:text-properties style:font-name="Arial" fo:font-size="10pt" fo:font-style="italic" style:text-underline-style="none" officeooo:rsid="009176bd" style:font-size-asian="10pt" style:font-style-asian="italic" style:font-size-complex="10pt" style:font-style-complex="italic"/>
    </style:style>
    <style:style style:name="T278" style:family="text">
      <style:text-properties style:font-name="Arial" fo:font-size="10pt" fo:font-style="italic" style:text-underline-style="none" fo:font-weight="bold" officeooo:rsid="006a9665" style:font-size-asian="10pt" style:font-style-asian="italic" style:font-weight-asian="bold" style:font-size-complex="10pt" style:font-style-complex="italic" style:font-weight-complex="bold"/>
    </style:style>
    <style:style style:name="T279" style:family="text">
      <style:text-properties style:font-name="Arial" fo:font-size="10pt" style:font-size-asian="10pt" style:font-size-complex="10pt"/>
    </style:style>
    <style:style style:name="T280" style:family="text">
      <style:text-properties style:font-name="Arial" fo:font-size="10pt" officeooo:rsid="0076f1f6" style:font-size-asian="10pt" style:font-size-complex="10pt"/>
    </style:style>
    <style:style style:name="T281" style:family="text">
      <style:text-properties style:font-name="Arial" fo:font-size="10pt" officeooo:rsid="0021ad05" style:font-size-asian="10pt" style:font-size-complex="10pt"/>
    </style:style>
    <style:style style:name="T282" style:family="text">
      <style:text-properties style:font-name="Arial" fo:font-size="10pt" officeooo:rsid="00794628" style:font-size-asian="10pt" style:font-size-complex="10pt"/>
    </style:style>
    <style:style style:name="T283" style:family="text">
      <style:text-properties style:font-name="Arial" fo:font-size="10pt" officeooo:rsid="0034afa1" style:font-size-asian="10pt" style:font-size-complex="10pt"/>
    </style:style>
    <style:style style:name="T284" style:family="text">
      <style:text-properties style:font-name="Arial" fo:font-size="10pt" officeooo:rsid="007a18fd" style:font-size-asian="10pt" style:font-size-complex="10pt"/>
    </style:style>
    <style:style style:name="T285" style:family="text">
      <style:text-properties style:font-name="Arial" fo:font-size="10pt" officeooo:rsid="002b081a" style:font-size-asian="10pt" style:font-size-complex="10pt"/>
    </style:style>
    <style:style style:name="T286" style:family="text">
      <style:text-properties style:font-name="Arial" fo:font-size="10pt" officeooo:rsid="005ab10e" style:font-size-asian="10pt" style:font-size-complex="10pt"/>
    </style:style>
    <style:style style:name="T287" style:family="text">
      <style:text-properties style:font-name="Arial" fo:font-size="10pt" officeooo:rsid="006b9c5f" style:font-size-asian="8.75pt" style:font-size-complex="10pt"/>
    </style:style>
    <style:style style:name="T288" style:family="text">
      <style:text-properties style:font-name="Arial" fo:font-size="10pt" fo:font-weight="bold" officeooo:rsid="0034afa1" style:font-size-asian="10pt" style:font-weight-asian="bold" style:font-size-complex="10pt" style:font-weight-complex="bold"/>
    </style:style>
    <style:style style:name="T289" style:family="text">
      <style:text-properties style:font-name="Arial" fo:font-size="10pt" fo:font-weight="normal" style:font-size-asian="8.75pt" style:font-weight-asian="normal" style:font-size-complex="10pt" style:font-weight-complex="normal"/>
    </style:style>
    <style:style style:name="T290" style:family="text">
      <style:text-properties style:font-name="Arial" officeooo:rsid="004c4dff"/>
    </style:style>
    <style:style style:name="T291" style:family="text">
      <style:text-properties style:font-name="Arial" fo:font-size="11pt" fo:font-style="normal" officeooo:rsid="007fc5ad" style:font-size-asian="11pt" style:font-style-asian="normal" style:font-size-complex="11pt" style:font-style-complex="normal"/>
    </style:style>
    <style:style style:name="T292" style:family="text">
      <style:text-properties style:font-name="Arial" fo:font-size="11pt" fo:font-style="normal" officeooo:rsid="0080ef16" style:font-size-asian="11pt" style:font-style-asian="normal" style:font-size-complex="11pt" style:font-style-complex="normal"/>
    </style:style>
    <style:style style:name="T293" style:family="text">
      <style:text-properties style:font-name="Arial" fo:font-size="11pt" fo:font-style="normal" officeooo:rsid="0081502d" style:font-size-asian="11pt" style:font-style-asian="normal" style:font-size-complex="11pt" style:font-style-complex="normal"/>
    </style:style>
    <style:style style:name="T294" style:family="text">
      <style:text-properties style:font-name="Arial" fo:font-size="11pt" fo:font-style="normal" officeooo:rsid="00821870" style:font-size-asian="11pt" style:font-style-asian="normal" style:font-size-complex="11pt" style:font-style-complex="normal"/>
    </style:style>
    <style:style style:name="T295" style:family="text">
      <style:text-properties style:font-name="Arial" fo:font-size="11pt" fo:font-style="normal" officeooo:rsid="00840bc9" style:font-size-asian="11pt" style:font-style-asian="normal" style:font-size-complex="11pt" style:font-style-complex="normal"/>
    </style:style>
    <style:style style:name="T296" style:family="text">
      <style:text-properties style:font-name="Arial" fo:font-size="11pt" fo:font-style="normal" officeooo:rsid="0089efd3" style:font-size-asian="11pt" style:font-style-asian="normal" style:font-size-complex="11pt" style:font-style-complex="normal"/>
    </style:style>
    <style:style style:name="T297" style:family="text">
      <style:text-properties style:font-name="Arial" fo:font-size="11pt" fo:font-style="normal" officeooo:rsid="008b4ba7" style:font-size-asian="11pt" style:font-style-asian="normal" style:font-size-complex="11pt" style:font-style-complex="normal"/>
    </style:style>
    <style:style style:name="T298" style:family="text">
      <style:text-properties style:font-name="Arial" fo:font-size="11pt" fo:font-style="normal" officeooo:rsid="008cceb0" style:font-size-asian="11pt" style:font-style-asian="normal" style:font-size-complex="11pt" style:font-style-complex="normal"/>
    </style:style>
    <style:style style:name="T299" style:family="text">
      <style:text-properties style:font-name="Arial" fo:font-size="11pt" fo:font-style="normal" officeooo:rsid="008e2e5f" style:font-size-asian="11pt" style:font-style-asian="normal" style:font-size-complex="11pt" style:font-style-complex="normal"/>
    </style:style>
    <style:style style:name="T300" style:family="text">
      <style:text-properties style:font-name="Arial" fo:font-size="11pt" fo:font-style="normal" officeooo:rsid="00872c6e" style:font-size-asian="11pt" style:font-style-asian="normal" style:font-size-complex="11pt" style:font-style-complex="normal"/>
    </style:style>
    <style:style style:name="T301" style:family="text">
      <style:text-properties style:font-name="Arial" fo:font-size="11pt" fo:font-style="normal" officeooo:rsid="008f96e9" style:font-size-asian="11pt" style:font-style-asian="normal" style:font-size-complex="11pt" style:font-style-complex="normal"/>
    </style:style>
    <style:style style:name="T302" style:family="text">
      <style:text-properties style:font-name="Arial" fo:font-size="11pt" fo:font-style="normal" style:text-underline-style="none" officeooo:rsid="007a18fd" style:font-size-asian="11pt" style:font-style-asian="normal" style:font-size-complex="11pt" style:font-style-complex="normal"/>
    </style:style>
    <style:style style:name="T303" style:family="text">
      <style:text-properties style:font-name="Arial" fo:font-size="11pt" fo:font-weight="bold" officeooo:rsid="002385e3" style:font-size-asian="11pt" style:font-weight-asian="bold" style:font-size-complex="11pt" style:font-weight-complex="normal"/>
    </style:style>
    <style:style style:name="T304" style:family="text">
      <style:text-properties style:font-name="Arial" fo:font-size="11pt" fo:font-weight="bold" officeooo:rsid="006fdff9" style:font-size-asian="11pt" style:font-weight-asian="bold" style:font-size-complex="11pt" style:font-weight-complex="normal"/>
    </style:style>
    <style:style style:name="T305" style:family="text">
      <style:text-properties style:font-name="Arial" fo:font-size="12pt" fo:font-style="italic" officeooo:rsid="0085ca2d" style:font-size-asian="12pt" style:font-style-asian="italic" style:font-name-complex="Lohit Devanagari1" style:font-size-complex="12pt" style:font-style-complex="italic"/>
    </style:style>
    <style:style style:name="T306" style:family="text">
      <style:text-properties style:font-name="Arial" fo:font-size="12pt" fo:font-style="italic" officeooo:rsid="006f72a3" style:font-size-asian="12pt" style:font-style-asian="italic" style:font-name-complex="Lohit Devanagari1" style:font-size-complex="12pt" style:font-style-complex="italic"/>
    </style:style>
    <style:style style:name="T307" style:family="text">
      <style:text-properties style:font-name="Arial" officeooo:rsid="008b4ba7"/>
    </style:style>
    <style:style style:name="T308" style:family="text">
      <style:text-properties style:font-name="Arial" officeooo:rsid="0089efd3"/>
    </style:style>
    <style:style style:name="T309" style:family="text">
      <style:text-properties style:font-name="Arial" officeooo:rsid="00872c6e"/>
    </style:style>
    <style:style style:name="T310" style:family="text">
      <style:text-properties style:font-name="Arial" fo:font-style="italic" style:font-style-asian="italic" style:font-style-complex="italic"/>
    </style:style>
    <style:style style:name="T311" style:family="text">
      <style:text-properties style:font-name="Arial" fo:font-style="normal" style:font-style-asian="normal" style:font-style-complex="normal"/>
    </style:style>
    <style:style style:name="T312" style:family="text">
      <style:text-properties style:font-name="Arial" officeooo:rsid="006fdff9"/>
    </style:style>
    <style:style style:name="T313" style:family="text">
      <style:text-properties officeooo:rsid="00794628"/>
    </style:style>
    <style:style style:name="T314" style:family="text">
      <style:text-properties officeooo:rsid="007a18fd"/>
    </style:style>
    <style:style style:name="T315" style:family="text">
      <style:text-properties officeooo:rsid="007b1903"/>
    </style:style>
    <style:style style:name="T316" style:family="text">
      <style:text-properties officeooo:rsid="0080ef16"/>
    </style:style>
    <style:style style:name="T317" style:family="text">
      <style:text-properties officeooo:rsid="009176bd"/>
    </style:style>
    <style:style style:name="T318" style:family="text">
      <style:text-properties fo:font-weight="normal" officeooo:rsid="002385e3" style:font-weight-asian="normal" style:font-weight-complex="normal"/>
    </style:style>
    <style:style style:name="T319" style:family="text">
      <style:text-properties officeooo:rsid="009c3af9"/>
    </style:style>
    <style:style style:name="T320" style:family="text">
      <style:text-properties officeooo:rsid="009d867e"/>
    </style:style>
    <style:style style:name="T321" style:family="text">
      <style:text-properties officeooo:rsid="009edd11"/>
    </style:style>
    <style:style style:name="T322" style:family="text">
      <style:text-properties officeooo:rsid="00a1624d"/>
    </style:style>
    <style:style style:name="T323" style:family="text">
      <style:text-properties officeooo:rsid="002385e3" style:font-weight-complex="normal"/>
    </style:style>
    <style:style style:name="T324" style:family="text">
      <style:text-properties officeooo:rsid="00a577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2">Introduzione</text:h>
      <text:p text:style-name="P23"/>
      <text:p text:style-name="P24"><text:span text:style-name="T192">L'obiettivo di questo studio è stato applicare le tecniche e gli strumenti visti nel modulo del corso relativo il </text:span><text:span text:style-name="T16">software testing </text:span><text:span text:style-name="T58">a due progetti open source, </text:span><text:span text:style-name="T16">Bookkeeper </text:span><text:span text:style-name="T58">ed </text:span><text:span text:style-name="T16">AVRO</text:span><text:span text:style-name="T17">.</text:span><text:span text:style-name="T16"> </text:span><text:span text:style-name="T58">Lo studio si è concentrato su due classi Java per ogni singolo progetto, individuate con la metodologia descritta nel paragrafo </text:span><text:span text:style-name="T16">Individuazione classi.</text:span><text:span text:style-name="T58"> Su ongi singola classe sono stati eseguiti esperimenti in un ambiente controllatoal fine di poter acquisitre sufficiente fiducia sul loro funzionamento.</text:span></text:p>
      <text:h text:style-name="P2" text:outline-level="2">Configurazione ambiente di lavoro</text:h>
      <text:p text:style-name="P36"/>
      <text:p text:style-name="P20"><text:span text:style-name="T281">Per la configurazione dell'ambiente di lavoro sono stati effettuati i fork dei due progetti sulla repo GitHub salvatorefoderaro/</text:span><text:span text:style-name="T203">avro</text:span><text:span text:style-name="T281"> e salvatorefoderaro/bookkeeper. Sono stati rimossi i test presenti di default, rimossi i profili dai file </text:span><text:span text:style-name="T249">pom.xml</text:span><text:span text:style-name="T202"> dei due progetti. Inoltre è stata effettuata l'integrazione con </text:span><text:span text:style-name="T235">Travis-CI</text:span><text:span text:style-name="T202"> e </text:span><text:span text:style-name="T235">SonarCloud</text:span><text:span text:style-name="T202">, tramite la configurazione dei file </text:span><text:span text:style-name="T249">.travis.yml</text:span><text:span text:style-name="T202"> e </text:span><text:span text:style-name="T249">sonar-projects.properties</text:span><text:span text:style-name="T203">.</text:span></text:p>
      <text:h text:style-name="P2" text:outline-level="2">Individuazione classi</text:h>
      <text:p text:style-name="P36"/>
      <text:p text:style-name="P25">Per l’individuazione delle classi da testare sono stati tenuti presenti i risultati delle attività svolte con il Prof. Falessi. Sono state apportate alcune modifiche affinché venissero calcolate le metriche per l’ultima versione rilasciata <text:span text:style-name="T313">di ogni progetto</text:span>. Per la scelta delle classi da testare si è tenuto conto della <text:span text:style-name="T43">metrica </text:span><text:span text:style-name="T4">numberRevisions</text:span><text:span text:style-name="T45">, che indica il numero di volte che il file appare in un commit su GitHub. Questo ha portato alla scelta delle seguenti classi per i due progetti.</text:span></text:p>
      <text:list xml:id="list3866676801" text:style-name="L1">
        <text:list-item>
          <text:p text:style-name="P94">BookKeeper</text:p>
          <text:list>
            <text:list-item>
              <text:p text:style-name="P123"><text:span text:style-name="T250">BufferedReader:</text:span><text:span text:style-name="T204"> </text:span><text:span text:style-name="T205">t</text:span><text:span text:style-name="T206">ra gli elementi base di Bookkeeper sono presenti i </text:span><text:span text:style-name="T251">ledger</text:span><text:span text:style-name="T206">.</text:span><text:span text:style-name="T251"> </text:span><text:span text:style-name="T206">Un </text:span><text:span text:style-name="T251">ledger</text:span><text:span text:style-name="T206"> è una sequenza di </text:span><text:span text:style-name="T251">entry</text:span><text:span text:style-name="T206">, </text:span><text:span text:style-name="T203">ognuno dei quali è composto da una sequenza di dati</text:span><text:span text:style-name="T206">. Quando un server riceve una entry da parte dei client per essere scritta, l’entry viene aggiunta </text:span><text:span text:style-name="T203">all'</text:span><text:span text:style-name="T254">entry</text:span><text:span text:style-name="T251"> </text:span><text:span text:style-name="T254">l</text:span><text:span text:style-name="T251">og</text:span><text:span text:style-name="T206">. Per motivi di performance, l’entry log bufferizza in memoria le varie entry e le scrive </text:span><text:span text:style-name="T203">in modo asincrono sul file di log</text:span><text:span text:style-name="T206">. </text:span><text:span text:style-name="T205">Per la bufferizzazione viene </text:span><text:span text:style-name="T207">utilizzata la classe </text:span><text:span text:style-name="T271">BufferedChannel</text:span><text:span text:style-name="T272">; </text:span><text:span text:style-name="T205">offre un layer bufferizzato per l’esecuzione delle operazioni su un </text:span><text:span text:style-name="T252">file</text:span><text:span text:style-name="T253"> </text:span><text:span text:style-name="T252">channel.</text:span><text:span text:style-name="T208"> La singola entry è composta </text:span><text:span text:style-name="T203">dai campi</text:span><text:span text:style-name="T208">:</text:span></text:p>
              <text:list>
                <text:list-item>
                  <text:p text:style-name="P95">long ledgerID</text:p>
                </text:list-item>
                <text:list-item>
                  <text:p text:style-name="P95">long entryID</text:p>
                </text:list-item>
                <text:list-item>
                  <text:p text:style-name="P95">long LAC</text:p>
                </text:list-item>
                <text:list-item>
                  <text:p text:style-name="P95">long length</text:p>
                </text:list-item>
                <text:list-item>
                  <text:p text:style-name="P110"><text:span text:style-name="T118">data[] data</text:span><text:span text:style-name="T190">}</text:span></text:p>
                </text:list-item>
              </text:list>
            </text:list-item>
            <text:list-item>
              <text:p text:style-name="P123"><text:span text:style-name="T250">DigestManage</text:span><text:span text:style-name="T255">r:</text:span><text:span text:style-name="T207"> </text:span><text:span text:style-name="T209">per l’invio delle entry al server, il client utilizza </text:span><text:span text:style-name="T203">la</text:span><text:span text:style-name="T209"> classe per il calcolo del digest da aggiungere al pacchetto da inviare, mentre il server la </text:span><text:span text:style-name="T203">utilizza</text:span><text:span text:style-name="T209"> per verificare che i</text:span><text:span text:style-name="T203">la correttezza del pacchetto ricevuto.</text:span></text:p>
            </text:list-item>
          </text:list>
        </text:list-item>
        <text:list-item>
          <text:p text:style-name="P94">A<text:span text:style-name="T187">VRO</text:span></text:p>
          <text:list>
            <text:list-item>
              <text:p text:style-name="P111"><text:span text:style-name="T102">BinaryData: </text:span><text:span text:style-name="T147">AVRO </text:span><text:span text:style-name="T148">è un sistema per la serializzazione dei dati</text:span><text:span text:style-name="T149"> basato su</text:span><text:span text:style-name="T103"> schemi</text:span><text:span text:style-name="T149">.</text:span><text:span text:style-name="T148"> Vengono utilizzati per definire in che che modo il flusso di dati deve essere scritto, o il modo in cui deve essere letto</text:span><text:span text:style-name="T152">. Durante l'esecuzione delle due operazioni, lo</text:span><text:span text:style-name="T107"> schema</text:span><text:span text:style-name="T152"> è sempre presente.</text:span><text:span text:style-name="T147">La classe fornisce degli strumenti per la manipolazione di dati binari.</text:span></text:p>
            </text:list-item>
            <text:list-item>
              <text:p text:style-name="P123"><text:span text:style-name="T250">SpecificData: </text:span><text:span text:style-name="T210">la classe offre delle utility per la generazione e la gestione di oggetti di tipo </text:span><text:span text:style-name="T254">schema</text:span><text:span text:style-name="T210"> per tipi di dato specifici</text:span><text:span text:style-name="T203"> del linguaggio Java</text:span><text:span text:style-name="T210">. </text:span></text:p>
            </text:list-item>
          </text:list>
        </text:list-item>
      </text:list>
      <text:h text:style-name="P3" text:outline-level="2">Category Partition</text:h>
      <text:p text:style-name="P37"/>
      <text:p text:style-name="P133"><text:span text:style-name="T287">Per la stesura della </text:span><text:span text:style-name="T267">category partition </text:span><text:span text:style-name="T268">è</text:span><text:span text:style-name="T226"> stato utilizzato il procedimento illustrato a lezione, in base al tipo di dato del parametro di cui andare ad effettuare il partizionamento in categorie. Per i parametri composti sono stati considerati </text:span><text:span text:style-name="T227">per l'analisi</text:span><text:span text:style-name="T226"> gli attributi dell'oggetto che vengono utilizzati </text:span><text:span text:style-name="T228">nel flusso di esecuzione del </text:span><text:span text:style-name="T226">metodo.</text:span><text:span text:style-name="T229"> Successivamente è stata eseguita l'analisi</text:span><text:span text:style-name="T231"> dei</text:span><text:span text:style-name="T229"> </text:span><text:span text:style-name="T268">boundary</text:span><text:span text:style-name="T269">-</text:span><text:span text:style-name="T268">value</text:span><text:span text:style-name="T269">s</text:span><text:span text:style-name="T229"> per la stesura di una prima </text:span><text:span text:style-name="T232">suite di test minimale</text:span><text:span text:style-name="T229">.</text:span></text:p>
      <text:p text:style-name="P133"><text:span text:style-name="T233">Per il partizionamento degli oggetti complessi, come gli oggetti </text:span><text:span text:style-name="T270">schema</text:span><text:span text:style-name="T233"> di </text:span><text:span text:style-name="T236">AVRO</text:span><text:span text:style-name="T243"> o le </text:span><text:span text:style-name="T274">entry</text:span><text:span text:style-name="T243"> di </text:span><text:span text:style-name="T236">Bookkeeper</text:span><text:span text:style-name="T243">, sono stati considerati gli attributi semplici che hanno portato alla costruzione degli oggetti stessi. Per questo motivo nell'analisi è presente una distizione tra </text:span><text:span text:style-name="T274">nomeParametro.nomeAttributo </text:span><text:span text:style-name="T243">e </text:span><text:span text:style-name="T274">nomeAttributo;</text:span><text:span text:style-name="T243"> il secondo è riferito all'istanza dell'oggetto di cui vogliamo andare a testare il metodo (</text:span><text:span text:style-name="T274">BufferedChannel, DigestManager).</text:span></text:p>
      <text:p text:style-name="P134"><text:span text:style-name="T289">Per l'identificazione dei test è stato utilizzato il criterio unidimensionale: ogni test viene scelto per corprire tutte le classi di equivalenza considerate.</text:span></text:p>
      <text:h text:style-name="P5" text:outline-level="2"><text:soft-page-break/>Category Partition - <text:span text:style-name="T64">Bookkeeper</text:span></text:h>
      <text:h text:style-name="P8" text:outline-level="2">BufferedChannel - write<text:bookmark text:name="classi---bufferedchannel---write1"/><text:span text:style-name="T191"> (ByteBuf src)</text:span></text:h>
      <text:p text:style-name="P26">Il metodo <text:span text:style-name="T2">write</text:span> va a <text:span text:style-name="T43">scrivere il contenuto dell’oggetto </text:span><text:span text:style-name="T4">ByteBuf </text:span><text:span text:style-name="T45">sul </text:span><text:span text:style-name="T4">filechannel</text:span><text:span text:style-name="T45"> associato a</text:span><text:span text:style-name="T63">ll’oggetto </text:span><text:span text:style-name="T34">BufferedChannel</text:span><text:span text:style-name="T63">.</text:span></text:p>
      <text:list xml:id="list2545008428" text:style-name="L2">
        <text:list-item>
          <text:p text:style-name="P56"><text:span text:style-name="T2">ByteBuf src. </text:span>Trattandosi di un oggetto complesso, per la category partition sono state considerat<text:span text:style-name="T313">i i casi in cui l'istanza sia nulla o valida</text:span>. Per l<text:span text:style-name="T43">e istanze valide, trattandosi di un buffer di dati dotato di una determinata lunghezza, è stata considerata la lunghezza del buffer</text:span><text:span text:style-name="T313">.</text:span></text:p>
          <text:list>
            <text:list-item>
              <text:p text:style-name="P65">{null, src.len = 0, src.len &gt; 0}</text:p>
            </text:list-item>
            <text:list-item>
              <text:p text:style-name="P70">Analisy boundary-value: {null, src.len = 0, src.len <text:span text:style-name="T317">=1</text:span>}</text:p>
            </text:list-item>
          </text:list>
        </text:list-item>
        <text:list-item>
          <text:p text:style-name="P56"><text:span text:style-name="T2">long unpersistedBytesBound.</text:span><text:span text:style-name="T44"> </text:span><text:span text:style-name="T45">L’attributo rappresenta il numero di limite di byte non consistenti. Se il valore è maggiore di </text:span><text:span text:style-name="T60">0</text:span><text:span text:style-name="T45">, viene effettuato il flush sul filechannel dopo ogni scrittura. In caso conrario, il flush viene effettuato solamente al riempimento del buffer</text:span><text:span text:style-name="T60">.</text:span></text:p>
          <text:list>
            <text:list-item>
              <text:p text:style-name="P65">{&lt;=0, &gt;0}</text:p>
            </text:list-item>
            <text:list-item>
              <text:p text:style-name="P69">Analisy boundary-value: <text:span text:style-name="T317">{-1, 1}</text:span></text:p>
            </text:list-item>
          </text:list>
        </text:list-item>
      </text:list>
      <text:p text:style-name="P26"><text:span text:style-name="T322">L</text:span>a <text:span text:style-name="T3">suit</text:span><text:span text:style-name="T28">e </text:span><text:span text:style-name="T3">di test minima</text:span><text:span text:style-name="T25">le</text:span> identificata è la seguente<text:span text:style-name="T313">:</text:span></text:p>
      <text:list xml:id="list2690395740" text:style-name="L3">
        <text:list-item>
          <text:p text:style-name="P101">{null, -1}, {src.len = 0, 1, src.len = 1, 1}<text:span text:style-name="T318"> </text:span></text:p>
        </text:list-item>
      </text:list>
      <text:h text:style-name="P8" text:outline-level="2">BufferedChannel - read<text:bookmark text:name="classi---bufferedchannel---read1"/><text:span text:style-name="T191"> (ByteBuf dest, long pos, int length)</text:span></text:h>
      <text:p text:style-name="P26">Il metodo <text:span text:style-name="T2">read</text:span> <text:span text:style-name="T188">scrive</text:span> sul buffer di destinazione (<text:span text:style-name="T2">dest</text:span>) il contenuto del <text:span text:style-name="T4">filechannel</text:span><text:span text:style-name="T45"> associato al </text:span><text:span text:style-name="T63">BufferedChannel</text:span>.</text:p>
      <text:list xml:id="list3090797045" text:style-name="L4">
        <text:list-item>
          <text:p text:style-name="P84"><text:span text:style-name="T245">int </text:span><text:span text:style-name="T265">capacity</text:span><text:span text:style-name="T245">. </text:span><text:span text:style-name="T211">Il valore rappresenta</text:span><text:span text:style-name="T204"> la capacità di scrittura </text:span><text:span text:style-name="T212">e lettura </text:span><text:span text:style-name="T204">del buffer. Per un’istanza valida, sono state considerate due classi per il partizionamento:</text:span></text:p>
          <text:list>
            <text:list-item>
              <text:p text:style-name="P66">{= 0, &gt; 0}</text:p>
            </text:list-item>
            <text:list-item>
              <text:p text:style-name="P71">Analisy boundary-value: <text:span text:style-name="T317">{0, 1}</text:span></text:p>
            </text:list-item>
          </text:list>
        </text:list-item>
        <text:list-item>
          <text:p text:style-name="P84"><text:span text:style-name="T245">ByteBuf dest. </text:span><text:span text:style-name="T211">L'oggetto rappresenta il b</text:span><text:span text:style-name="T279">uffer di destinazione. E' stata considerata l'istanza </text:span><text:span text:style-name="T282">non </text:span><text:span text:style-name="T279">valida, e due tipologie di istanze valide che si caratterizzano per l'attributo </text:span><text:span text:style-name="T254">len</text:span><text:span text:style-name="T203">.</text:span></text:p>
          <text:list>
            <text:list-item>
              <text:p text:style-name="P66">{null, dst.len = 0, dst.len &gt; 1}</text:p>
            </text:list-item>
            <text:list-item>
              <text:p text:style-name="P72">Analisy boundary-value: {null, dst.len = 0, dst.len <text:span text:style-name="T317">=</text:span> 1}</text:p>
            </text:list-item>
          </text:list>
        </text:list-item>
        <text:list-item>
          <text:p text:style-name="P57"><text:span text:style-name="T2">long pos. </text:span>Il valore rappresenta la posizione iniziale della scrittura. Per il partizionamento <text:span text:style-name="T313">sono stati considerati tre casi in riferimento alla capacità di scrittura del </text:span><text:span text:style-name="T17">BufferedChannel.</text:span></text:p>
          <text:list>
            <text:list-item>
              <text:p text:style-name="P66">{&lt; writeCapacity, = writeCapacity, &gt; writeCapacity}</text:p>
            </text:list-item>
            <text:list-item>
              <text:p text:style-name="P72">Analisy boundary-value: {writeCapacity<text:span text:style-name="T317"> - 1</text:span>, writeCapacity, writeCapacity<text:span text:style-name="T317"> + 1</text:span>}</text:p>
            </text:list-item>
          </text:list>
        </text:list-item>
        <text:list-item>
          <text:p text:style-name="P84"><text:span text:style-name="T245">int length. </text:span><text:span text:style-name="T211">Il valore rappresnta la lunghezza</text:span><text:span text:style-name="T279"> della scrittura. Dipende dalla capacità di scrittura del buffer, dalla posizione di scrittura ma anche dalla capacità del buffer di destinazione. Il tutto è stato partizionato in due casi di errore ed uno di successo ...</text:span></text:p>
          <text:list>
            <text:list-item>
              <text:p text:style-name="P66">{&lt;= writeCapacity - pos &amp;&amp; &lt;= dest.len, &lt;=writeCapacity - pos &amp;&amp; &gt; dest.len, &gt; writeCapacity - pos}</text:p>
            </text:list-item>
            <text:list-item>
              <text:p text:style-name="P72">Analisy boundary-value: { <text:span text:style-name="T317">(</text:span>writeCapacity - pos<text:span text:style-name="T317">)</text:span> &amp;&amp; <text:span text:style-name="T317">(</text:span>dest.len<text:span text:style-name="T317">)</text:span>, <text:span text:style-name="T317">(</text:span>writeCapacity - pos<text:span text:style-name="T317">)</text:span> &amp;&amp; <text:s/><text:span text:style-name="T317">(</text:span>dest.len<text:span text:style-name="T317">) + <text:s/>1</text:span>, <text:span text:style-name="T317">(</text:span>writeCapacity - pos<text:span text:style-name="T317">) + 1</text:span>}</text:p>
            </text:list-item>
          </text:list>
        </text:list-item>
      </text:list>
      <text:p text:style-name="P26"><text:span text:style-name="T322">L</text:span>a <text:span text:style-name="T3">suit</text:span><text:span text:style-name="T28">e </text:span><text:span text:style-name="T3">di test minimale </text:span>identificata è la seguente</text:p>
      <text:list xml:id="list3687588315" text:style-name="L5">
        <text:list-item>
          <text:p text:style-name="P102">{0, null, -<text:span text:style-name="T176">1</text:span>, <text:span text:style-name="T176">0</text:span>}, {0, dst.len = 0, 0, 1}, {1, dst.len = 1, 2, 2}<text:span text:style-name="T318"> </text:span></text:p>
        </text:list-item>
      </text:list>
      <text:h text:style-name="P9" text:outline-level="2">DigestManager - computeDigestAndPackageForSending<text:span text:style-name="T189"> (long entryId, long lastAddConfirmed, long length, ByteBuf data)</text:span></text:h>
      <text:p text:style-name="P28">Il metodo permette al client di preparare l’entry da inviare al server, andando a calcolare il <text:span text:style-name="T3">digest</text:span> e concatenarlo con il buffer di dati <text:span text:style-name="T188">a cui associare la </text:span><text:span text:style-name="T15">entry</text:span><text:span text:style-name="T188">.</text:span></text:p>
      <text:list xml:id="list1888598440" text:style-name="L6">
        <text:list-item>
          <text:p text:style-name="P58"><text:span text:style-name="T2">DigestType </text:span><text:span text:style-name="T44">digestType.</text:span><text:span text:style-name="T46"> </text:span><text:span text:style-name="T61"><text:s/>Il valore rappresenta i diversi algoritmi per il calcolo del </text:span><text:span text:style-name="T18">digest. </text:span><text:span text:style-name="T46">Trattandosi di una Enum, e’ stata consideata una classe di equivalenza per ogni possibile valore:</text:span></text:p>
          <text:list>
            <text:list-item>
              <text:p text:style-name="P67">{HMAC, CRC32, CRC32C, DUMMY}</text:p>
            </text:list-item>
            <text:list-item>
              <text:p text:style-name="P73">Analisy boundary-value: {HMAC, CRC32, CRC32C, DUMMY}</text:p>
            </text:list-item>
          </text:list>
        </text:list-item>
        <text:list-item>
          <text:p text:style-name="P58">ByteBuf data. <text:span text:style-name="T314">L'oggetto rappresenta il b</text:span>uffer di byte che rappresenta l'entry a cui <text:span text:style-name="T314">verrà concatenato il digest prima dell'invio</text:span></text:p>
          <text:list>
            <text:list-item>
              <text:p text:style-name="P67">{null, data.len = 0, data.len &gt; 0}</text:p>
            </text:list-item>
            <text:list-item>
              <text:p text:style-name="P73">Analisy boundary-value: {null, data.len = 0, data.len <text:span text:style-name="T317">= 1</text:span>}</text:p>
            </text:list-item>
          </text:list>
        </text:list-item>
        <text:list-item>
          <text:p text:style-name="P58"><text:soft-page-break/><text:span text:style-name="T2">long lastAddConfirmed. </text:span>Rappresenta il valore dell'ultima entry registrata e di cui il client ha ricevuto riescontro<text:span text:style-name="T175">.</text:span></text:p>
          <text:list>
            <text:list-item>
              <text:p text:style-name="P67">{&lt;0, =0, &gt;0}</text:p>
            </text:list-item>
            <text:list-item>
              <text:p text:style-name="P73">Analisy boundary-value: {<text:span text:style-name="T317">-1</text:span>, <text:span text:style-name="T317">0</text:span>, <text:span text:style-name="T317">1</text:span>}</text:p>
            </text:list-item>
          </text:list>
        </text:list-item>
        <text:list-item>
          <text:p text:style-name="P85"><text:span text:style-name="T245">long entryId. </text:span><text:span text:style-name="T213">Rappresenta l'ID della singola entry che si vuole inviare al server. La categorizzazione è stata effettuata </text:span><text:span text:style-name="T211">assumendo</text:span><text:span text:style-name="T213"> il vincolo che </text:span><text:span text:style-name="T256">l'entryID</text:span><text:span text:style-name="T213"> di interesse non sia superopre all'ultima </text:span><text:span text:style-name="T256">entry</text:span><text:span text:style-name="T213"> di cui il client ha avuto riscontro.</text:span></text:p>
          <text:list>
            <text:list-item>
              <text:p text:style-name="P67">{&lt;= lastAddConfirmed, &gt; lastAddConfirmed}</text:p>
            </text:list-item>
            <text:list-item>
              <text:p text:style-name="P73">Analisy boundary-value: {lastAddConfirmed, lastAddConfirmed<text:span text:style-name="T317"> + 1</text:span>}</text:p>
            </text:list-item>
          </text:list>
        </text:list-item>
        <text:list-item>
          <text:p text:style-name="P58"><text:span text:style-name="T2">long length. </text:span>Lunghezza del buffer dei dati<text:span text:style-name="T314">.</text:span></text:p>
          <text:list>
            <text:list-item>
              <text:p text:style-name="P67">{=0, &gt;0}</text:p>
            </text:list-item>
            <text:list-item>
              <text:p text:style-name="P73">Analisy boundary-value: {<text:span text:style-name="T317">0</text:span>, <text:span text:style-name="T317">1</text:span>}</text:p>
            </text:list-item>
          </text:list>
        </text:list-item>
      </text:list>
      <text:p text:style-name="P27"><text:span text:style-name="T322">L</text:span>a <text:span text:style-name="T3">suit</text:span><text:span text:style-name="T28">e</text:span><text:span text:style-name="T3"> di test minimale </text:span>identificata è la seguente</text:p>
      <text:list xml:id="list677462967" text:style-name="L7">
        <text:list-item>
          <text:p text:style-name="P108">{HMAC, null, -1, -1, -1}, {CRC32, data.len = 1, 1, 2, 1}, {CRC32C, data.len = 0, 0, 2, 0}, {DUMMY, data.len = 1, 1, 2, 1}</text:p>
        </text:list-item>
      </text:list>
      <text:h text:style-name="P9" text:outline-level="2">DigestManager – verifyDigestAndReturnData<text:span text:style-name="T189"> (long entryId, ByteBuf dataReceived)</text:span></text:h>
      <text:p text:style-name="P34">Il metodo permette al server, in ricezione, di verificare il digest dell’entry ricevuta dal client ed ottenere i dati, rimuovendo in questo modo l’header dovuo al <text:span text:style-name="T3">digest</text:span>.</text:p>
      <text:list xml:id="list2075149383" text:style-name="L8">
        <text:list-item>
          <text:p text:style-name="P59"><text:span text:style-name="T2">DigestType digestType</text:span><text:span text:style-name="T46">. Trattandosi di una Enum, e’ stata consideata una classe di equivalenza per ogni possibile valore:</text:span></text:p>
          <text:list>
            <text:list-item>
              <text:p text:style-name="P82">{HMAC, CRC32, CRC32C, DUMMY}</text:p>
            </text:list-item>
            <text:list-item>
              <text:p text:style-name="P74">Analisy boundary-value: <text:span text:style-name="T3">{HMAC, CRC32, CRC32C, DUMMY}</text:span></text:p>
            </text:list-item>
          </text:list>
        </text:list-item>
        <text:list-item>
          <text:p text:style-name="P59"><text:span text:style-name="T2">long ledgerID</text:span><text:span text:style-name="T29">. </text:span><text:span text:style-name="T47">L'ID del ledger di appartenenza della singola entry.</text:span></text:p>
          <text:list>
            <text:list-item>
              <text:p text:style-name="P68">{&lt;0, =0, &gt;0}</text:p>
            </text:list-item>
            <text:list-item>
              <text:p text:style-name="P74">Analisy boundary-value: {<text:span text:style-name="T317">-1</text:span>, 0, <text:span text:style-name="T317">1</text:span>}</text:p>
            </text:list-item>
          </text:list>
        </text:list-item>
        <text:list-item>
          <text:p text:style-name="P59"><text:span text:style-name="T2">long entryID</text:span><text:span text:style-name="T29">. </text:span><text:span text:style-name="T47">L'ID della entry.</text:span></text:p>
          <text:list>
            <text:list-item>
              <text:p text:style-name="P82">{&lt;0, = 0, &gt;0}</text:p>
            </text:list-item>
            <text:list-item>
              <text:p text:style-name="P74">Analisy boundary-value: <text:span text:style-name="T3">{</text:span><text:span text:style-name="T19">-1,</text:span><text:span text:style-name="T3"> 0, </text:span><text:span text:style-name="T19">1</text:span><text:span text:style-name="T3">}</text:span></text:p>
            </text:list-item>
          </text:list>
        </text:list-item>
        <text:list-item>
          <text:p text:style-name="P59"><text:span text:style-name="T2">ByteBuf dataReceived</text:span><text:span text:style-name="T29">. </text:span><text:span text:style-name="T47">Rappresenta il buffer contente l'entry ricevuta, incluso il digest. Per la categorizzazione sono stati considerati gli attributi </text:span><text:span text:style-name="T5">ledgerID</text:span><text:span text:style-name="T47"> ed </text:span><text:span text:style-name="T5">entryID</text:span><text:span text:style-name="T47">, relativi al contenuto del buffer in ricezione.</text:span></text:p>
          <text:list>
            <text:list-item>
              <text:p text:style-name="P82">{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75">Analisy boundary-value: <text:span text:style-name="T321"><text:s/></text:span><text:span text:style-name="T24">{null, dataReceived.ledgerID != ledgerID || (dataReceived.ledgerID = ledgerID &amp;&amp; dataReceived.entryID != entryID) || dataReceived.digestType != digestType, dataReceived.ledgerID = ledgerID &amp;&amp; dataReceived.entryID == entryID &amp;&amp; dataReceived.digestType == digestType}</text:span></text:p>
            </text:list-item>
          </text:list>
        </text:list-item>
      </text:list>
      <text:p text:style-name="P27"><text:span text:style-name="T322">La</text:span> <text:span text:style-name="T3">suit</text:span><text:span text:style-name="T28">e</text:span><text:span text:style-name="T3"> di test minimale </text:span>identificata è la seguente</text:p>
      <text:list xml:id="list361733129" text:style-name="L9">
        <text:list-item>
          <text:p text:style-name="P103">{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9" text:outline-level="2">DigestManager – verifyDigestLac<text:span text:style-name="T189"> (ByteBuf dataReceived)</text:span></text:h>
      <text:p text:style-name="P44"><text:bookmark text:name="classi---digestmanager---verifydigestlac"/><text:span text:style-name="T163">Il metodo permette al server, in ricezione, di verificare il digest dell’entry ricevuta dal client ed ottenere i</text:span><text:span text:style-name="T164">l campo </text:span><text:span text:style-name="T105">LAC</text:span><text:span text:style-name="T150"> del pacchetto</text:span><text:span text:style-name="T163">, rimuovendo in questo modo l’header dovuo al </text:span><text:span text:style-name="T106">digest</text:span><text:span text:style-name="T163">.</text:span></text:p>
      <text:list xml:id="list442042267" text:style-name="L10">
        <text:list-item>
          <text:p text:style-name="P61"><text:span text:style-name="T2">byte[] dataReceived</text:span><text:span text:style-name="T30">.</text:span><text:span text:style-name="T48"> {null, dataReceived.LAC &lt; 0, dataReceived.LAC = 0, dataReceived.LAC = 1}</text:span></text:p>
          <text:list>
            <text:list-item>
              <text:p text:style-name="P76"><text:span text:style-name="T2">Analisy boundary-value: {null, dataReceived.LAC </text:span><text:span text:style-name="T33">= - 1</text:span><text:span text:style-name="T2">, dataReceived.LAC = 0, dataReceived.LAC = 1}<text:tab/> </text:span></text:p>
            </text:list-item>
          </text:list>
        </text:list-item>
      </text:list>
      <text:h text:style-name="P12" text:outline-level="2"><text:soft-page-break/><text:span text:style-name="T179">DigestManager – </text:span><text:span text:style-name="T69">verifyDigestAndReturnLastConfirmed</text:span><text:span text:style-name="T70"> (ByteBuf dataReceived)</text:span></text:h>
      <text:p text:style-name="P35">Il metodo permette al server, in ricezione, di verificare il digest dell’entry ricevuta dal client ed ottenere i<text:span text:style-name="T185">l campo </text:span><text:span text:style-name="T13">lac</text:span><text:span text:style-name="T55"> del pacchetto</text:span>, rimuovendo in questo modo l’header dovuo al digest.</text:p>
      <text:list xml:id="list194708636382473" text:continue-numbering="true" text:style-name="L10">
        <text:list-item>
          <text:p text:style-name="P60"><text:span text:style-name="T2">byte[] dataReceived</text:span><text:span text:style-name="T30">.</text:span><text:span text:style-name="T48"> </text:span><text:span text:style-name="T62">Rappresenta il buffer contenente l'entry ricevuta.</text:span></text:p>
          <text:list>
            <text:list-item>
              <text:p text:style-name="P83"><text:span text:style-name="T320">{</text:span>null, dataReceived.entryID = entryID &amp;&amp; dataReceived.ledgerID = ledgerID, dataReceived.ledgerID != ledgerID, dataReceived.digestType != digestType}</text:p>
            </text:list-item>
            <text:list-item>
              <text:p text:style-name="P105">Analisy boundary-value:<text:span text:style-name="T321"> </text:span><text:span text:style-name="T21">{null, dataReceived.entryID = entryID &amp;&amp; dataReceived.ledgerID = ledgerID, dataReceived.ledgerID != ledgerID, dataReceived.digestType != digestType}</text:span></text:p>
            </text:list-item>
          </text:list>
          <text:p text:style-name="P104"/>
        </text:list-item>
      </text:list>
      <text:h text:style-name="P12" text:outline-level="2"><text:span text:style-name="T71">DigestManager – </text:span><text:span text:style-name="T69">generateMasterKey</text:span><text:span text:style-name="T70"> (byte[] password)</text:span></text:h>
      <text:p text:style-name="P45"><text:span text:style-name="T155">Dato in input un'array di byte, corrispondente ad un array di una stringa, genera la master key necessaria per </text:span><text:span text:style-name="T158">la generazione dei digest di tipo HMAC</text:span><text:span text:style-name="T155">.</text:span> </text:p>
      <text:list xml:id="list194708552573565" text:continue-numbering="true" text:style-name="L10">
        <text:list-item>
          <text:p text:style-name="P60"><text:span text:style-name="T2">byte[] </text:span><text:span text:style-name="T31">password.</text:span><text:span text:style-name="T32"> {null, string.len = 0, string.len &gt; 0}</text:span></text:p>
          <text:list>
            <text:list-item>
              <text:p text:style-name="P104">Analisy boundary-value:<text:span text:style-name="T319"> </text:span><text:span text:style-name="T20">{null, string.len = 0, string.len = 1}</text:span></text:p>
            </text:list-item>
          </text:list>
        </text:list-item>
      </text:list>
      <text:h text:style-name="P6" text:outline-level="2">Category Partition - <text:span text:style-name="T68">AVRO</text:span></text:h>
      <text:h text:style-name="P10" text:outline-level="2">BinaryData – compare<text:span text:style-name="T193"> (byte[] b1, int s1, byte[] b2, int s2, Schema schema)</text:span></text:h>
      <text:p text:style-name="P38"><text:span text:style-name="T165">Il metodo compara due array di byte, rappresentanti degli array di byte, </text:span><text:span text:style-name="T166">utilizzando come </text:span><text:span text:style-name="T151">riferimento</text:span><text:span text:style-name="T166"> per il confronto uno schema definito.</text:span></text:p>
      <text:list xml:id="list185921149" text:style-name="L11">
        <text:list-item>
          <text:p text:style-name="P62"><text:span text:style-name="T2">byte[] b1</text:span><text:span text:style-name="T30">.</text:span><text:span text:style-name="T48"> L'array di byte contenente dati generati secondo uno schema, indicato come </text:span><text:span text:style-name="T6">b1.Type</text:span><text:span text:style-name="T7">.</text:span></text:p>
          <text:list>
            <text:list-item>
              <text:p text:style-name="P81">{null, b1.schema = schema.Type, b1.schema != schema.Type}</text:p>
            </text:list-item>
            <text:list-item>
              <text:p text:style-name="P77">Analisy boundary-value: <text:span text:style-name="T3">{null, b1.schema = schema.Type, b1.schema != schema.Type}</text:span></text:p>
            </text:list-item>
          </text:list>
        </text:list-item>
        <text:list-item>
          <text:p text:style-name="P62"><text:span text:style-name="T2">int s1</text:span><text:span text:style-name="T30">. </text:span><text:span text:style-name="T49">Rappresenta l'offset all'interno di byte da cui iniziare a fare il confronto tra i due array.</text:span></text:p>
          <text:list>
            <text:list-item>
              <text:p text:style-name="P81">{&lt;0, =0, &gt;0}</text:p>
            </text:list-item>
            <text:list-item>
              <text:p text:style-name="P77">Analisy boundary-value: <text:span text:style-name="T3">{</text:span><text:span text:style-name="T19">-1</text:span><text:span text:style-name="T3">, 0, </text:span><text:span text:style-name="T19">1</text:span><text:span text:style-name="T3">}</text:span></text:p>
            </text:list-item>
          </text:list>
        </text:list-item>
        <text:list-item>
          <text:p text:style-name="P63"><text:span text:style-name="T2">byte[] b2</text:span><text:span text:style-name="T30">. </text:span><text:span text:style-name="T57">Rappresenta l</text:span><text:span text:style-name="T48">'array di byte contenente dati generati secondo uno schema, indicato come </text:span><text:span text:style-name="T6">b</text:span><text:span text:style-name="T9">2</text:span><text:span text:style-name="T6">.Type</text:span><text:span text:style-name="T50">. Il partizionamento</text:span><text:span text:style-name="T49"> è stato effettuato andando a considerare le possibili combinazioni dei parametri </text:span><text:span text:style-name="T7">Schema</text:span><text:span text:style-name="T49"> e </text:span><text:span text:style-name="T7">Type </text:span><text:span text:style-name="T49">dei due bite di array</text:span></text:p>
          <text:list>
            <text:list-item>
              <text:p text:style-name="P81">{null, b1.schema = b2.schema and schema=schema.Type, b1.schema = b2.schema and schema!=schema.Type || b1.schema !<text:span text:style-name="T74">=</text:span> b2.schema}</text:p>
            </text:list-item>
            <text:list-item>
              <text:p text:style-name="P77">Analisy boundary-value: <text:span text:style-name="T3">{null, b1.schema = b2.schema and schema=schema.Type, b1.schema = b2.schema and schema!=schema.Type || b1.schema !</text:span><text:span text:style-name="T23">=</text:span><text:span text:style-name="T3"> b2.schema}</text:span></text:p>
            </text:list-item>
          </text:list>
        </text:list-item>
        <text:list-item>
          <text:p text:style-name="P64"><text:span text:style-name="T2">int s2</text:span><text:span text:style-name="T30">.</text:span><text:span text:style-name="T48"> </text:span><text:span text:style-name="T49">Rappresenta l'offset all'interno d</text:span><text:span text:style-name="T57">ell'array di </text:span><text:span text:style-name="T49">byte da cui iniziare a fare il confronto. Il partizionamento è stato effettuato andando a considerare il valore di s2 rispetto all'attributo s1.</text:span></text:p>
          <text:list>
            <text:list-item>
              <text:p text:style-name="P81">{&lt; s1, = s1, &gt; s1}</text:p>
            </text:list-item>
            <text:list-item>
              <text:p text:style-name="P77">Analisy boundary-value: <text:span text:style-name="T3">{</text:span><text:span text:style-name="T19">s</text:span><text:span text:style-name="T3">1</text:span><text:span text:style-name="T19"> - 1</text:span><text:span text:style-name="T3">, </text:span><text:span text:style-name="T19">s</text:span><text:span text:style-name="T3">1, </text:span><text:span text:style-name="T19">s1 + 1</text:span><text:span text:style-name="T3">}</text:span></text:p>
            </text:list-item>
          </text:list>
        </text:list-item>
        <text:list-item>
          <text:p text:style-name="P62"><text:span text:style-name="T2">Schema schema</text:span><text:span text:style-name="T30">.</text:span><text:span text:style-name="T49"> Rappresenta lo schema di riferimento per il confronto fra i due array di byte.</text:span></text:p>
          <text:list>
            <text:list-item>
              <text:p text:style-name="P81">{<text:span text:style-name="T1">null, </text:span>ARRAY, BOOLEAN, BYTES, DOUBLE, ENUM, FIXED, FLOAT, INT, LONG, MAP, NULL, RECORD, STRING, UNION}</text:p>
            </text:list-item>
            <text:list-item>
              <text:p text:style-name="P79"><text:span text:style-name="T323">Analisy boundary-value: </text:span><text:span text:style-name="T26">{</text:span><text:span text:style-name="T27">null, </text:span><text:span text:style-name="T26">ARRAY, BOOLEAN, BYTES, DOUBLE, ENUM, FIXED, FLOAT, INT, LONG, MAP, NULL, RECORD, STRING, UNION}</text:span></text:p>
            </text:list-item>
          </text:list>
        </text:list-item>
      </text:list>
      <text:h text:style-name="P10" text:outline-level="2">SpecificData – getSchema<text:span text:style-name="T193"> (java.lang.reflect.Type type)</text:span></text:h>
      <text:p text:style-name="P38"><text:span text:style-name="T165">Il metodo restituisce lo </text:span><text:span text:style-name="T104">schema</text:span><text:span text:style-name="T148"> associato </text:span><text:span text:style-name="T150">alla tipologia di classe Java in input</text:span><text:span text:style-name="T153">.</text:span></text:p>
      <text:list xml:id="list216555161" text:style-name="L12">
        <text:list-item>
          <text:p text:style-name="P86"><text:span text:style-name="T245">java.lang.reflect.Type type</text:span><text:span text:style-name="T266">.</text:span></text:p>
          <text:list>
            <text:list-item>
              <text:p text:style-name="P80">{null, Integer, Boolean, Void, Long, Float, Double, ByteBuffer, String, Collection, Map, OtherType}</text:p>
            </text:list-item>
            <text:list-item>
              <text:p text:style-name="P78">Analisy boundary-value: <text:span text:style-name="T22">{null, Integer, Boolean, Void, Long, Float, Double, ByteBuffer, String, Collection, Map, OtherType}</text:span></text:p>
            </text:list-item>
          </text:list>
        </text:list-item>
      </text:list>
      <text:h text:style-name="P93" text:outline-level="2"><text:span text:style-name="T303">SpecificData – </text:span><text:span text:style-name="T72">getClass</text:span><text:span text:style-name="T304"> (</text:span><text:span text:style-name="T73">Schema</text:span><text:span text:style-name="T72"> schema</text:span><text:span text:style-name="T304">)</text:span></text:h>
      <text:p text:style-name="P135"><text:span text:style-name="T312">I</text:span><text:span text:style-name="T197">l metodo restituisce la classe Java associata ad un determinato </text:span><text:span text:style-name="T310">schema</text:span><text:span text:style-name="T311">.</text:span></text:p>
      <text:list xml:id="list2793556300" text:style-name="L21">
        <text:list-item>
          <text:p text:style-name="P130"><text:span text:style-name="T273">Schema schema.</text:span><text:span text:style-name="T244"> </text:span></text:p>
          <text:list>
            <text:list-item>
              <text:p text:style-name="P136"><text:soft-page-break/><text:span text:style-name="T197">{null, schema.Type=Int, <text:s/>schema.Type=Union, schema.Type=Enum, schema.Type=Array, schema.Type=Map, schema.Type=String, schema.Type=Bytes, schema.Type=Long, schema.Type=Float, schema.Type=Double, schema.Type=Boolean, schema.Type=Null}</text:span></text:p>
            </text:list-item>
          </text:list>
        </text:list-item>
      </text:list>
      <text:h text:style-name="P3" text:outline-level="2">Implementazione test</text:h>
      <text:p text:style-name="P37"/>
      <text:p text:style-name="P21"><text:span text:style-name="T283">Per l'implementazione dei test è stato utilizzato </text:span><text:span text:style-name="T284">il framework </text:span><text:span text:style-name="T288">JUnit </text:span><text:span text:style-name="T283">con il </text:span><text:span text:style-name="T214">runner </text:span><text:span text:style-name="T234">Parameterized</text:span><text:span text:style-name="T215">. Si tratta di un runner standard che implementa i test parametrizzati, andando a definire una matrice </text:span><text:span text:style-name="T257">mxn</text:span><text:span text:style-name="T215">, dove </text:span><text:span text:style-name="T257">m</text:span><text:span text:style-name="T215"> rappresenta il numero di test da eseguire ed </text:span><text:span text:style-name="T275">n </text:span><text:span text:style-name="T237">il numero di parametri necessari per ogni test. Sono stato associate ad alcuni metodi le annotazioni fornite da JUnit </text:span><text:span text:style-name="T242">@Before</text:span><text:span text:style-name="T278"> </text:span><text:span text:style-name="T237">ed </text:span><text:span text:style-name="T242">@After </text:span><text:span text:style-name="T237">che, rispettivamente, permettono di eseguire </text:span><text:span text:style-name="T238">delle operazioni prima e dopo ogni test.</text:span></text:p>
      <text:p text:style-name="P21"><text:span text:style-name="T302"/></text:p>
      <text:p text:style-name="P128"><text:span text:style-name="T239">Come indicato per alcuni metodi, la problematica principale riscontrata nell'implementazione dei casi di test è</text:span><text:span text:style-name="T238"> stata</text:span><text:span text:style-name="T239"> la non conformità tra quanto previsto dalle specifiche, ottenute dalla documentazione presente, e l'effettiva implementazione dei metodi. Le motivazioni sono differenti per i diversi tipi di progetti. Questo porta, a differenza di quanto si era preventivato con l'analisi basata su </text:span><text:span text:style-name="T276">category partition</text:span><text:span text:style-name="T239"> e </text:span><text:span text:style-name="T240">dei </text:span><text:span text:style-name="T276">boundary value</text:span><text:span text:style-name="T277">s</text:span><text:span text:style-name="T239">, ad avere una suite di test che, una volta implementata, non risulta minimale. In tutti e due i casi, all'interno delle classi di test </text:span><text:span text:style-name="T241">si è deciso di non implementare determinate istante di test.</text:span></text:p>
      <text:h text:style-name="P11" text:outline-level="2">TestBinaryDataCompare<text:span text:style-name="T181"> - AVRO</text:span></text:h>
      <text:p text:style-name="P126"><text:span text:style-name="T38">Nella stesura</text:span><text:span text:style-name="T216"> della </text:span><text:span text:style-name="T258">category partition</text:span><text:span text:style-name="T259">, </text:span><text:span text:style-name="T217">considerati i parametri di input del metodo, </text:span><text:span text:style-name="T218">era stata fatta l'assunzione che</text:span><text:span text:style-name="T217"> la comparazione dei due array </text:span><text:span text:style-name="T218">avvenisse </text:span><text:span text:style-name="T217">in riferimento allo </text:span><text:span text:style-name="T259">schema </text:span><text:span text:style-name="T217">indicato; dunque se i </text:span><text:span text:style-name="T216">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text:span><text:span text:style-name="T217"> a prescindere dal parametro </text:span><text:span text:style-name="T259">schema</text:span><text:span text:style-name="T216">. </text:span><text:span text:style-name="T285">Per </text:span><text:span text:style-name="T230">l'esecuzione</text:span><text:span text:style-name="T285"> del test </text:span><text:span text:style-name="T286">sono stati aggiunti i metodi:</text:span></text:p>
      <text:list xml:id="list777696714" text:style-name="L13">
        <text:list-item>
          <text:p text:style-name="P124"><text:span text:style-name="T260">getS(</text:span><text:span text:style-name="T261">Schema.Type type</text:span><text:span text:style-name="T260">): </text:span><text:span text:style-name="T216">il metodo restituisce l'istanza dell'oggetto </text:span><text:span text:style-name="T262">schema</text:span><text:span text:style-name="T216">, necessario alla funzione</text:span><text:span text:style-name="T258"> compare().</text:span><text:span text:style-name="T216"> La creazione dell'oggetto schema avviene in due modi differenti</text:span><text:span text:style-name="T219">.</text:span></text:p>
          <text:list>
            <text:list-item>
              <text:p text:style-name="P112"><text:span text:style-name="T119">Per i tipi di dato semplici</text:span><text:span text:style-name="T120">, viene utilizzato il metodo </text:span><text:span text:style-name="T85">schema.create()</text:span></text:p>
            </text:list-item>
            <text:list-item>
              <text:p text:style-name="P112"><text:span text:style-name="T119">Per i</text:span><text:span text:style-name="T120"> </text:span><text:span text:style-name="T119">t</text:span><text:span text:style-name="T120">ipi di dato complesso invece, viene utilizzato il metodo </text:span><text:span text:style-name="T85">parse()</text:span><text:span text:style-name="T120"> che, data una stringa in input, </text:span><text:span text:style-name="T119">genera un determinato schema</text:span><text:span text:style-name="T120">.</text:span><text:span text:style-name="T121"> </text:span><text:span text:style-name="T120">L</text:span><text:span text:style-name="T122">'individuazione delle stringhe da dare in input</text:span><text:span text:style-name="T119"> è stata effettuata partendo dalla documentazione del progetto.</text:span></text:p>
            </text:list-item>
          </text:list>
        </text:list-item>
        <text:list-item>
          <text:p text:style-name="P113"><text:span text:style-name="T86">getBS(</text:span><text:span text:style-name="T84">Schema.Type type, boolean createB1</text:span><text:span text:style-name="T86">)</text:span><text:span text:style-name="T79">:</text:span><text:span text:style-name="T117"> </text:span><text:span text:style-name="T119">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14" text:outline-level="2"><text:span text:style-name="T65">TestSpecificDataGetSchema</text:span><text:span text:style-name="T168"> - AVRO</text:span></text:h>
      <text:p text:style-name="P1"><text:span text:style-name="T115">Per </text:span><text:span text:style-name="T140">l'esecuzione</text:span><text:span text:style-name="T115"> del test è stato implementato il metodo</text:span></text:p>
      <text:list xml:id="list4000261940" text:style-name="L14">
        <text:list-item>
          <text:p text:style-name="P137"><text:span text:style-name="T87">getSchemaType</text:span><text:span text:style-name="T77">(</text:span><text:span text:style-name="T88">String classTypeString</text:span><text:span text:style-name="T77">)</text:span><text:span text:style-name="T79">: </text:span><text:span text:style-name="T117">il metodo restituisce il tipo di dato Java, necessario come parametro per il metodo </text:span><text:span text:style-name="T79">getSchem</text:span><text:span text:style-name="T89">a</text:span><text:span text:style-name="T79">()</text:span><text:span text:style-name="T89">.</text:span></text:p>
          <text:list>
            <text:list-item>
              <text:p text:style-name="P137"><text:span text:style-name="T117">Per i tipi di dato semplice viene restituito, come tipo di dato, la classe Java dell'oggetto (</text:span><text:span text:style-name="T79">tipoOggetto.class</text:span><text:span text:style-name="T117">)</text:span></text:p>
            </text:list-item>
            <text:list-item>
              <text:p text:style-name="P137"><text:span text:style-name="T117">Per i tipi di dato complessi invece, </text:span><text:span text:style-name="T79">map</text:span><text:span text:style-name="T117"> e</text:span><text:span text:style-name="T79"> collection</text:span><text:span text:style-name="T117">, viene utilizzata la reflection su degli attributi privati della classe di test per ottenere la tipologia delle due variabili a runtime.</text:span></text:p>
            </text:list-item>
          </text:list>
        </text:list-item>
      </text:list>
      <text:h text:style-name="P15" text:outline-level="2"><text:span text:style-name="T66">TestDigestManager*</text:span><text:span text:style-name="T168"> - </text:span><text:span text:style-name="T66">Bookkeeper</text:span></text:h>
      <text:p text:style-name="P22"><text:span text:style-name="T38">Nella stesura</text:span><text:span text:style-name="T35"> della </text:span><text:span text:style-name="T40">category partition</text:span><text:span text:style-name="T41">, </text:span><text:span text:style-name="T36">considerati i parametri di input del metodo, si </text:span><text:span text:style-name="T37">era stata fatta l'assunzione per cui il </text:span><text:span text:style-name="T36">valore di</text:span><text:span text:style-name="T41"> entryID</text:span><text:span text:style-name="T36"> non potesse essere negativo, così come il valore di</text:span><text:span text:style-name="T41"> ledgerID</text:span><text:span text:style-name="T36"> e</text:span><text:span text:style-name="T37"> la condizione </text:span><text:span text:style-name="T41">LAC &gt; entryID</text:span><text:span text:style-name="T36"> tra i due parametri. </text:span><text:span text:style-name="T35">Nell'implementazione</text:span><text:span text:style-name="T37">, però,</text:span><text:span text:style-name="T35"> </text:span><text:span text:style-name="T36">non è presente nessun controllo sul valore assunto dai tre parametri. Questo può essere dovuto alla posizione della classe nello stack di comunicazione</text:span><text:span text:style-name="T41">, </text:span><text:span text:style-name="T36">trovandosi ad un livello molto basso che precede l'effettivo invio sulla rete. Dunque è facile immaginare come tutti i controlli evidenziati in precedenza siano presenti ad un livello più alto. </text:span><text:span text:style-name="T42">Per </text:span><text:span text:style-name="T39">l'esecuzione</text:span><text:span text:style-name="T42"> dei test sono stati implementati diversi metodi per la generazione delle entry necessarie al metodo assert dei test implementati.</text:span></text:p>
      <text:list xml:id="list4171039475" text:style-name="L15">
        <text:list-item>
          <text:p text:style-name="P87"><text:span text:style-name="T77">generateEntry(</text:span><text:span text:style-name="T83">int length</text:span><text:span text:style-name="T77">):</text:span><text:span text:style-name="T78"> </text:span><text:span text:style-name="T117">il metodo restituisce un</text:span><text:span text:style-name="T79"> ByteBuf </text:span><text:span text:style-name="T117">relativo alla singola entry. Per la generazione, vengono scritti in sequenza le informazioni della singola entry come indicato dalla documentazione.</text:span></text:p>
        </text:list-item>
        <text:list-item>
          <text:p text:style-name="P87"><text:span text:style-name="T77">generateBadEntry(</text:span><text:span text:style-name="T83">int length</text:span><text:span text:style-name="T77">):</text:span><text:span text:style-name="T78"> </text:span><text:span text:style-name="T117">il metodo restituisce un</text:span><text:span text:style-name="T79"> ByteBuf </text:span><text:span text:style-name="T117">relativo alla singola entry. A differenza del metodo precedente, viene omessa la scrittura dell'header contente le informazioni della entry, andando a scrivere solamente il buffer di dati.</text:span></text:p>
        </text:list-item>
        <text:list-item>
          <text:p text:style-name="P88"><text:soft-page-break/><text:span text:style-name="T77">generateLacWithDigest(</text:span><text:span text:style-name="T83">int lacID, DigestType digestType, long ledgerID, boolean useV2Protocol</text:span><text:span text:style-name="T77">):</text:span><text:span text:style-name="T78"> </text:span><text:span text:style-name="T116">il metodo genera un </text:span><text:span text:style-name="T78">Lac</text:span><text:span text:style-name="T116">, utilizzando il metodo offerto dalla classe </text:span><text:span text:style-name="T78">Digest</text:span></text:p>
        </text:list-item>
        <text:list-item>
          <text:p text:style-name="P88"><text:span text:style-name="T77">generateBadLacWithDigest(</text:span><text:span text:style-name="T83">int lacID</text:span><text:span text:style-name="T77">):</text:span><text:span text:style-name="T78"> </text:span><text:span text:style-name="T116">il metodo genera un </text:span><text:span text:style-name="T78">Lac</text:span><text:span text:style-name="T116"> in modo malformato</text:span></text:p>
        </text:list-item>
        <text:list-item>
          <text:p text:style-name="P89"><text:span text:style-name="T77">g</text:span><text:span text:style-name="T78">enerateLastAddConfirmed(</text:span><text:span text:style-name="T83">int lacID, DigestType digestType, long ledgerID, boolean useV2Protocol</text:span><text:span text:style-name="T78">):</text:span><text:span text:style-name="T79"> </text:span><text:span text:style-name="T117">il metodo restituisce una </text:span><text:span text:style-name="T79">ByteBufList </text:span><text:span text:style-name="T117">contente il LAC del pacchetto e l'array di byte relativi ai dati contenuti nella entry.</text:span></text:p>
        </text:list-item>
      </text:list>
      <text:h text:style-name="P7" text:outline-level="2">TestBufferedChannel* - Bookkeeper</text:h>
      <text:p text:style-name="P39"><text:span text:style-name="T146">Per i due casi di test implementati</text:span><text:span text:style-name="T141">n tutti e due le classi di test, la prima esecuzione è stata commentata in quanto, </text:span><text:span text:style-name="T142">nel metodo </text:span><text:span text:style-name="T108">write()</text:span><text:span text:style-name="T142">, </text:span><text:span text:style-name="T140">ne</text:span><text:span text:style-name="T142">l caso in cui </text:span><text:span text:style-name="T109">writeCapacity</text:span><text:span text:style-name="T142"> </text:span><text:span text:style-name="T140">e </text:span><text:span text:style-name="T109">len </text:span><text:span text:style-name="T142">siano uguali a 0, si ha </text:span><text:span text:style-name="T140">un ciclo infinito</text:span><text:span text:style-name="T142">. </text:span><text:span text:style-name="T141">Questo potrebbe essere causato dall'impossibilità dell'esecuzione dei metodi con questi particolari valori</text:span><text:span text:style-name="T142">, non prevista</text:span><text:span text:style-name="T145"> da controlli presenti ad un livello più alto di esecuzione.</text:span><text:span text:style-name="T140"> </text:span><text:span text:style-name="T141">Per </text:span><text:span text:style-name="T140">l'esecuzione </text:span><text:span text:style-name="T141">dei test sono stati implementati dversi metodi per la generazione delle entry necessarie a fare qualcosa. </text:span></text:p>
      <text:list xml:id="list4008351934" text:style-name="L16">
        <text:list-item>
          <text:p text:style-name="P114"><text:span text:style-name="T110">g</text:span><text:span text:style-name="T111">enerateEntryWithWrite</text:span><text:span text:style-name="T110">()</text:span><text:span text:style-name="T111">:</text:span><text:span text:style-name="T112"> </text:span><text:span text:style-name="T143">il metodo restituisce una </text:span><text:span text:style-name="T112">entry</text:span><text:span text:style-name="T143">, con il buffer di dati popolato da scritture.</text:span></text:p>
        </text:list-item>
        <text:list-item>
          <text:p text:style-name="P114"><text:span text:style-name="T75">generateEntryWithoutWrite</text:span><text:span text:style-name="T80">()</text:span><text:span text:style-name="T81">:</text:span><text:span text:style-name="T82"> </text:span><text:span text:style-name="T118">il metodo restituisce una </text:span><text:span text:style-name="T82">entry</text:span><text:span text:style-name="T118">, con il buffer di dati non popolato da scritture.</text:span></text:p>
        </text:list-item>
      </text:list>
      <text:list xml:id="list609927716" text:style-name="L17">
        <text:list-item>
          <text:p text:style-name="P115"><text:span text:style-name="T113">generateEntryWithWriteResetIndex(</text:span><text:span text:style-name="T114">int length</text:span><text:span text:style-name="T113">)</text:span><text:span text:style-name="T111">:</text:span><text:span text:style-name="T141"> </text:span><text:span text:style-name="T144">il metodo restituisce</text:span><text:span text:style-name="T141"> una entry andando ad effettuare il reset del writer index prima della scrittura dei dati</text:span><text:span text:style-name="T144">. E'</text:span><text:span text:style-name="T141"> stata aggiunta questa chiamata al metodo dell'oggetto per la copertura della linea 249.</text:span></text:p>
        </text:list-item>
      </text:list>
      <text:h text:style-name="P2" text:outline-level="2">Adeguatezza test</text:h>
      <text:p text:style-name="P36"/>
      <text:p text:style-name="P29">Per la misurazione dell'adeguatezza dei test è stato utilizzato il plugin <text:span text:style-name="T178">JaCoCo</text:span>. Per l<text:span text:style-name="T315">'</text:span>inclusione all'interno dei due progetti è stato modificato il file <text:span text:style-name="T3">pom.xml</text:span> principale, in tutti e due i casi, ed è stato creato il modulo <text:span text:style-name="T3">jacoco-test-report-aggregator</text:span> che si occupa della generazione di un report aggregato riguardante la copertura dei test implementati. Per l'integrazione con <text:span text:style-name="T3">SonarCloud</text:span>, al modulo citato ed ai moduli contenenti i test da eseguire, è stato aggiunto alle <text:span text:style-name="T3">propertiesi</text:span> già presenti, quella relativa all'integrazione son Sonar<text:span text:style-name="T177">.</text:span></text:p>
      <text:p text:style-name="P29"/>
      <text:p text:style-name="P30">Riguardo alla comparazione dei risultati relativi alle metriche scelte, la misurazione è stata fatta in riferimento all'intera classe. <text:span text:style-name="T177">Non avendo testato tutti i metodi della classe</text:span><text:span text:style-name="T180"> in alcuni casi</text:span><text:span text:style-name="T177">, questo potrebbe portare a dei risultati falsati, in quanto il valore relativo all'incremento della singola classe non rispecchia quello dei metodi che vengono interessati dalla funzione pubblica </text:span><text:span text:style-name="T8">compare</text:span><text:span text:style-name="T177"> oggetto del test preso in questione.</text:span></text:p>
      <text:h text:style-name="P4" text:outline-level="2"><text:span text:style-name="T51">BinaryData</text:span><text:span text:style-name="T52"> - AVRO</text:span></text:h>
      <text:p text:style-name="P40"><text:span text:style-name="T123">Le misurazioni effettuate sulla classe </text:span><text:span text:style-name="T90">BinaryData</text:span><text:span text:style-name="T124">, prima e dopo l'introduzione di ulteriori casi di test,</text:span><text:span text:style-name="T123"> con l'esecuzione del test </text:span><text:span text:style-name="T90">TestBinaryDataCompare</text:span><text:span text:style-name="T123"> sono disponibili in tabella 1. Per l'incremento dei due valori sono stati introdotti </text:span><text:span text:style-name="T125">due</text:span><text:span text:style-name="T123"> casi di test. </text:span><text:span text:style-name="T125">E' stato aggiunto un caso di test per la comparazione di due array di byte entrambi generati in modo coerente con lo schema di riferimento</text:span><text:span text:style-name="T126">, ma con offset differente</text:span><text:span text:style-name="T125">; l'altro caso di test vede la comparazione di due bity di array, </text:span><text:span text:style-name="T126">uguali tra di loro</text:span><text:span text:style-name="T125">, generati in modo coerente con lo schema di riferimento</text:span><text:span text:style-name="T126"> (</text:span><text:span text:style-name="T91">RECORD</text:span><text:span text:style-name="T126">).</text:span></text:p>
      <text:h text:style-name="P13" text:outline-level="2">SpecificData - AVRO</text:h>
      <text:p text:style-name="P129"><text:span text:style-name="T220">Le misurazioni effettuate sulla classe </text:span><text:span text:style-name="T246">SpecificData</text:span><text:span text:style-name="T221">, prima e dopo l'introduzione di ulteriori casi di test,</text:span><text:span text:style-name="T220"> con l'esecuzione del test </text:span><text:span text:style-name="T246">TestSpecificDataGetSchema</text:span><text:span text:style-name="T220"> sono disponibili in tabella </text:span><text:span text:style-name="T198">2.</text:span><text:span text:style-name="T222"> Sono stati aggiunti </text:span><text:span text:style-name="T223">dei</text:span><text:span text:style-name="T222"> casi di test per incrementare la </text:span><text:span text:style-name="T263">branch coverage</text:span><text:span text:style-name="T222"> del metodo, in quanto con la suite minimale non venivano considerati gli OR presenti da linea 354 a linea 364. E' stato inoltre aggiunto un caso di test per la copertura della linea 378, andando a passare come input un Array però non di stringhe ma di interi</text:span><text:span text:style-name="T224">, in modo da entrare nella condizione e sollevare l'eccezione.</text:span></text:p>
      <text:h text:style-name="P16" text:outline-level="2"><text:span text:style-name="T67">DigestManager</text:span><text:span text:style-name="T174"> - </text:span><text:span text:style-name="T67">Bookkeeper</text:span></text:h>
      <text:p text:style-name="P41"><text:span text:style-name="T123">Le misurazioni effettuate sulla classe </text:span><text:span text:style-name="T92">DigestManager</text:span><text:span text:style-name="T124">, prima e dopo l'introduzione di ulteriori casi di test,</text:span><text:span text:style-name="T123"> con l'esecuzione </text:span><text:span text:style-name="T127">dei test </text:span><text:span text:style-name="T92">TestDigestManager*</text:span><text:span text:style-name="T123"> sono disponibili in tabella </text:span><text:span text:style-name="T127">3</text:span><text:span text:style-name="T123">.</text:span><text:span text:style-name="T126"> Per l'incremento della condition coverage è stato modificata l'implementazione dei casi di test per andare a coprire la condizione a linea 154. Sono stati inoltre aggiunti dei casi di test per la copertura delle condizioni di controllo tra l'uguaglianza </text:span><text:span text:style-name="T128">di </text:span><text:span text:style-name="T93">digestID</text:span><text:span text:style-name="T128"> e </text:span><text:span text:style-name="T93">ledgerID</text:span><text:span text:style-name="T128">. </text:span></text:p>
      <text:h text:style-name="P18" text:outline-level="2"><text:span text:style-name="T169">B</text:span><text:span text:style-name="T167">ufferedChannel - Bookkeeper</text:span></text:h>
      <text:p text:style-name="P42"><text:span text:style-name="T123">Le misurazioni effettuate sulla classe </text:span><text:span text:style-name="T94">BufferedChannel</text:span><text:span text:style-name="T124">, prima e dopo l'introduzione di ulteriori casi di test,</text:span><text:span text:style-name="T123"> con l'esecuzione </text:span><text:span text:style-name="T127">dei test </text:span><text:span text:style-name="T94">TestBufferedChannel</text:span><text:span text:style-name="T92">*</text:span><text:span text:style-name="T123"> sono disponibili in tabella </text:span><text:span text:style-name="T129">4</text:span><text:span text:style-name="T123">.</text:span><text:span text:style-name="T136"> La suite minimale non è assolutamente adatta alla complessità della classe, come è possibile vedere dal valore della </text:span><text:span text:style-name="T100">condition coverage</text:span><text:span text:style-name="T136">, sopratutto. Sono stati introdotti sei test per la coverage per il metodo </text:span><text:span text:style-name="T100">read</text:span><text:span text:style-name="T136"> ed un caso di test per il metodo </text:span><text:span text:style-name="T100">write</text:span><text:span text:style-name="T136">. In tutti e sette i casi l'obiettivo è stato quello di andare a stimolare il sistema in situazioni particolari, non rilevale dalla category partition e successiva </text:span><text:span text:style-name="T138">analisi dei </text:span><text:span text:style-name="T136">boundary</text:span><text:span text:style-name="T138">-values</text:span><text:span text:style-name="T136">.</text:span></text:p>
      <text:h text:style-name="P2" text:outline-level="2"><text:soft-page-break/>Mutazioni test</text:h>
      <text:p text:style-name="P36"/>
      <text:p text:style-name="P43"><text:span text:style-name="T122">Per la misurazione dell'adeguatezza dei test </text:span><text:span text:style-name="T130">rispetto alle mutazioni è stato utilizzato il plugin </text:span><text:span text:style-name="T154">PIT Mutation Testing</text:span><text:span text:style-name="T122">. Per la sua inclusione all'interno dei due progetti è stato modificato il file </text:span><text:span text:style-name="T95">pom.xml</text:span><text:span text:style-name="T122"> </text:span><text:span text:style-name="T130">dei sottomoduli di cui si vogliono analizzare i test. </text:span><text:span text:style-name="T131">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130">Nella cartella </text:span><text:span text:style-name="T96">consegn</text:span><text:span text:style-name="T130">a, sono disponibili i report navigabili in formato </text:span><text:span text:style-name="T96">html</text:span><text:span text:style-name="T130"> di riferimento alle linee di codice di seguito illustrate</text:span><text:span text:style-name="T131">.</text:span></text:p>
      <text:h text:style-name="P4" text:outline-level="2">SpecificData - AVRO</text:h>
      <text:p text:style-name="P131"><text:span text:style-name="T198">L'esecuzione di PIT ha portato</text:span><text:span text:style-name="T225"> ai risultati disponibili in tabella 6. </text:span><text:span text:style-name="T198">Non sono stati introdotti casi di test per il rilevamento di ulteriori mutazioni</text:span><text:span text:style-name="T225">, in quanto tutte quelle coperte vengono </text:span><text:span text:style-name="T264">killate.</text:span></text:p>
      <text:h text:style-name="P4" text:outline-level="2">BinaryData - AVRO</text:h>
      <text:p text:style-name="P100">L'esecuzione di PIT ha portato<text:span text:style-name="T324"> ai risultati disponibili in tabella 5. </text:span>Con l'introduzione dei nuovi casi di test è stato possibile individuare ulteriori 18 mutazioni, portando il totale ad 85 su 219. Qui di seguito è presente il riferimento alle mutazioni, coperte dall'esecuzione dei test, che non sono state uccise.</text:p>
      <text:p text:style-name="P31"/>
      <text:list xml:id="list3757036153" text:style-name="L18">
        <text:list-item>
          <text:p text:style-name="P96"><text:span text:style-name="T3">Linea 76</text:span><text:span text:style-name="T10">:</text:span><text:span text:style-name="T182"> </text:span><text:span text:style-name="T183">equivalente al SUT rispetto a strong mutation, ma non rispetto a weak mutation, in quanto rimuovendo la chiamata al metodo </text:span><text:span text:style-name="T11">clear()</text:span><text:span text:style-name="T183"> </text:span><text:span text:style-name="T186">lo stato interno dei decoder </text:span><text:span text:style-name="T14">d1</text:span><text:span text:style-name="T186"> e </text:span><text:span text:style-name="T14">d2</text:span><text:span text:style-name="T186"> differisce rispetto all'esecuzione senza mutazioni.</text:span></text:p>
        </text:list-item>
        <text:list-item>
          <text:p text:style-name="P118"><text:span text:style-name="T97">Linea 142</text:span><text:span text:style-name="T76">-</text:span><text:span text:style-name="T97">143</text:span><text:span text:style-name="T101">: </text:span><text:span text:style-name="T133">equivalente al SUT rispetto a strong mutation, ma non rispetto a weak mutation, in quanto gli execution path percorsi sono differenti.</text:span></text:p>
        </text:list-item>
        <text:list-item>
          <text:p text:style-name="P116"><text:span text:style-name="T75">Lina 158</text:span><text:span text:style-name="T76">-</text:span><text:span text:style-name="T75">159</text:span><text:span text:style-name="T76">:</text:span><text:span text:style-name="T156"> </text:span><text:span text:style-name="T157">equivalente al SUT rispetto a strong mutation, ma non rispetto a weak mutation in quanto </text:span><text:span text:style-name="T134"><text:s/>si ha una differenza dello stato interno dei decoder </text:span><text:span text:style-name="T98">d1</text:span><text:span text:style-name="T134"> e </text:span><text:span text:style-name="T98">d2</text:span><text:span text:style-name="T134"> rispetto all'esecuzione senza mutazioni.</text:span></text:p>
        </text:list-item>
        <text:list-item>
          <text:p text:style-name="P97"><text:span text:style-name="T3">Linea 185:</text:span><text:span text:style-name="T182"> </text:span><text:span text:style-name="T183">equivalente al SUT rispetto a strong mutation, ma non rispetto a weak mutation in quanto viene modificato lo stato interno delle variabili </text:span><text:span text:style-name="T11">i</text:span><text:span text:style-name="T183"> e </text:span><text:span text:style-name="T11">j</text:span><text:span text:style-name="T186"> e viene eseguito un path di esecuzione differente.</text:span></text:p>
        </text:list-item>
        <text:list-item>
          <text:p text:style-name="P116"><text:span text:style-name="T99">Linea </text:span><text:span text:style-name="T76">321-</text:span><text:span text:style-name="T99">330</text:span><text:span text:style-name="T76">:</text:span><text:span text:style-name="T132"> </text:span><text:span text:style-name="T133">equivalente al SUT rispetto a strong mutation ma non rispetto a weak mutation, in quanto </text:span><text:span text:style-name="T134">vengono modificati alcuni valori dell'array di byte buf[], ma il metodo restituisce il valore pos-start.</text:span></text:p>
        </text:list-item>
        <text:list-item>
          <text:p text:style-name="P106"><text:span text:style-name="T12">Linea </text:span><text:span text:style-name="T10">351-</text:span><text:span text:style-name="T12">376</text:span><text:span text:style-name="T10">:</text:span><text:span text:style-name="T54"> </text:span><text:span text:style-name="T53">equivalente al SUT rispetto a strong mutation ma non rispetto a weak mutation, in quanto viene modificato il valore della variabile buf[]</text:span><text:span text:style-name="T56">.</text:span></text:p>
        </text:list-item>
        <text:list-item>
          <text:p text:style-name="P117"><text:span text:style-name="T76">Linea 388:</text:span><text:span text:style-name="T132"> </text:span><text:span text:style-name="T133">equivalente al SUT rispetto a strong e weak mutation</text:span></text:p>
        </text:list-item>
        <text:list-item>
          <text:p text:style-name="P118"><text:span text:style-name="T99">Linea 399</text:span><text:span text:style-name="T76">-</text:span><text:span text:style-name="T99">401</text:span><text:span text:style-name="T76">:</text:span><text:span text:style-name="T132"> </text:span><text:span text:style-name="T133">equivalente al SUT rispetto a strong mutation ma non rispetto a weak mutation, in quanto </text:span><text:span text:style-name="T134">vengono modificati i valori dell'array di byte buf[], ma il metodo restituisce sempre il valore 4. </text:span></text:p>
        </text:list-item>
        <text:list-item>
          <text:p text:style-name="P119"><text:span text:style-name="T99">Linea </text:span><text:span text:style-name="T98">422</text:span><text:span text:style-name="T76">-</text:span><text:span text:style-name="T99">4</text:span><text:span text:style-name="T98">26</text:span><text:span text:style-name="T76">:</text:span><text:span text:style-name="T132"> </text:span><text:span text:style-name="T133">equivalente al SUT rispetto a strong mutation ma non rispetto a weak mutation, in quanto </text:span><text:span text:style-name="T134">vengono modificati i valori dell'array di byte buf[], ma il metodo restituisce sempre il valore 8. </text:span></text:p>
        </text:list-item>
      </text:list>
      <text:h text:style-name="P4" text:outline-level="2"><text:span text:style-name="T59">D</text:span><text:span text:style-name="T44">igestManager - Bookkeeper</text:span></text:h>
      <text:p text:style-name="P131"><text:span text:style-name="T198">L'esecuzione di PIT ha portato</text:span><text:span text:style-name="T225"> ai risultati disponibili in tabella 7.</text:span><text:span text:style-name="T198"> Per il </text:span><text:span text:style-name="T264">kill</text:span><text:span text:style-name="T198"> di ulteriori mutazioni sono stati aggiunti casi di test, Con l'introduzione dei nuovi casi di test è stato possibile individuare 3 ulteriori mutazioni, portando il totale a 42 su 48. Qui di seguito è presente il riferimento alle mutazioni, coperte dall'esecuzione dei test, che non sono state uccise.</text:span></text:p>
      <text:list xml:id="list419610908" text:style-name="L19">
        <text:list-item>
          <text:p text:style-name="P120"><text:span text:style-name="T155">Linea 87:</text:span><text:span text:style-name="T159"> <text:s/></text:span><text:span text:style-name="T133">equivalente al SUT rispetto a strong mutation ma non rispetto a weak mutation</text:span><text:span text:style-name="T135">,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21"><text:span text:style-name="T155">Linea </text:span><text:span text:style-name="T160">102</text:span><text:span text:style-name="T161">-</text:span><text:span text:style-name="T160">105</text:span><text:span text:style-name="T155">:</text:span><text:span text:style-name="T162"> </text:span><text:span text:style-name="T137">equivalente al SUT rispetto a strong mutation e weak mutation, in quanto la mutazione modifica solamente la tipologia di buffer allocato, ma non il resto.</text:span></text:p>
        </text:list-item>
        <text:list-item>
          <text:p text:style-name="P121"><text:span text:style-name="T155">Linea 128:</text:span><text:span text:style-name="T159"> </text:span><text:span text:style-name="T135">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h text:style-name="P17" text:outline-level="2"><text:span text:style-name="T173">B</text:span><text:span text:style-name="T172">ufferedChannel - Bookkeeper</text:span></text:h>
      <text:p text:style-name="P32"/>
      <text:p text:style-name="P19"><text:span text:style-name="T198">L'esecuzione di PIT ha portato</text:span><text:span text:style-name="T225"> ai risultati disponibili in tabella 8.</text:span><text:span text:style-name="T198"> Per il </text:span><text:span text:style-name="T264">kill</text:span><text:span text:style-name="T198"> di ulteriori mutazioni sono stati aggiunti casi di test, indicati nei file .java della classe di test sotto al commento </text:span><text:span text:style-name="T246">Mutation</text:span><text:span text:style-name="T198">. Con l'introduzione dei nuovi casi di test è stato possibile individuare 3 ulteriori mutazioni, portando il totale a </text:span><text:span text:style-name="T199">36</text:span><text:span text:style-name="T198"> su </text:span><text:span text:style-name="T199">61</text:span><text:span text:style-name="T198">. Qui di seguito è presente il riferimento alle mutazioni, coperte dall'esecuzione dei test, che non sono state </text:span><text:span text:style-name="T264">killate</text:span><text:span text:style-name="T198">.</text:span></text:p>
      <text:list xml:id="list3370458370" text:style-name="L20">
        <text:list-item>
          <text:p text:style-name="P125"><text:soft-page-break/><text:span text:style-name="T247">Linea 94-98:</text:span><text:span text:style-name="T201"> </text:span><text:span text:style-name="T200">equivalente al SUT rispetto a strong mutation ma non rispetto a weak mutation, in quanto cambia il path di esecuzione. Il risultato del test è equivalente, trattandosi di un metodo </text:span><text:span text:style-name="T248">void</text:span><text:span text:style-name="T200">.</text:span></text:p>
        </text:list-item>
        <text:list-item>
          <text:p text:style-name="P125"><text:span text:style-name="T247">Linea 131:</text:span><text:span text:style-name="T248"> </text:span><text:span text:style-name="T200">equivalente al SUT rispetto a strong mutation e weak mutation. La variabile </text:span><text:span text:style-name="T248">position</text:span><text:span text:style-name="T200">, di cui viene modificato artificialmente il valore, non viene utilizzata all'interno del metodo.</text:span></text:p>
        </text:list-item>
        <text:list-item>
          <text:p text:style-name="P109">Linea 140:</text:p>
        </text:list-item>
        <text:list-item>
          <text:p text:style-name="P132"><text:span text:style-name="T279">Linea 229-236:</text:span><text:span text:style-name="T280"> </text:span><text:span text:style-name="T200">equivalente al SUT rispetto a strong mutation ma non rispetto a weak mutation.</text:span></text:p>
        </text:list-item>
        <text:list-item>
          <text:p text:style-name="P109">Linea 259:</text:p>
        </text:list-item>
        <text:list-item>
          <text:p text:style-name="P109">Linea 265:</text:p>
        </text:list-item>
        <text:list-item>
          <text:p text:style-name="P132"><text:span text:style-name="T279">Linea 275:</text:span><text:span text:style-name="T280"> equivalente al SUT rispetto a strong mutation e weak mutation.</text:span></text:p>
        </text:list-item>
      </text:list>
      <text:p text:style-name="P46"/>
      <text:p text:style-name="P46"/>
      <text:p text:style-name="P46">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49"/>
          </table:table-cell>
          <table:table-cell table:style-name="Tabella2.A1" office:value-type="string">
            <text:p text:style-name="P49">Statement coverage</text:p>
          </table:table-cell>
          <table:table-cell table:style-name="Tabella2.A1" office:value-type="string">
            <text:p text:style-name="P49">Condition coverage</text:p>
          </table:table-cell>
        </table:table-row>
        <table:table-row>
          <table:table-cell table:style-name="Tabella2.A1" office:value-type="string">
            <text:p text:style-name="P51">Suite minimale</text:p>
          </table:table-cell>
          <table:table-cell table:style-name="Tabella2.A1" office:value-type="string">
            <text:p text:style-name="P54"><text:span text:style-name="T291">62</text:span><text:span text:style-name="T290">%</text:span></text:p>
          </table:table-cell>
          <table:table-cell table:style-name="Tabella2.A1" office:value-type="string">
            <text:p text:style-name="P54"><text:span text:style-name="T291">40.8</text:span><text:span text:style-name="T290">%</text:span></text:p>
          </table:table-cell>
        </table:table-row>
        <table:table-row>
          <table:table-cell table:style-name="Tabella2.A1" office:value-type="string">
            <text:p text:style-name="P51">Aggiunta test coverage</text:p>
          </table:table-cell>
          <table:table-cell table:style-name="Tabella2.A1" office:value-type="string">
            <text:p text:style-name="P52">71.6%</text:p>
          </table:table-cell>
          <table:table-cell table:style-name="Tabella2.A1" office:value-type="string">
            <text:p text:style-name="P54"><text:span text:style-name="T292">52.4</text:span><text:span text:style-name="T290">%</text:span></text:p>
          </table:table-cell>
        </table:table-row>
      </table:table>
      <text:p text:style-name="P33"/>
      <text:p text:style-name="P47">Tabella <text:span text:style-name="T194">2</text:span>: Statement e condition coverage - SpecificData - AVRO</text:p>
      <table:table table:name="Tabella1" table:style-name="Tabella1">
        <table:table-column table:style-name="Tabella1.A" table:number-columns-repeated="3"/>
        <table:table-row>
          <table:table-cell table:style-name="Tabella1.A1" office:value-type="string">
            <text:p text:style-name="P49"/>
          </table:table-cell>
          <table:table-cell table:style-name="Tabella1.A1" office:value-type="string">
            <text:p text:style-name="P49">Statement coverage</text:p>
          </table:table-cell>
          <table:table-cell table:style-name="Tabella1.A1" office:value-type="string">
            <text:p text:style-name="P49">Condition coverage</text:p>
          </table:table-cell>
        </table:table-row>
        <table:table-row>
          <table:table-cell table:style-name="Tabella1.A1" office:value-type="string">
            <text:p text:style-name="P51">Suite minimale</text:p>
          </table:table-cell>
          <table:table-cell table:style-name="Tabella1.A1" office:value-type="string">
            <text:p text:style-name="P54"><text:span text:style-name="T291">44.2</text:span><text:span text:style-name="T290">%</text:span></text:p>
          </table:table-cell>
          <table:table-cell table:style-name="Tabella1.A1" office:value-type="string">
            <text:p text:style-name="P54"><text:span text:style-name="T291">42.7</text:span><text:span text:style-name="T290">%</text:span></text:p>
          </table:table-cell>
        </table:table-row>
        <table:table-row>
          <table:table-cell table:style-name="Tabella1.A1" office:value-type="string">
            <text:p text:style-name="P51">Aggiunta test coverage</text:p>
          </table:table-cell>
          <table:table-cell table:style-name="Tabella1.A1" office:value-type="string">
            <text:p text:style-name="P49">49<text:span text:style-name="T316">.5</text:span>%</text:p>
          </table:table-cell>
          <table:table-cell table:style-name="Tabella1.A1" office:value-type="string">
            <text:p text:style-name="P49"><text:span text:style-name="T316">52.4</text:span>%</text:p>
          </table:table-cell>
        </table:table-row>
      </table:table>
      <text:p text:style-name="P33"/>
      <text:p text:style-name="P47">Tabella <text:span text:style-name="T194">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49"/>
          </table:table-cell>
          <table:table-cell table:style-name="Tabella3.A1" office:value-type="string">
            <text:p text:style-name="P49">Statement coverage</text:p>
          </table:table-cell>
          <table:table-cell table:style-name="Tabella3.A1" office:value-type="string">
            <text:p text:style-name="P49">Condition coverage</text:p>
          </table:table-cell>
        </table:table-row>
        <table:table-row>
          <table:table-cell table:style-name="Tabella3.A1" office:value-type="string">
            <text:p text:style-name="P51">Suite minimale</text:p>
          </table:table-cell>
          <table:table-cell table:style-name="Tabella3.A1" office:value-type="string">
            <text:p text:style-name="P54"><text:span text:style-name="T294">86</text:span><text:span text:style-name="T290">%</text:span></text:p>
          </table:table-cell>
          <table:table-cell table:style-name="Tabella3.A1" office:value-type="string">
            <text:p text:style-name="P53"><text:span text:style-name="T170">85</text:span><text:span text:style-name="T171">.2</text:span><text:span text:style-name="T184">%</text:span></text:p>
          </table:table-cell>
        </table:table-row>
        <table:table-row>
          <table:table-cell table:style-name="Tabella3.A1" office:value-type="string">
            <text:p text:style-name="P51">Aggiunta test coverage</text:p>
          </table:table-cell>
          <table:table-cell table:style-name="Tabella3.A1" office:value-type="string">
            <text:p text:style-name="P144">96.8%</text:p>
          </table:table-cell>
          <table:table-cell table:style-name="Tabella3.A1" office:value-type="string">
            <text:p text:style-name="P54"><text:span text:style-name="T298">96.3%</text:span></text:p>
          </table:table-cell>
        </table:table-row>
      </table:table>
      <text:p text:style-name="P33"/>
      <text:p text:style-name="P48">Tabella <text:span text:style-name="T195">4</text:span>: Statement e condition coverage - <text:span text:style-name="T195">BufferedChannel</text:span> - Bookkeeper</text:p>
      <table:table table:name="Tabella4" table:style-name="Tabella4">
        <table:table-column table:style-name="Tabella4.A" table:number-columns-repeated="3"/>
        <table:table-row>
          <table:table-cell table:style-name="Tabella4.A1" office:value-type="string">
            <text:p text:style-name="P50"/>
          </table:table-cell>
          <table:table-cell table:style-name="Tabella4.A1" office:value-type="string">
            <text:p text:style-name="P50">Statement coverage</text:p>
          </table:table-cell>
          <table:table-cell table:style-name="Tabella4.A1" office:value-type="string">
            <text:p text:style-name="P50">Condition coverage</text:p>
          </table:table-cell>
        </table:table-row>
        <table:table-row>
          <table:table-cell table:style-name="Tabella4.A1" office:value-type="string">
            <text:p text:style-name="P51">Suite minimale</text:p>
          </table:table-cell>
          <table:table-cell table:style-name="Tabella4.A1" office:value-type="string">
            <text:p text:style-name="P55"><text:span text:style-name="T295">58.3</text:span><text:span text:style-name="T290">%</text:span></text:p>
          </table:table-cell>
          <table:table-cell table:style-name="Tabella4.A1" office:value-type="string">
            <text:p text:style-name="P55"><text:span text:style-name="T293">37.5</text:span><text:span text:style-name="T290">%</text:span></text:p>
          </table:table-cell>
        </table:table-row>
        <table:table-row>
          <table:table-cell table:style-name="Tabella4.A1" office:value-type="string">
            <text:p text:style-name="P51">Aggiunta test coverage</text:p>
          </table:table-cell>
          <table:table-cell table:style-name="Tabella4.A1" office:value-type="string">
            <text:p text:style-name="P55"><text:span text:style-name="T298">81.3</text:span><text:span text:style-name="T290">%</text:span></text:p>
          </table:table-cell>
          <table:table-cell table:style-name="Tabella4.A1" office:value-type="string">
            <text:p text:style-name="P55"><text:span text:style-name="T298">72.5%</text:span></text:p>
          </table:table-cell>
        </table:table-row>
      </table:table>
      <text:p text:style-name="P98"/>
      <text:p text:style-name="P138"><text:span text:style-name="T197">Tabella </text:span><text:span text:style-name="T305">5</text:span><text:span text:style-name="T197">: </text:span><text:span text:style-name="T305">Mutation coverage</text:span><text:span text:style-name="T197"> - BinaryData - AVRO</text:span></text:p>
      <table:table table:name="Tabella5" table:style-name="Tabella5">
        <table:table-column table:style-name="Tabella5.A"/>
        <table:table-column table:style-name="Tabella5.B"/>
        <table:table-row>
          <table:table-cell table:style-name="Tabella5.A1" office:value-type="string">
            <text:p text:style-name="P141"/>
          </table:table-cell>
          <table:table-cell table:style-name="Tabella5.A1" office:value-type="string">
            <text:p text:style-name="P143">Mutation coverage</text:p>
          </table:table-cell>
        </table:table-row>
        <table:table-row>
          <table:table-cell table:style-name="Tabella5.A1" office:value-type="string">
            <text:p text:style-name="P145">Suite minimale con coverage</text:p>
          </table:table-cell>
          <table:table-cell table:style-name="Tabella5.A1" office:value-type="string">
            <text:p text:style-name="P151"><text:span text:style-name="T290">1</text:span><text:span text:style-name="T197">00/219 (46%)</text:span></text:p>
          </table:table-cell>
        </table:table-row>
        <table:table-row>
          <table:table-cell table:style-name="Tabella5.A1" office:value-type="string">
            <text:p text:style-name="P145">Aggiunta test mutazioni</text:p>
          </table:table-cell>
          <table:table-cell table:style-name="Tabella5.A1" office:value-type="string">
            <text:p text:style-name="P148"><text:span text:style-name="T296">118/219 (</text:span><text:span text:style-name="T297">54</text:span><text:span text:style-name="T296">%)</text:span></text:p>
          </table:table-cell>
        </table:table-row>
      </table:table>
      <text:p text:style-name="P99"/>
      <text:p text:style-name="P139">Tabella <text:span text:style-name="T196">6</text:span>: <text:span text:style-name="T196">Mutation coverage</text:span> - SpecificData - AVRO</text:p>
      <table:table table:name="Tabella6" table:style-name="Tabella6">
        <table:table-column table:style-name="Tabella6.A"/>
        <table:table-column table:style-name="Tabella6.B"/>
        <table:table-row>
          <table:table-cell table:style-name="Tabella6.A1" office:value-type="string">
            <text:p text:style-name="P141"/>
          </table:table-cell>
          <table:table-cell table:style-name="Tabella6.A1" office:value-type="string">
            <text:p text:style-name="P143">Mutation coverage</text:p>
          </table:table-cell>
        </table:table-row>
        <table:table-row>
          <table:table-cell table:style-name="Tabella6.A1" office:value-type="string">
            <text:p text:style-name="P145">Suite minimale con coverage</text:p>
          </table:table-cell>
          <table:table-cell table:style-name="Tabella6.A1" office:value-type="string">
            <text:p text:style-name="P151"><text:span text:style-name="T290">5</text:span><text:span text:style-name="T197">8/143 (41%)</text:span></text:p>
          </table:table-cell>
        </table:table-row>
        <table:table-row>
          <table:table-cell table:style-name="Tabella6.A1" office:value-type="string">
            <text:p text:style-name="P145">Aggiunta test mutazioni</text:p>
          </table:table-cell>
          <table:table-cell table:style-name="Tabella6.A1" office:value-type="string">
            <text:p text:style-name="P148"><text:span text:style-name="T297">60</text:span><text:span text:style-name="T308">/143 (4</text:span><text:span text:style-name="T307">2</text:span><text:span text:style-name="T308">%)</text:span></text:p>
          </table:table-cell>
        </table:table-row>
      </table:table>
      <text:p text:style-name="P99"/>
      <text:p text:style-name="P140"><text:span text:style-name="T197">Tabella </text:span><text:span text:style-name="T305">7</text:span><text:span text:style-name="T197">: </text:span><text:span text:style-name="T305"><text:s/>Mutation coverage</text:span><text:span text:style-name="T197"> - DigestManager - Bookkeeper</text:span></text:p>
      <table:table table:name="Tabella7" table:style-name="Tabella7">
        <table:table-column table:style-name="Tabella7.A"/>
        <table:table-column table:style-name="Tabella7.B"/>
        <table:table-row>
          <table:table-cell table:style-name="Tabella7.A1" office:value-type="string">
            <text:p text:style-name="P141"/>
          </table:table-cell>
          <table:table-cell table:style-name="Tabella7.A1" office:value-type="string">
            <text:p text:style-name="P143">Mutation coverage</text:p>
          </table:table-cell>
        </table:table-row>
        <table:table-row>
          <table:table-cell table:style-name="Tabella7.A1" office:value-type="string">
            <text:p text:style-name="P145">Suite minimale con coverage</text:p>
          </table:table-cell>
          <table:table-cell table:style-name="Tabella7.A1" office:value-type="string">
            <text:p text:style-name="P150"><text:span text:style-name="T290">3</text:span><text:span text:style-name="T197">9/48 (81%)</text:span></text:p>
          </table:table-cell>
        </table:table-row>
        <table:table-row>
          <table:table-cell table:style-name="Tabella7.A1" office:value-type="string">
            <text:p text:style-name="P145">Aggiunta test mutazioni</text:p>
          </table:table-cell>
          <table:table-cell table:style-name="Tabella7.A1" office:value-type="string">
            <text:p text:style-name="P149"><text:span text:style-name="T299">42</text:span><text:span text:style-name="T300">/48 (</text:span><text:span text:style-name="T299">88</text:span><text:span text:style-name="T300">%)</text:span></text:p>
          </table:table-cell>
        </table:table-row>
      </table:table>
      <text:p text:style-name="P99"/>
      <text:p text:style-name="P140"><text:span text:style-name="T197">Tabella </text:span><text:span text:style-name="T305">8</text:span><text:span text:style-name="T197">: </text:span><text:span text:style-name="T305">Mutation coverage</text:span><text:span text:style-name="T197"> - </text:span><text:span text:style-name="T306">BufferedChannel</text:span><text:span text:style-name="T197"> - Bookkeeper</text:span></text:p>
      <table:table table:name="Tabella8" table:style-name="Tabella8">
        <table:table-column table:style-name="Tabella8.A"/>
        <table:table-column table:style-name="Tabella8.B"/>
        <table:table-row>
          <table:table-cell table:style-name="Tabella8.A1" office:value-type="string">
            <text:p text:style-name="P141"/>
          </table:table-cell>
          <table:table-cell table:style-name="Tabella8.A1" office:value-type="string">
            <text:p text:style-name="P143">Mutation coverage</text:p>
          </table:table-cell>
        </table:table-row>
        <text:soft-page-break/>
        <table:table-row>
          <table:table-cell table:style-name="Tabella8.A1" office:value-type="string">
            <text:p text:style-name="P145">Suite minimale con coverage</text:p>
          </table:table-cell>
          <table:table-cell table:style-name="Tabella8.A1" office:value-type="string">
            <text:p text:style-name="P142"><text:span text:style-name="T290">34/61 (56%)</text:span></text:p>
          </table:table-cell>
        </table:table-row>
        <table:table-row>
          <table:table-cell table:style-name="Tabella8.A1" office:value-type="string">
            <text:p text:style-name="P145">Aggiunta test mutazioni</text:p>
          </table:table-cell>
          <table:table-cell table:style-name="Tabella8.A1" office:value-type="string">
            <text:p text:style-name="P149"><text:span text:style-name="T301">38</text:span><text:span text:style-name="T309">/61 (</text:span><text:span text:style-name="T301">62</text:span><text:span text:style-name="T309">%)</text:span></text:p>
          </table:table-cell>
        </table:table-row>
      </table:table>
      <text:p text:style-name="P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6-18T19:42:15.787765768</dc:date>
    <dc:creator>Salvatore Foderaro</dc:creator>
    <meta:editing-duration>P1DT4H9M59S</meta:editing-duration>
    <meta:editing-cycles>72</meta:editing-cycles>
    <meta:generator>LibreOffice/6.4.3.2$Linux_X86_64 LibreOffice_project/40$Build-2</meta:generator>
    <meta:printed-by>Salvatore Foderaro</meta:printed-by>
    <meta:print-date>2020-06-17T19:43:51.356031564</meta:print-date>
    <meta:document-statistic meta:table-count="8" meta:image-count="0" meta:object-count="0" meta:page-count="9" meta:paragraph-count="250" meta:word-count="4445" meta:character-count="29382" meta:non-whitespace-character-count="25282"/>
  </office:meta>
</office:document-meta>
</file>